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 fo:min-height="0.65cm" fo:min-width="1.6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0.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solid" draw:fill-color="#ffcc99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30.9cm" svg:height="2.4cm" svg:x="5.012cm" svg:y="17.4cm">
          <draw:glue-point draw:id="4" svg:x="-2.443cm" svg:y="-5cm"/>
          <draw:glue-point draw:id="5" svg:x="3.09cm" svg:y="-5cm"/>
          <draw:glue-point draw:id="6" svg:x="-4.644cm" svg:y="-5cm"/>
          <draw:glue-point draw:id="7" svg:x="-4.288cm" svg:y="-5cm"/>
          <draw:glue-point draw:id="8" svg:x="-3.932cm" svg:y="-5cm"/>
          <draw:glue-point draw:id="9" svg:x="-3.576cm" svg:y="-5cm"/>
          <draw:glue-point draw:id="10" svg:x="-3.187cm" svg:y="-5cm"/>
          <draw:glue-point draw:id="11" svg:x="-2.831cm" svg:y="-5cm"/>
          <draw:glue-point draw:id="12" svg:x="-2.022cm" svg:y="-5cm"/>
          <draw:glue-point draw:id="13" svg:x="-1.666cm" svg:y="-5cm"/>
          <draw:glue-point draw:id="14" svg:x="-1.31cm" svg:y="-5cm"/>
          <draw:glue-point draw:id="15" svg:x="-0.922cm" svg:y="-5cm"/>
          <draw:glue-point draw:id="16" svg:x="-0.533cm" svg:y="-5cm"/>
          <draw:glue-point draw:id="17" svg:x="-0.177cm" svg:y="-5cm"/>
          <draw:glue-point draw:id="18" svg:x="0.177cm" svg:y="-5cm"/>
          <draw:glue-point draw:id="19" svg:x="0.501cm" svg:y="-5cm"/>
          <draw:glue-point draw:id="20" svg:x="0.889cm" svg:y="-5cm"/>
          <draw:glue-point draw:id="21" svg:x="1.278cm" svg:y="-5cm"/>
          <draw:glue-point draw:id="22" svg:x="1.634cm" svg:y="-5cm"/>
          <draw:glue-point draw:id="23" svg:x="2.022cm" svg:y="-5cm"/>
          <draw:glue-point draw:id="24" svg:x="2.378cm" svg:y="-5cm"/>
          <draw:glue-point draw:id="25" svg:x="2.734cm" svg:y="-5cm"/>
          <draw:glue-point draw:id="26" svg:x="3.478cm" svg:y="-5cm"/>
          <draw:glue-point draw:id="27" svg:x="3.867cm" svg:y="-5cm"/>
          <draw:glue-point draw:id="28" svg:x="4.255cm" svg:y="-5cm"/>
          <draw:glue-point draw:id="29" svg:x="4.644cm" svg:y="-5cm"/>
          <draw:glue-point draw:id="30" svg:x="-5cm" svg:y="-3.333cm"/>
          <draw:glue-point draw:id="31" svg:x="-5cm" svg:y="-1.666cm"/>
          <draw:glue-point draw:id="32" svg:x="-5cm" svg:y="0cm"/>
          <draw:glue-point draw:id="33" svg:x="-5cm" svg:y="1.666cm"/>
          <draw:glue-point draw:id="34" svg:x="-5cm" svg:y="3.333cm"/>
          <draw:glue-point draw:id="35" svg:x="-4.644cm" svg:y="5cm"/>
          <draw:glue-point draw:id="36" svg:x="-4.288cm" svg:y="5cm"/>
          <draw:glue-point draw:id="37" svg:x="-3.932cm" svg:y="5cm"/>
          <draw:glue-point draw:id="38" svg:x="-3.576cm" svg:y="5cm"/>
          <draw:glue-point draw:id="39" svg:x="-3.187cm" svg:y="5cm"/>
          <draw:glue-point draw:id="40" svg:x="-2.831cm" svg:y="5cm"/>
          <draw:glue-point draw:id="41" svg:x="-2.443cm" svg:y="5cm"/>
          <draw:glue-point draw:id="42" svg:x="-2.055cm" svg:y="5cm"/>
          <draw:glue-point draw:id="43" svg:x="-1.666cm" svg:y="5cm"/>
          <draw:glue-point draw:id="44" svg:x="-1.278cm" svg:y="5cm"/>
          <draw:glue-point draw:id="45" svg:x="-0.889cm" svg:y="5cm"/>
          <draw:glue-point draw:id="46" svg:x="-0.533cm" svg:y="5cm"/>
          <draw:glue-point draw:id="47" svg:x="-0.177cm" svg:y="5cm"/>
          <draw:glue-point draw:id="48" svg:x="0.177cm" svg:y="5cm"/>
          <draw:glue-point draw:id="49" svg:x="0.533cm" svg:y="5cm"/>
          <draw:glue-point draw:id="50" svg:x="0.922cm" svg:y="5cm"/>
          <draw:glue-point draw:id="51" svg:x="1.278cm" svg:y="5cm"/>
          <draw:glue-point draw:id="52" svg:x="1.634cm" svg:y="5cm"/>
          <draw:glue-point draw:id="53" svg:x="2.022cm" svg:y="5cm"/>
          <draw:glue-point draw:id="54" svg:x="2.378cm" svg:y="5cm"/>
          <draw:glue-point draw:id="55" svg:x="2.734cm" svg:y="5cm"/>
          <draw:glue-point draw:id="56" svg:x="3.09cm" svg:y="5cm"/>
          <draw:glue-point draw:id="57" svg:x="3.478cm" svg:y="5cm"/>
          <draw:glue-point draw:id="58" svg:x="3.867cm" svg:y="5cm"/>
          <draw:glue-point draw:id="59" svg:x="4.255cm" svg:y="5cm"/>
          <draw:glue-point draw:id="60" svg:x="4.644cm" svg:y="5cm"/>
          <text:p text:style-name="P1">UNIT 00</text:p>
          <text:p text:style-name="P1">ScaleTableMatrix 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1cm" svg:height="0.9cm" svg:x="14.819cm" svg:y="22.074cm">
          <text:p text:style-name="P1"><text:span text:style-name="T1">BUF</text:span></text:p>
          <text:p text:style-name="P1"><text:span text:style-name="T1">10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319cm" svg:y1="22.074cm" svg:x2="15.315cm" svg:y2="19.8cm" draw:start-shape="id1" draw:start-glue-point="0" draw:end-shape="id2" draw:end-glue-point="43" svg:d="M15319 22074l-4-2274" svg:viewBox="0 0 5 2275">
          <text:p text:style-name="P1"><text:span text:style-name="T2">in08</text:span></text:p>
        </draw:connector>
        <draw:custom-shape draw:style-name="gr2" draw:text-style-name="P2" xml:id="id3" draw:id="id3" draw:layer="layout" svg:width="1cm" svg:height="0.9cm" svg:x="26.239cm" svg:y="22.074cm">
          <text:p text:style-name="P1"><text:span text:style-name="T1">BUF</text:span></text:p>
          <text:p text:style-name="P1"><text:span text:style-name="T1">19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739cm" svg:y1="22.074cm" svg:x2="26.709cm" svg:y2="19.8cm" draw:start-shape="id3" draw:start-glue-point="0" draw:end-shape="id2" draw:end-glue-point="53" svg:d="M26739 22074l-30-2274" svg:viewBox="0 0 31 2275">
          <text:p text:style-name="P1"><text:span text:style-name="T2">in18</text:span></text:p>
        </draw:connector>
        <draw:custom-shape draw:style-name="gr2" draw:text-style-name="P2" xml:id="id4" draw:id="id4" draw:layer="layout" svg:width="1cm" svg:height="0.9cm" svg:x="13.639cm" svg:y="22.074cm">
          <text:p text:style-name="P1"><text:span text:style-name="T1">BUF</text:span></text:p>
          <text:p text:style-name="P1"><text:span text:style-name="T1">19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139cm" svg:y1="22.074cm" svg:x2="14.113cm" svg:y2="19.8cm" draw:start-shape="id4" draw:start-glue-point="0" draw:end-shape="id2" draw:end-glue-point="42" svg:d="M14139 22074l-26-2274" svg:viewBox="0 0 27 2275">
          <text:p text:style-name="P1"><text:span text:style-name="T2">in07</text:span></text:p>
        </draw:connector>
        <draw:custom-shape draw:style-name="gr2" draw:text-style-name="P2" xml:id="id5" draw:id="id5" draw:layer="layout" svg:width="1cm" svg:height="0.9cm" svg:x="31.939cm" svg:y="22.074cm">
          <text:p text:style-name="P1"><text:span text:style-name="T1">BUF</text:span></text:p>
          <text:p text:style-name="P1"><text:span text:style-name="T1">20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.439cm" svg:y1="22.074cm" svg:x2="32.411cm" svg:y2="19.8cm" draw:start-shape="id5" draw:start-glue-point="0" draw:end-shape="id2" draw:end-glue-point="58" svg:d="M32439 22074l-28-2274" svg:viewBox="0 0 29 2275">
          <text:p text:style-name="P1"><text:span text:style-name="T2">in23</text:span></text:p>
        </draw:connector>
        <draw:custom-shape draw:style-name="gr2" draw:text-style-name="P2" xml:id="id6" draw:id="id6" draw:layer="layout" svg:width="1cm" svg:height="0.9cm" svg:x="8.939cm" svg:y="22.074cm">
          <text:p text:style-name="P1"><text:span text:style-name="T1">BUF</text:span></text:p>
          <text:p text:style-name="P1"><text:span text:style-name="T1">22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.439cm" svg:y1="22.074cm" svg:x2="9.413cm" svg:y2="19.8cm" draw:start-shape="id6" draw:start-glue-point="0" draw:end-shape="id2" draw:end-glue-point="38" svg:d="M9439 22074l-26-2274" svg:viewBox="0 0 27 2275">
          <text:p text:style-name="P1"><text:span text:style-name="T2">in03</text:span></text:p>
        </draw:connector>
        <draw:custom-shape draw:style-name="gr2" draw:text-style-name="P2" xml:id="id7" draw:id="id7" draw:layer="layout" svg:width="1cm" svg:height="0.9cm" svg:x="19.439cm" svg:y="22.074cm">
          <text:p text:style-name="P1"><text:span text:style-name="T1">BUF</text:span></text:p>
          <text:p text:style-name="P1"><text:span text:style-name="T1">23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9.939cm" svg:y1="22.074cm" svg:x2="19.916cm" svg:y2="19.8cm" draw:start-shape="id7" draw:start-glue-point="0" draw:end-shape="id2" draw:end-glue-point="47" svg:d="M19939 22074l-23-2274" svg:viewBox="0 0 24 2275">
          <text:p text:style-name="P1"><text:span text:style-name="T2">in12</text:span></text:p>
        </draw:connector>
        <draw:custom-shape draw:style-name="gr2" draw:text-style-name="P2" xml:id="id8" draw:id="id8" draw:layer="layout" svg:width="1cm" svg:height="0.9cm" svg:x="5.639cm" svg:y="22.074cm">
          <text:p text:style-name="P1"><text:span text:style-name="T1">BUF</text:span></text:p>
          <text:p text:style-name="P1"><text:span text:style-name="T1">231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.139cm" svg:y1="22.074cm" svg:x2="6.113cm" svg:y2="19.8cm" draw:start-shape="id8" draw:start-glue-point="0" draw:end-shape="id2" draw:end-glue-point="35" svg:d="M6139 22074l-26-2274" svg:viewBox="0 0 27 2275">
          <text:p text:style-name="P1"><text:span text:style-name="T2">in00</text:span></text:p>
        </draw:connector>
        <draw:custom-shape draw:style-name="gr2" draw:text-style-name="P2" xml:id="id9" draw:id="id9" draw:layer="layout" svg:width="1cm" svg:height="0.9cm" svg:x="29.539cm" svg:y="22.074cm">
          <text:p text:style-name="P1"><text:span text:style-name="T1">BUF</text:span></text:p>
          <text:p text:style-name="P1"><text:span text:style-name="T1">24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039cm" svg:y1="22.074cm" svg:x2="30.01cm" svg:y2="19.8cm" draw:start-shape="id9" draw:start-glue-point="0" draw:end-shape="id2" draw:end-glue-point="56" svg:d="M30039 22074l-29-2274" svg:viewBox="0 0 30 2275">
          <text:p text:style-name="P1"><text:span text:style-name="T2">in21</text:span></text:p>
        </draw:connector>
        <draw:custom-shape draw:style-name="gr2" draw:text-style-name="P2" xml:id="id10" draw:id="id10" draw:layer="layout" svg:width="1cm" svg:height="0.9cm" svg:x="20.539cm" svg:y="22.074cm">
          <text:p text:style-name="P1"><text:span text:style-name="T1">BUF</text:span></text:p>
          <text:p text:style-name="P1"><text:span text:style-name="T1">24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1.039cm" svg:y1="22.074cm" svg:x2="21.008cm" svg:y2="19.8cm" draw:start-shape="id10" draw:start-glue-point="0" draw:end-shape="id2" draw:end-glue-point="48" svg:d="M21039 22074l-31-2274" svg:viewBox="0 0 32 2275">
          <text:p text:style-name="P1"><text:span text:style-name="T2">in13</text:span></text:p>
        </draw:connector>
        <draw:custom-shape draw:style-name="gr2" draw:text-style-name="P2" xml:id="id11" draw:id="id11" draw:layer="layout" svg:width="1cm" svg:height="0.9cm" svg:x="27.339cm" svg:y="22.074cm">
          <text:p text:style-name="P1"><text:span text:style-name="T1">BUF</text:span></text:p>
          <text:p text:style-name="P1"><text:span text:style-name="T1">25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7.839cm" svg:y1="22.074cm" svg:x2="27.81cm" svg:y2="19.8cm" draw:start-shape="id11" draw:start-glue-point="0" draw:end-shape="id2" draw:end-glue-point="54" svg:d="M27839 22074l-29-2274" svg:viewBox="0 0 30 2275">
          <text:p text:style-name="P1"><text:span text:style-name="T2">in19</text:span></text:p>
        </draw:connector>
        <draw:custom-shape draw:style-name="gr2" draw:text-style-name="P2" xml:id="id12" draw:id="id12" draw:layer="layout" svg:width="1cm" svg:height="0.9cm" svg:x="10.139cm" svg:y="22.074cm">
          <text:p text:style-name="P1"><text:span text:style-name="T1">BUF</text:span></text:p>
          <text:p text:style-name="P1"><text:span text:style-name="T1">25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639cm" svg:y1="22.074cm" svg:x2="10.615cm" svg:y2="19.8cm" draw:start-shape="id12" draw:start-glue-point="0" draw:end-shape="id2" draw:end-glue-point="39" svg:d="M10639 22074l-24-2274" svg:viewBox="0 0 25 2275">
          <text:p text:style-name="P1"><text:span text:style-name="T2">in04</text:span></text:p>
        </draw:connector>
        <draw:custom-shape draw:style-name="gr2" draw:text-style-name="P2" xml:id="id13" draw:id="id13" draw:layer="layout" svg:width="1cm" svg:height="0.9cm" svg:x="28.439cm" svg:y="22.074cm">
          <text:p text:style-name="P1"><text:span text:style-name="T1">BUF</text:span></text:p>
          <text:p text:style-name="P1"><text:span text:style-name="T1">26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8.939cm" svg:y1="22.074cm" svg:x2="28.91cm" svg:y2="19.8cm" draw:start-shape="id13" draw:start-glue-point="0" draw:end-shape="id2" draw:end-glue-point="55" svg:d="M28939 22074l-29-2274" svg:viewBox="0 0 30 2275">
          <text:p text:style-name="P1"><text:span text:style-name="T2">in20</text:span></text:p>
        </draw:connector>
        <draw:custom-shape draw:style-name="gr2" draw:text-style-name="P2" xml:id="id14" draw:id="id14" draw:layer="layout" svg:width="1cm" svg:height="0.9cm" svg:x="6.739cm" svg:y="22.074cm">
          <text:p text:style-name="P1"><text:span text:style-name="T1">BUF</text:span></text:p>
          <text:p text:style-name="P1"><text:span text:style-name="T1">302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239cm" svg:y1="22.074cm" svg:x2="7.213cm" svg:y2="19.8cm" draw:start-shape="id14" draw:start-glue-point="0" draw:end-shape="id2" draw:end-glue-point="36" svg:d="M7239 22074l-26-2274" svg:viewBox="0 0 27 2275">
          <text:p text:style-name="P1"><text:span text:style-name="T2">in01</text:span></text:p>
        </draw:connector>
        <draw:custom-shape draw:style-name="gr2" draw:text-style-name="P2" xml:id="id15" draw:id="id15" draw:layer="layout" svg:width="1cm" svg:height="0.9cm" svg:x="7.839cm" svg:y="22.074cm">
          <text:p text:style-name="P1"><text:span text:style-name="T1">BUF</text:span></text:p>
          <text:p text:style-name="P1"><text:span text:style-name="T1">262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339cm" svg:y1="22.074cm" svg:x2="8.34cm" svg:y2="19.774cm" draw:start-shape="id15" draw:start-glue-point="0" svg:d="M8339 22074l1-2300" svg:viewBox="0 0 2 2301">
          <text:p text:style-name="P1"><text:span text:style-name="T2">in02</text:span></text:p>
        </draw:connector>
        <draw:custom-shape draw:style-name="gr2" draw:text-style-name="P2" xml:id="id16" draw:id="id16" draw:layer="layout" svg:width="1cm" svg:height="0.9cm" svg:x="11.239cm" svg:y="22.074cm">
          <text:p text:style-name="P1"><text:span text:style-name="T1">BUF</text:span></text:p>
          <text:p text:style-name="P1"><text:span text:style-name="T1">26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739cm" svg:y1="22.074cm" svg:x2="11.715cm" svg:y2="19.8cm" draw:start-shape="id16" draw:start-glue-point="0" draw:end-shape="id2" draw:end-glue-point="40" svg:d="M11739 22074l-24-2274" svg:viewBox="0 0 25 2275">
          <text:p text:style-name="P1"><text:span text:style-name="T2">in05</text:span></text:p>
        </draw:connector>
        <draw:custom-shape draw:style-name="gr2" draw:text-style-name="P2" xml:id="id17" draw:id="id17" draw:layer="layout" svg:width="1cm" svg:height="0.9cm" svg:x="12.439cm" svg:y="22.074cm">
          <text:p text:style-name="P1"><text:span text:style-name="T1">BUF</text:span></text:p>
          <text:p text:style-name="P1"><text:span text:style-name="T1">283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939cm" svg:y1="22.074cm" svg:x2="12.914cm" svg:y2="19.8cm" draw:start-shape="id17" draw:start-glue-point="0" draw:end-shape="id2" draw:end-glue-point="41" svg:d="M12939 22074l-25-2274" svg:viewBox="0 0 26 2275">
          <text:p text:style-name="P1"><text:span text:style-name="T2">in06</text:span></text:p>
        </draw:connector>
        <draw:custom-shape draw:style-name="gr2" draw:text-style-name="P2" xml:id="id18" draw:id="id18" draw:layer="layout" svg:width="1cm" svg:height="0.9cm" svg:x="16.039cm" svg:y="22.074cm">
          <text:p text:style-name="P1"><text:span text:style-name="T1">BUF</text:span></text:p>
          <text:p text:style-name="P1"><text:span text:style-name="T1">292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6.539cm" svg:y1="22.074cm" svg:x2="16.513cm" svg:y2="19.8cm" draw:start-shape="id18" draw:start-glue-point="0" draw:end-shape="id2" draw:end-glue-point="44" svg:d="M16539 22074l-26-2274" svg:viewBox="0 0 27 2275">
          <text:p text:style-name="P1"><text:span text:style-name="T2">in09</text:span></text:p>
        </draw:connector>
        <draw:custom-shape draw:style-name="gr2" draw:text-style-name="P2" xml:id="id19" draw:id="id19" draw:layer="layout" svg:width="1cm" svg:height="0.9cm" svg:x="17.239cm" svg:y="22.074cm">
          <text:p text:style-name="P1"><text:span text:style-name="T1">BUF</text:span></text:p>
          <text:p text:style-name="P1"><text:span text:style-name="T1">292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7.739cm" svg:y1="22.074cm" svg:x2="17.715cm" svg:y2="19.8cm" draw:start-shape="id19" draw:start-glue-point="0" draw:end-shape="id2" draw:end-glue-point="45" svg:d="M17739 22074l-24-2274" svg:viewBox="0 0 25 2275">
          <text:p text:style-name="P1"><text:span text:style-name="T2">in10</text:span></text:p>
        </draw:connector>
        <draw:custom-shape draw:style-name="gr2" draw:text-style-name="P2" xml:id="id20" draw:id="id20" draw:layer="layout" svg:width="1cm" svg:height="0.9cm" svg:x="18.339cm" svg:y="22.074cm">
          <text:p text:style-name="P1"><text:span text:style-name="T1">BUF</text:span></text:p>
          <text:p text:style-name="P1"><text:span text:style-name="T1">283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8.839cm" svg:y1="22.074cm" svg:x2="18.816cm" svg:y2="19.8cm" draw:start-shape="id20" draw:start-glue-point="0" draw:end-shape="id2" draw:end-glue-point="46" svg:d="M18839 22074l-23-2274" svg:viewBox="0 0 24 2275">
          <text:p text:style-name="P1"><text:span text:style-name="T2">in11</text:span></text:p>
        </draw:connector>
        <draw:custom-shape draw:style-name="gr2" draw:text-style-name="P2" xml:id="id21" draw:id="id21" draw:layer="layout" svg:width="1cm" svg:height="0.9cm" svg:x="21.639cm" svg:y="22.074cm">
          <text:p text:style-name="P1"><text:span text:style-name="T1">BUF</text:span></text:p>
          <text:p text:style-name="P1"><text:span text:style-name="T1">29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2.139cm" svg:y1="22.074cm" svg:x2="22.108cm" svg:y2="19.8cm" draw:start-shape="id21" draw:start-glue-point="0" draw:end-shape="id2" draw:end-glue-point="49" svg:d="M22139 22074l-31-2274" svg:viewBox="0 0 32 2275">
          <text:p text:style-name="P1"><text:span text:style-name="T2">in14</text:span></text:p>
        </draw:connector>
        <draw:custom-shape draw:style-name="gr2" draw:text-style-name="P2" xml:id="id22" draw:id="id22" draw:layer="layout" svg:width="1cm" svg:height="0.9cm" svg:x="22.839cm" svg:y="22.074cm">
          <text:p text:style-name="P1"><text:span text:style-name="T1">BUF</text:span></text:p>
          <text:p text:style-name="P1"><text:span text:style-name="T1">30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3.339cm" svg:y1="22.074cm" svg:x2="23.31cm" svg:y2="19.8cm" draw:start-shape="id22" draw:start-glue-point="0" draw:end-shape="id2" draw:end-glue-point="50" svg:d="M23339 22074l-29-2274" svg:viewBox="0 0 30 2275">
          <text:p text:style-name="P1"><text:span text:style-name="T2">in15</text:span></text:p>
        </draw:connector>
        <draw:custom-shape draw:style-name="gr2" draw:text-style-name="P2" xml:id="id23" draw:id="id23" draw:layer="layout" svg:width="1cm" svg:height="0.9cm" svg:x="23.939cm" svg:y="22.074cm">
          <text:p text:style-name="P1"><text:span text:style-name="T1">BUF</text:span></text:p>
          <text:p text:style-name="P1"><text:span text:style-name="T1">282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4.439cm" svg:y1="22.074cm" svg:x2="24.411cm" svg:y2="19.8cm" draw:start-shape="id23" draw:start-glue-point="0" draw:end-shape="id2" draw:end-glue-point="51" svg:d="M24439 22074l-28-2274" svg:viewBox="0 0 29 2275">
          <text:p text:style-name="P1"><text:span text:style-name="T2">in16</text:span></text:p>
        </draw:connector>
        <draw:custom-shape draw:style-name="gr2" draw:text-style-name="P2" xml:id="id24" draw:id="id24" draw:layer="layout" svg:width="1cm" svg:height="0.9cm" svg:x="25.039cm" svg:y="22.074cm">
          <text:p text:style-name="P1"><text:span text:style-name="T1">BUF</text:span></text:p>
          <text:p text:style-name="P1"><text:span text:style-name="T1">28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5.539cm" svg:y1="22.074cm" svg:x2="25.511cm" svg:y2="19.8cm" draw:start-shape="id24" draw:start-glue-point="0" draw:end-shape="id2" draw:end-glue-point="52" svg:d="M25539 22074l-28-2274" svg:viewBox="0 0 29 2275">
          <text:p text:style-name="P1"><text:span text:style-name="T2">in17</text:span></text:p>
        </draw:connector>
        <draw:custom-shape draw:style-name="gr2" draw:text-style-name="P2" xml:id="id25" draw:id="id25" draw:layer="layout" svg:width="1cm" svg:height="0.9cm" svg:x="30.739cm" svg:y="22.074cm">
          <text:p text:style-name="P1"><text:span text:style-name="T1">BUF</text:span></text:p>
          <text:p text:style-name="P1"><text:span text:style-name="T1">302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.239cm" svg:y1="22.074cm" svg:x2="31.209cm" svg:y2="19.8cm" draw:start-shape="id25" draw:start-glue-point="0" draw:end-shape="id2" draw:end-glue-point="57" svg:d="M31239 22074l-30-2274" svg:viewBox="0 0 31 2275">
          <text:p text:style-name="P1"><text:span text:style-name="T2">in22</text:span></text:p>
        </draw:connector>
        <draw:custom-shape draw:style-name="gr2" draw:text-style-name="P2" xml:id="id26" draw:id="id26" draw:layer="layout" svg:width="1cm" svg:height="0.9cm" svg:x="33.139cm" svg:y="22.074cm">
          <text:p text:style-name="P1"><text:span text:style-name="T1">BUF</text:span></text:p>
          <text:p text:style-name="P1"><text:span text:style-name="T1">302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3.639cm" svg:y1="22.074cm" svg:x2="33.609cm" svg:y2="19.8cm" draw:start-shape="id26" draw:start-glue-point="0" draw:end-shape="id2" draw:end-glue-point="59" svg:d="M33639 22074l-30-2274" svg:viewBox="0 0 31 2275">
          <text:p text:style-name="P1"><text:span text:style-name="T2">in24</text:span></text:p>
        </draw:connector>
        <draw:custom-shape draw:style-name="gr2" draw:text-style-name="P2" xml:id="id27" draw:id="id27" draw:layer="layout" svg:width="1cm" svg:height="0.9cm" svg:x="34.339cm" svg:y="22.074cm">
          <text:p text:style-name="P1"><text:span text:style-name="T1">BUF</text:span></text:p>
          <text:p text:style-name="P1"><text:span text:style-name="T1">292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839cm" svg:y1="22.074cm" svg:x2="34.811cm" svg:y2="19.8cm" draw:start-shape="id27" draw:start-glue-point="0" draw:end-shape="id2" draw:end-glue-point="60" svg:d="M34839 22074l-28-2274" svg:viewBox="0 0 29 2275">
          <text:p text:style-name="P1"><text:span text:style-name="T2">in25</text:span></text:p>
        </draw:connector>
        <draw:custom-shape draw:style-name="gr4" draw:text-style-name="P4" xml:id="id28" draw:id="id28" draw:layer="layout" svg:width="2.1cm" svg:height="0.9cm" svg:x="75.412cm" svg:y="26.2cm">
          <text:p text:style-name="P1"><text:span text:style-name="T1">DFF (clk12)</text:span></text:p>
          <text:p text:style-name="P1"><text:span text:style-name="T1">3754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76.462cm" svg:y1="26.2cm" svg:x2="34.839cm" svg:y2="22.974cm" draw:start-shape="id28" draw:start-glue-point="0" draw:end-shape="id27" draw:end-glue-point="2" svg:d="M76462 26200l-41623-3226" svg:viewBox="0 0 41624 3227">
          <text:p/>
        </draw:connector>
        <draw:connector draw:style-name="gr5" draw:text-style-name="P5" draw:layer="layout" draw:type="line" svg:x1="76.462cm" svg:y1="26.2cm" svg:x2="75.386cm" svg:y2="23cm" draw:start-shape="id28" draw:start-glue-point="0" draw:end-shape="id29" draw:end-glue-point="2" svg:d="M76462 26200l-1076-3200" svg:viewBox="0 0 1077 3201">
          <text:p/>
        </draw:connector>
        <draw:custom-shape draw:style-name="gr2" draw:text-style-name="P2" xml:id="id29" draw:id="id29" draw:layer="layout" svg:width="1cm" svg:height="0.9cm" svg:x="74.886cm" svg:y="22.1cm">
          <text:p text:style-name="P1"><text:span text:style-name="T1">BUF</text:span></text:p>
          <text:p text:style-name="P1"><text:span text:style-name="T1">294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0" draw:id="id30" draw:layer="layout" svg:width="2.1cm" svg:height="0.9cm" svg:x="59.312cm" svg:y="26.2cm">
          <text:p text:style-name="P1"><text:span text:style-name="T1">DFF (clk12)</text:span></text:p>
          <text:p text:style-name="P1"><text:span text:style-name="T1">2934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0.362cm" svg:y1="26.2cm" svg:x2="26.739cm" svg:y2="22.974cm" draw:start-shape="id30" draw:start-glue-point="0" draw:end-shape="id3" draw:end-glue-point="2" svg:d="M60362 26200l-33623-3226" svg:viewBox="0 0 33624 3227">
          <text:p/>
        </draw:connector>
        <draw:custom-shape draw:style-name="gr4" draw:text-style-name="P4" xml:id="id31" draw:id="id31" draw:layer="layout" svg:width="2.1cm" svg:height="0.9cm" svg:x="73.112cm" svg:y="26.2cm">
          <text:p text:style-name="P1"><text:span text:style-name="T1">DFF (clk12)</text:span></text:p>
          <text:p text:style-name="P1"><text:span text:style-name="T1">3876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74.162cm" svg:y1="26.2cm" svg:x2="33.639cm" svg:y2="22.974cm" draw:start-shape="id31" draw:start-glue-point="0" draw:end-shape="id26" draw:end-glue-point="2" svg:d="M74162 26200l-40523-3226" svg:viewBox="0 0 40524 3227">
          <text:p/>
        </draw:connector>
        <draw:custom-shape draw:style-name="gr2" draw:text-style-name="P2" xml:id="id32" draw:id="id32" draw:layer="layout" svg:width="1cm" svg:height="0.9cm" svg:x="73.686cm" svg:y="22.1cm">
          <text:p text:style-name="P1"><text:span text:style-name="T1">BUF</text:span></text:p>
          <text:p text:style-name="P1"><text:span text:style-name="T1">338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74.162cm" svg:y1="26.2cm" svg:x2="74.186cm" svg:y2="23cm" draw:start-shape="id31" draw:start-glue-point="0" draw:end-shape="id32" draw:end-glue-point="2" svg:d="M74162 26200l24-3200" svg:viewBox="0 0 25 3201">
          <text:p/>
        </draw:connector>
        <draw:custom-shape draw:style-name="gr4" draw:text-style-name="P4" xml:id="id35" draw:id="id35" draw:layer="layout" svg:width="2.1cm" svg:height="0.9cm" svg:x="68.512cm" svg:y="26.2cm">
          <text:p text:style-name="P1"><text:span text:style-name="T1">DFF (clk12)</text:span></text:p>
          <text:p text:style-name="P1"><text:span text:style-name="T1">303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3" draw:id="id33" draw:layer="layout" svg:width="2.1cm" svg:height="0.9cm" svg:x="70.812cm" svg:y="26.2cm">
          <text:p text:style-name="P1"><text:span text:style-name="T1">DFF (clk12)</text:span></text:p>
          <text:p text:style-name="P1"><text:span text:style-name="T1">368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cm" svg:height="0.9cm" svg:x="72.486cm" svg:y="22.1cm">
          <text:p text:style-name="P1"><text:span text:style-name="T1">BUF</text:span></text:p>
          <text:p text:style-name="P1"><text:span text:style-name="T1">297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71.862cm" svg:y1="26.2cm" svg:x2="32.439cm" svg:y2="22.974cm" draw:start-shape="id33" draw:start-glue-point="0" draw:end-shape="id5" draw:end-glue-point="2" svg:d="M71862 26200l-39423-3226" svg:viewBox="0 0 39424 3227">
          <text:p/>
        </draw:connector>
        <draw:connector draw:style-name="gr5" draw:text-style-name="P5" draw:layer="layout" draw:type="line" svg:x1="71.862cm" svg:y1="26.2cm" svg:x2="72.986cm" svg:y2="23cm" draw:start-shape="id33" draw:start-glue-point="0" draw:end-shape="id34" draw:end-glue-point="2" svg:d="M71862 26200l1124-3200" svg:viewBox="0 0 1125 3201">
          <text:p/>
        </draw:connector>
        <draw:connector draw:style-name="gr5" draw:text-style-name="P5" draw:layer="layout" draw:type="line" svg:x1="69.562cm" svg:y1="26.2cm" svg:x2="31.239cm" svg:y2="22.974cm" draw:start-shape="id35" draw:start-glue-point="0" draw:end-shape="id25" draw:end-glue-point="2" svg:d="M69562 26200l-38323-3226" svg:viewBox="0 0 38324 3227">
          <text:p/>
        </draw:connector>
        <draw:custom-shape draw:style-name="gr2" draw:text-style-name="P2" xml:id="id36" draw:id="id36" draw:layer="layout" svg:width="1cm" svg:height="0.9cm" svg:x="71.286cm" svg:y="22.1cm">
          <text:p text:style-name="P1"><text:span text:style-name="T1">BUF</text:span></text:p>
          <text:p text:style-name="P1"><text:span text:style-name="T1">3069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9.562cm" svg:y1="26.2cm" svg:x2="71.786cm" svg:y2="23cm" draw:start-shape="id35" draw:start-glue-point="0" draw:end-shape="id36" draw:end-glue-point="2" svg:d="M69562 26200l2224-3200" svg:viewBox="0 0 2225 3201">
          <text:p/>
        </draw:connector>
        <draw:custom-shape draw:style-name="gr4" draw:text-style-name="P4" xml:id="id37" draw:id="id37" draw:layer="layout" svg:width="2.1cm" svg:height="0.9cm" svg:x="66.212cm" svg:y="26.2cm">
          <text:p text:style-name="P1"><text:span text:style-name="T1">DFF (clk12)</text:span></text:p>
          <text:p text:style-name="P1"><text:span text:style-name="T1">3349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7.262cm" svg:y1="26.2cm" svg:x2="30.039cm" svg:y2="22.974cm" draw:start-shape="id37" draw:start-glue-point="0" draw:end-shape="id9" draw:end-glue-point="2" svg:d="M67262 26200l-37223-3226" svg:viewBox="0 0 37224 3227">
          <text:p/>
        </draw:connector>
        <draw:custom-shape draw:style-name="gr2" draw:text-style-name="P2" xml:id="id38" draw:id="id38" draw:layer="layout" svg:width="1cm" svg:height="0.9cm" svg:x="70.086cm" svg:y="22.1cm">
          <text:p text:style-name="P1"><text:span text:style-name="T1">BUF</text:span></text:p>
          <text:p text:style-name="P1"><text:span text:style-name="T1">2947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7.262cm" svg:y1="26.2cm" svg:x2="70.586cm" svg:y2="23cm" draw:start-shape="id37" draw:start-glue-point="0" draw:end-shape="id38" draw:end-glue-point="2" svg:d="M67262 26200l3324-3200" svg:viewBox="0 0 3325 3201">
          <text:p/>
        </draw:connector>
        <draw:custom-shape draw:style-name="gr4" draw:text-style-name="P4" xml:id="id39" draw:id="id39" draw:layer="layout" svg:width="2.1cm" svg:height="0.9cm" svg:x="63.912cm" svg:y="26.2cm">
          <text:p text:style-name="P1"><text:span text:style-name="T1">DFF (clk12)</text:span></text:p>
          <text:p text:style-name="P1"><text:span text:style-name="T1">376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4.962cm" svg:y1="26.2cm" svg:x2="28.939cm" svg:y2="22.974cm" draw:start-shape="id39" draw:start-glue-point="0" draw:end-shape="id13" draw:end-glue-point="2" svg:d="M64962 26200l-36023-3226" svg:viewBox="0 0 36024 3227">
          <text:p/>
        </draw:connector>
        <draw:custom-shape draw:style-name="gr2" draw:text-style-name="P2" xml:id="id40" draw:id="id40" draw:layer="layout" svg:width="1cm" svg:height="0.9cm" svg:x="68.886cm" svg:y="22.1cm">
          <text:p text:style-name="P1"><text:span text:style-name="T1">BUF</text:span></text:p>
          <text:p text:style-name="P1"><text:span text:style-name="T1">2956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4.962cm" svg:y1="26.2cm" svg:x2="69.386cm" svg:y2="23cm" draw:start-shape="id39" draw:start-glue-point="0" draw:end-shape="id40" draw:end-glue-point="2" svg:d="M64962 26200l4424-3200" svg:viewBox="0 0 4425 3201">
          <text:p/>
        </draw:connector>
        <draw:custom-shape draw:style-name="gr4" draw:text-style-name="P4" xml:id="id41" draw:id="id41" draw:layer="layout" svg:width="2.1cm" svg:height="0.9cm" svg:x="61.612cm" svg:y="26.2cm">
          <text:p text:style-name="P1"><text:span text:style-name="T1">DFF (clk12)</text:span></text:p>
          <text:p text:style-name="P1"><text:span text:style-name="T1">316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2.662cm" svg:y1="26.2cm" svg:x2="27.839cm" svg:y2="22.974cm" draw:start-shape="id41" draw:start-glue-point="0" draw:end-shape="id11" draw:end-glue-point="2" svg:d="M62662 26200l-34823-3226" svg:viewBox="0 0 34824 3227">
          <text:p/>
        </draw:connector>
        <draw:connector draw:style-name="gr5" draw:text-style-name="P5" draw:layer="layout" draw:type="line" svg:x1="62.662cm" svg:y1="26.2cm" svg:x2="68.186cm" svg:y2="23cm" draw:start-shape="id41" draw:start-glue-point="0" draw:end-shape="id42" draw:end-glue-point="2" svg:d="M62662 26200l5524-3200" svg:viewBox="0 0 5525 3201">
          <text:p/>
        </draw:connector>
        <draw:custom-shape draw:style-name="gr2" draw:text-style-name="P2" xml:id="id42" draw:id="id42" draw:layer="layout" svg:width="1cm" svg:height="0.9cm" svg:x="67.686cm" svg:y="22.1cm">
          <text:p text:style-name="P1"><text:span text:style-name="T1">BUF</text:span></text:p>
          <text:p text:style-name="P1"><text:span text:style-name="T1">297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cm" svg:height="0.9cm" svg:x="66.486cm" svg:y="22.1cm">
          <text:p text:style-name="P1"><text:span text:style-name="T1">BUF</text:span></text:p>
          <text:p text:style-name="P1"><text:span text:style-name="T1">2939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0.362cm" svg:y1="26.2cm" svg:x2="66.986cm" svg:y2="23cm" draw:start-shape="id30" draw:start-glue-point="0" draw:end-shape="id43" draw:end-glue-point="2" svg:d="M60362 26200l6624-3200" svg:viewBox="0 0 6625 3201">
          <text:p/>
        </draw:connector>
        <draw:custom-shape draw:style-name="gr4" draw:text-style-name="P4" xml:id="id44" draw:id="id44" draw:layer="layout" svg:width="2.1cm" svg:height="0.9cm" svg:x="57.012cm" svg:y="26.2cm">
          <text:p text:style-name="P1"><text:span text:style-name="T1">DFF (clk12)</text:span></text:p>
          <text:p text:style-name="P1"><text:span text:style-name="T1">2935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8.062cm" svg:y1="26.2cm" svg:x2="25.539cm" svg:y2="22.974cm" draw:start-shape="id44" draw:start-glue-point="0" draw:end-shape="id24" draw:end-glue-point="2" svg:d="M58062 26200l-32523-3226" svg:viewBox="0 0 32524 3227">
          <text:p/>
        </draw:connector>
        <draw:custom-shape draw:style-name="gr2" draw:text-style-name="P2" xml:id="id45" draw:id="id45" draw:layer="layout" svg:width="1cm" svg:height="0.9cm" svg:x="65.286cm" svg:y="22.1cm">
          <text:p text:style-name="P1"><text:span text:style-name="T1">BUF</text:span></text:p>
          <text:p text:style-name="P1"><text:span text:style-name="T1">2835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8.062cm" svg:y1="26.2cm" svg:x2="65.786cm" svg:y2="23cm" draw:start-shape="id44" draw:start-glue-point="0" draw:end-shape="id45" draw:end-glue-point="2" svg:d="M58062 26200l7724-3200" svg:viewBox="0 0 7725 3201">
          <text:p/>
        </draw:connector>
        <draw:custom-shape draw:style-name="gr4" draw:text-style-name="P4" xml:id="id46" draw:id="id46" draw:layer="layout" svg:width="2.1cm" svg:height="0.9cm" svg:x="54.712cm" svg:y="26.2cm">
          <text:p text:style-name="P1"><text:span text:style-name="T1">DFF (clk12)</text:span></text:p>
          <text:p text:style-name="P1"><text:span text:style-name="T1">313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" draw:id="id47" draw:layer="layout" svg:width="1cm" svg:height="0.9cm" svg:x="64.086cm" svg:y="22.1cm">
          <text:p text:style-name="P1"><text:span text:style-name="T1">BUF</text:span></text:p>
          <text:p text:style-name="P1"><text:span text:style-name="T1">2936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5.762cm" svg:y1="26.2cm" svg:x2="64.586cm" svg:y2="23cm" draw:start-shape="id46" draw:start-glue-point="0" draw:end-shape="id47" draw:end-glue-point="2" svg:d="M55762 26200l8824-3200" svg:viewBox="0 0 8825 3201">
          <text:p/>
        </draw:connector>
        <draw:connector draw:style-name="gr5" draw:text-style-name="P5" draw:layer="layout" draw:type="line" svg:x1="55.762cm" svg:y1="26.2cm" svg:x2="24.439cm" svg:y2="22.974cm" draw:start-shape="id46" draw:start-glue-point="0" draw:end-shape="id23" draw:end-glue-point="2" svg:d="M55762 26200l-31323-3226" svg:viewBox="0 0 31324 3227">
          <text:p/>
        </draw:connector>
        <draw:custom-shape draw:style-name="gr4" draw:text-style-name="P4" xml:id="id48" draw:id="id48" draw:layer="layout" svg:width="2.1cm" svg:height="0.9cm" svg:x="52.412cm" svg:y="26.2cm">
          <text:p text:style-name="P1"><text:span text:style-name="T1">DFF (clk12)</text:span></text:p>
          <text:p text:style-name="P1"><text:span text:style-name="T1">3135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3.462cm" svg:y1="26.2cm" svg:x2="23.339cm" svg:y2="22.974cm" draw:start-shape="id48" draw:start-glue-point="0" draw:end-shape="id22" draw:end-glue-point="2" svg:d="M53462 26200l-30123-3226" svg:viewBox="0 0 30124 3227">
          <text:p/>
        </draw:connector>
        <draw:custom-shape draw:style-name="gr2" draw:text-style-name="P2" xml:id="id49" draw:id="id49" draw:layer="layout" svg:width="1cm" svg:height="0.9cm" svg:x="62.886cm" svg:y="22.1cm">
          <text:p text:style-name="P1"><text:span text:style-name="T1">BUF</text:span></text:p>
          <text:p text:style-name="P1"><text:span text:style-name="T1">3038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3.462cm" svg:y1="26.2cm" svg:x2="63.386cm" svg:y2="23cm" draw:start-shape="id48" draw:start-glue-point="0" draw:end-shape="id49" draw:end-glue-point="2" svg:d="M53462 26200l9924-3200" svg:viewBox="0 0 9925 3201">
          <text:p/>
        </draw:connector>
        <draw:custom-shape draw:style-name="gr4" draw:text-style-name="P4" xml:id="id50" draw:id="id50" draw:layer="layout" svg:width="2.1cm" svg:height="0.9cm" svg:x="50.112cm" svg:y="26.2cm">
          <text:p text:style-name="P1"><text:span text:style-name="T1">DFF (clk12)</text:span></text:p>
          <text:p text:style-name="P1"><text:span text:style-name="T1">303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1.162cm" svg:y1="26.2cm" svg:x2="22.139cm" svg:y2="22.974cm" draw:start-shape="id50" draw:start-glue-point="0" draw:end-shape="id21" draw:end-glue-point="2" svg:d="M51162 26200l-29023-3226" svg:viewBox="0 0 29024 3227">
          <text:p/>
        </draw:connector>
        <draw:custom-shape draw:style-name="gr2" draw:text-style-name="P2" xml:id="id51" draw:id="id51" draw:layer="layout" svg:width="1cm" svg:height="0.9cm" svg:x="61.686cm" svg:y="22.1cm">
          <text:p text:style-name="P1"><text:span text:style-name="T1">BUF</text:span></text:p>
          <text:p text:style-name="P1"><text:span text:style-name="T1">2937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1.162cm" svg:y1="26.2cm" svg:x2="62.186cm" svg:y2="23cm" draw:start-shape="id50" draw:start-glue-point="0" draw:end-shape="id51" draw:end-glue-point="2" svg:d="M51162 26200l11024-3200" svg:viewBox="0 0 11025 3201">
          <text:p/>
        </draw:connector>
        <draw:custom-shape draw:style-name="gr4" draw:text-style-name="P4" xml:id="id52" draw:id="id52" draw:layer="layout" svg:width="2.1cm" svg:height="0.9cm" svg:x="47.812cm" svg:y="26.2cm">
          <text:p text:style-name="P1"><text:span text:style-name="T1">DFF (clk12)</text:span></text:p>
          <text:p text:style-name="P1"><text:span text:style-name="T1">274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3" draw:id="id53" draw:layer="layout" svg:width="1cm" svg:height="0.9cm" svg:x="60.486cm" svg:y="22.1cm">
          <text:p text:style-name="P1"><text:span text:style-name="T1">BUF</text:span></text:p>
          <text:p text:style-name="P1"><text:span text:style-name="T1">2749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8.862cm" svg:y1="26.2cm" svg:x2="21.039cm" svg:y2="22.974cm" draw:start-shape="id52" draw:start-glue-point="0" draw:end-shape="id10" draw:end-glue-point="2" svg:d="M48862 26200l-27823-3226" svg:viewBox="0 0 27824 3227">
          <text:p/>
        </draw:connector>
        <draw:connector draw:style-name="gr5" draw:text-style-name="P5" draw:layer="layout" draw:type="line" svg:x1="48.862cm" svg:y1="26.2cm" svg:x2="60.986cm" svg:y2="23cm" draw:start-shape="id52" draw:start-glue-point="0" draw:end-shape="id53" draw:end-glue-point="2" svg:d="M48862 26200l12124-3200" svg:viewBox="0 0 12125 3201">
          <text:p/>
        </draw:connector>
        <draw:custom-shape draw:style-name="gr4" draw:text-style-name="P4" xml:id="id54" draw:id="id54" draw:layer="layout" svg:width="2.1cm" svg:height="0.9cm" svg:x="38.612cm" svg:y="26.2cm">
          <text:p text:style-name="P1"><text:span text:style-name="T1">DFF (clk12)</text:span></text:p>
          <text:p text:style-name="P1"><text:span text:style-name="T1">345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9.662cm" svg:y1="26.2cm" svg:x2="19.939cm" svg:y2="22.974cm" draw:start-shape="id54" draw:start-glue-point="0" draw:end-shape="id7" draw:end-glue-point="2" svg:d="M39662 26200l-19723-3226" svg:viewBox="0 0 19724 3227">
          <text:p/>
        </draw:connector>
        <draw:custom-shape draw:style-name="gr2" draw:text-style-name="P2" xml:id="id55" draw:id="id55" draw:layer="layout" svg:width="1cm" svg:height="0.9cm" svg:x="55.686cm" svg:y="22.1cm">
          <text:p text:style-name="P1"><text:span text:style-name="T1">BUF</text:span></text:p>
          <text:p text:style-name="P1"><text:span text:style-name="T1">295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9.662cm" svg:y1="26.2cm" svg:x2="56.186cm" svg:y2="23cm" draw:start-shape="id54" draw:start-glue-point="0" draw:end-shape="id55" draw:end-glue-point="2" svg:d="M39662 26200l16524-3200" svg:viewBox="0 0 16525 3201">
          <text:p/>
        </draw:connector>
        <draw:custom-shape draw:style-name="gr4" draw:text-style-name="P4" xml:id="id56" draw:id="id56" draw:layer="layout" svg:width="2.1cm" svg:height="0.9cm" svg:x="36.312cm" svg:y="26.2cm">
          <text:p text:style-name="P1"><text:span text:style-name="T1">DFF (clk12)</text:span></text:p>
          <text:p text:style-name="P1"><text:span text:style-name="T1">304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7.362cm" svg:y1="26.2cm" svg:x2="18.839cm" svg:y2="22.974cm" draw:start-shape="id56" draw:start-glue-point="0" draw:end-shape="id20" draw:end-glue-point="2" svg:d="M37362 26200l-18523-3226" svg:viewBox="0 0 18524 3227">
          <text:p/>
        </draw:connector>
        <draw:custom-shape draw:style-name="gr2" draw:text-style-name="P2" xml:id="id57" draw:id="id57" draw:layer="layout" svg:width="1cm" svg:height="0.9cm" svg:x="54.486cm" svg:y="22.1cm">
          <text:p text:style-name="P1"><text:span text:style-name="T1">BUF</text:span></text:p>
          <text:p text:style-name="P1"><text:span text:style-name="T1">2944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7.362cm" svg:y1="26.2cm" svg:x2="54.986cm" svg:y2="23cm" draw:start-shape="id56" draw:start-glue-point="0" draw:end-shape="id57" draw:end-glue-point="2" svg:d="M37362 26200l17624-3200" svg:viewBox="0 0 17625 3201">
          <text:p/>
        </draw:connector>
        <draw:custom-shape draw:style-name="gr4" draw:text-style-name="P4" xml:id="id58" draw:id="id58" draw:layer="layout" svg:width="2.1cm" svg:height="0.9cm" svg:x="34.012cm" svg:y="26.2cm">
          <text:p text:style-name="P1"><text:span text:style-name="T1">DFF (clk12)</text:span></text:p>
          <text:p text:style-name="P1"><text:span text:style-name="T1">3344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5.062cm" svg:y1="26.2cm" svg:x2="17.739cm" svg:y2="22.974cm" draw:start-shape="id58" draw:start-glue-point="0" draw:end-shape="id19" draw:end-glue-point="2" svg:d="M35062 26200l-17323-3226" svg:viewBox="0 0 17324 3227">
          <text:p/>
        </draw:connector>
        <draw:custom-shape draw:style-name="gr2" draw:text-style-name="P2" xml:id="id59" draw:id="id59" draw:layer="layout" svg:width="1cm" svg:height="0.9cm" svg:x="53.286cm" svg:y="22.1cm">
          <text:p text:style-name="P1"><text:span text:style-name="T1">BUF</text:span></text:p>
          <text:p text:style-name="P1"><text:span text:style-name="T1">2969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5.062cm" svg:y1="26.2cm" svg:x2="53.786cm" svg:y2="23cm" draw:start-shape="id58" draw:start-glue-point="0" draw:end-shape="id59" draw:end-glue-point="2" svg:d="M35062 26200l18724-3200" svg:viewBox="0 0 18725 3201">
          <text:p/>
        </draw:connector>
        <draw:custom-shape draw:style-name="gr4" draw:text-style-name="P4" xml:id="id60" draw:id="id60" draw:layer="layout" svg:width="2.1cm" svg:height="0.9cm" svg:x="31.712cm" svg:y="26.2cm">
          <text:p text:style-name="P1"><text:span text:style-name="T1">DFF (clk12)</text:span></text:p>
          <text:p text:style-name="P1"><text:span text:style-name="T1">304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2.762cm" svg:y1="26.2cm" svg:x2="16.539cm" svg:y2="22.974cm" draw:start-shape="id60" draw:start-glue-point="0" draw:end-shape="id18" draw:end-glue-point="2" svg:d="M32762 26200l-16223-3226" svg:viewBox="0 0 16224 3227">
          <text:p/>
        </draw:connector>
        <draw:custom-shape draw:style-name="gr2" draw:text-style-name="P2" xml:id="id61" draw:id="id61" draw:layer="layout" svg:width="1cm" svg:height="0.9cm" svg:x="52.086cm" svg:y="22.1cm">
          <text:p text:style-name="P1"><text:span text:style-name="T1">BUF</text:span></text:p>
          <text:p text:style-name="P1"><text:span text:style-name="T1">3066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2.762cm" svg:y1="26.2cm" svg:x2="52.586cm" svg:y2="23cm" draw:start-shape="id60" draw:start-glue-point="0" draw:end-shape="id61" draw:end-glue-point="2" svg:d="M32762 26200l19824-3200" svg:viewBox="0 0 19825 3201">
          <text:p/>
        </draw:connector>
        <draw:custom-shape draw:style-name="gr2" draw:text-style-name="P2" xml:id="id63" draw:id="id63" draw:layer="layout" svg:width="1cm" svg:height="0.9cm" svg:x="50.886cm" svg:y="22.1cm">
          <text:p text:style-name="P1"><text:span text:style-name="T1">BUF</text:span></text:p>
          <text:p text:style-name="P1"><text:span text:style-name="T1">294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2" draw:id="id62" draw:layer="layout" svg:width="2.1cm" svg:height="0.9cm" svg:x="29.412cm" svg:y="26.2cm">
          <text:p text:style-name="P1"><text:span text:style-name="T1">DFF (clk12)</text:span></text:p>
          <text:p text:style-name="P1"><text:span text:style-name="T1">3139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0.462cm" svg:y1="26.2cm" svg:x2="15.319cm" svg:y2="22.974cm" draw:start-shape="id62" draw:start-glue-point="0" draw:end-shape="id1" draw:end-glue-point="2" svg:d="M30462 26200l-15143-3226" svg:viewBox="0 0 15144 3227">
          <text:p/>
        </draw:connector>
        <draw:connector draw:style-name="gr5" draw:text-style-name="P5" draw:layer="layout" draw:type="line" svg:x1="30.462cm" svg:y1="26.2cm" svg:x2="51.386cm" svg:y2="23cm" draw:start-shape="id62" draw:start-glue-point="0" draw:end-shape="id63" draw:end-glue-point="2" svg:d="M30462 26200l20924-3200" svg:viewBox="0 0 20925 3201">
          <text:p/>
        </draw:connector>
        <draw:custom-shape draw:style-name="gr4" draw:text-style-name="P4" xml:id="id64" draw:id="id64" draw:layer="layout" svg:width="2.1cm" svg:height="0.9cm" svg:x="27.112cm" svg:y="26.2cm">
          <text:p text:style-name="P1"><text:span text:style-name="T1">DFF (clk12)</text:span></text:p>
          <text:p text:style-name="P1"><text:span text:style-name="T1">275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8.162cm" svg:y1="26.2cm" svg:x2="14.139cm" svg:y2="22.974cm" draw:start-shape="id64" draw:start-glue-point="0" draw:end-shape="id4" draw:end-glue-point="2" svg:d="M28162 26200l-14023-3226" svg:viewBox="0 0 14024 3227">
          <text:p/>
        </draw:connector>
        <draw:custom-shape draw:style-name="gr2" draw:text-style-name="P2" xml:id="id65" draw:id="id65" draw:layer="layout" svg:width="1cm" svg:height="0.9cm" svg:x="49.686cm" svg:y="22.1cm">
          <text:p text:style-name="P1"><text:span text:style-name="T1">BUF</text:span></text:p>
          <text:p text:style-name="P1"><text:span text:style-name="T1">2756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8.162cm" svg:y1="26.2cm" svg:x2="50.186cm" svg:y2="23cm" draw:start-shape="id64" draw:start-glue-point="0" draw:end-shape="id65" draw:end-glue-point="2" svg:d="M28162 26200l22024-3200" svg:viewBox="0 0 22025 3201">
          <text:p/>
        </draw:connector>
        <draw:custom-shape draw:style-name="gr4" draw:text-style-name="P4" xml:id="id66" draw:id="id66" draw:layer="layout" svg:width="2.1cm" svg:height="0.9cm" svg:x="24.812cm" svg:y="26.2cm">
          <text:p text:style-name="P1"><text:span text:style-name="T1">DFF (clk12)</text:span></text:p>
          <text:p text:style-name="P1"><text:span text:style-name="T1">285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5.862cm" svg:y1="26.2cm" svg:x2="12.939cm" svg:y2="22.974cm" draw:start-shape="id66" draw:start-glue-point="0" draw:end-shape="id17" draw:end-glue-point="2" svg:d="M25862 26200l-12923-3226" svg:viewBox="0 0 12924 3227">
          <text:p/>
        </draw:connector>
        <draw:custom-shape draw:style-name="gr2" draw:text-style-name="P2" xml:id="id67" draw:id="id67" draw:layer="layout" svg:width="1cm" svg:height="0.9cm" svg:x="48.486cm" svg:y="22.1cm">
          <text:p text:style-name="P1"><text:span text:style-name="T1">BUF</text:span></text:p>
          <text:p text:style-name="P1"><text:span text:style-name="T1">287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5.862cm" svg:y1="26.2cm" svg:x2="48.986cm" svg:y2="23cm" draw:start-shape="id66" draw:start-glue-point="0" draw:end-shape="id67" draw:end-glue-point="2" svg:d="M25862 26200l23124-3200" svg:viewBox="0 0 23125 3201">
          <text:p/>
        </draw:connector>
        <draw:custom-shape draw:style-name="gr4" draw:text-style-name="P4" xml:id="id68" draw:id="id68" draw:layer="layout" svg:width="2.1cm" svg:height="0.9cm" svg:x="22.512cm" svg:y="26.2cm">
          <text:p text:style-name="P1"><text:span text:style-name="T1">DFF (clk12)</text:span></text:p>
          <text:p text:style-name="P1"><text:span text:style-name="T1">275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3.562cm" svg:y1="26.2cm" svg:x2="11.739cm" svg:y2="22.974cm" draw:start-shape="id68" draw:start-glue-point="0" draw:end-shape="id16" draw:end-glue-point="2" svg:d="M23562 26200l-11823-3226" svg:viewBox="0 0 11824 3227">
          <text:p/>
        </draw:connector>
        <draw:custom-shape draw:style-name="gr2" draw:text-style-name="P2" xml:id="id69" draw:id="id69" draw:layer="layout" svg:width="1cm" svg:height="0.9cm" svg:x="47.286cm" svg:y="22.1cm">
          <text:p text:style-name="P1"><text:span text:style-name="T1">BUF</text:span></text:p>
          <text:p text:style-name="P1"><text:span text:style-name="T1">2838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3.562cm" svg:y1="26.2cm" svg:x2="47.786cm" svg:y2="23cm" draw:start-shape="id68" draw:start-glue-point="0" draw:end-shape="id69" draw:end-glue-point="2" svg:d="M23562 26200l24224-3200" svg:viewBox="0 0 24225 3201">
          <text:p/>
        </draw:connector>
        <draw:custom-shape draw:style-name="gr4" draw:text-style-name="P4" xml:id="id70" draw:id="id70" draw:layer="layout" svg:width="2.1cm" svg:height="0.9cm" svg:x="20.212cm" svg:y="26.2cm">
          <text:p text:style-name="P1"><text:span text:style-name="T1">DFF (clk12)</text:span></text:p>
          <text:p text:style-name="P1"><text:span text:style-name="T1">3673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1.262cm" svg:y1="26.2cm" svg:x2="10.639cm" svg:y2="22.974cm" draw:start-shape="id70" draw:start-glue-point="0" draw:end-shape="id12" draw:end-glue-point="2" svg:d="M21262 26200l-10623-3226" svg:viewBox="0 0 10624 3227">
          <text:p/>
        </draw:connector>
        <draw:custom-shape draw:style-name="gr2" draw:text-style-name="P2" xml:id="id71" draw:id="id71" draw:layer="layout" svg:width="1cm" svg:height="0.9cm" svg:x="46.086cm" svg:y="22.1cm">
          <text:p text:style-name="P1"><text:span text:style-name="T1">BUF</text:span></text:p>
          <text:p text:style-name="P1"><text:span text:style-name="T1">2779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1.262cm" svg:y1="26.2cm" svg:x2="46.586cm" svg:y2="23cm" draw:start-shape="id70" draw:start-glue-point="0" draw:end-shape="id71" draw:end-glue-point="2" svg:d="M21262 26200l25324-3200" svg:viewBox="0 0 25325 3201">
          <text:p/>
        </draw:connector>
        <draw:custom-shape draw:style-name="gr4" draw:text-style-name="P4" xml:id="id72" draw:id="id72" draw:layer="layout" svg:width="2.1cm" svg:height="0.9cm" svg:x="17.912cm" svg:y="26.2cm">
          <text:p text:style-name="P1"><text:span text:style-name="T1">DFF (clk12)</text:span></text:p>
          <text:p text:style-name="P1"><text:span text:style-name="T1">2858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8.962cm" svg:y1="26.2cm" svg:x2="9.439cm" svg:y2="22.974cm" draw:start-shape="id72" draw:start-glue-point="0" draw:end-shape="id6" draw:end-glue-point="2" svg:d="M18962 26200l-9523-3226" svg:viewBox="0 0 9524 3227">
          <text:p/>
        </draw:connector>
        <draw:custom-shape draw:style-name="gr2" draw:text-style-name="P2" xml:id="id73" draw:id="id73" draw:layer="layout" svg:width="1cm" svg:height="0.9cm" svg:x="44.886cm" svg:y="22.1cm">
          <text:p text:style-name="P1"><text:span text:style-name="T1">BUF</text:span></text:p>
          <text:p text:style-name="P1"><text:span text:style-name="T1">287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8.962cm" svg:y1="26.2cm" svg:x2="45.386cm" svg:y2="23cm" draw:start-shape="id72" draw:start-glue-point="0" draw:end-shape="id73" draw:end-glue-point="2" svg:d="M18962 26200l26424-3200" svg:viewBox="0 0 26425 3201">
          <text:p/>
        </draw:connector>
        <draw:custom-shape draw:style-name="gr4" draw:text-style-name="P4" xml:id="id74" draw:id="id74" draw:layer="layout" svg:width="2.1cm" svg:height="0.9cm" svg:x="15.612cm" svg:y="26.2cm">
          <text:p text:style-name="P1"><text:span text:style-name="T1">DFF (clk12)</text:span></text:p>
          <text:p text:style-name="P1"><text:span text:style-name="T1">2854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6.662cm" svg:y1="26.2cm" svg:x2="8.339cm" svg:y2="22.974cm" draw:start-shape="id74" draw:start-glue-point="0" draw:end-shape="id15" draw:end-glue-point="2" svg:d="M16662 26200l-8323-3226" svg:viewBox="0 0 8324 3227">
          <text:p/>
        </draw:connector>
        <draw:custom-shape draw:style-name="gr2" draw:text-style-name="P2" xml:id="id75" draw:id="id75" draw:layer="layout" svg:width="1cm" svg:height="0.9cm" svg:x="43.686cm" svg:y="22.1cm">
          <text:p text:style-name="P1"><text:span text:style-name="T1">BUF</text:span></text:p>
          <text:p text:style-name="P1"><text:span text:style-name="T1">287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6.662cm" svg:y1="26.2cm" svg:x2="44.186cm" svg:y2="23cm" draw:start-shape="id74" draw:start-glue-point="0" draw:end-shape="id75" draw:end-glue-point="2" svg:d="M16662 26200l27524-3200" svg:viewBox="0 0 27525 3201">
          <text:p/>
        </draw:connector>
        <draw:custom-shape draw:style-name="gr4" draw:text-style-name="P4" xml:id="id77" draw:id="id77" draw:layer="layout" svg:width="2.1cm" svg:height="0.9cm" svg:x="13.312cm" svg:y="26.2cm">
          <text:p text:style-name="P1"><text:span text:style-name="T1">DFF (clk12)</text:span></text:p>
          <text:p text:style-name="P1"><text:span text:style-name="T1">358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6" draw:id="id76" draw:layer="layout" svg:width="2.1cm" svg:height="0.9cm" svg:x="11.012cm" svg:y="26.2cm">
          <text:p text:style-name="P1"><text:span text:style-name="T1">DFF (clk12)</text:span></text:p>
          <text:p text:style-name="P1"><text:span text:style-name="T1">2769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2.062cm" svg:y1="26.2cm" svg:x2="6.139cm" svg:y2="22.974cm" draw:start-shape="id76" draw:start-glue-point="0" draw:end-shape="id8" draw:end-glue-point="2" svg:d="M12062 26200l-5923-3226" svg:viewBox="0 0 5924 3227">
          <text:p/>
        </draw:connector>
        <draw:connector draw:style-name="gr5" draw:text-style-name="P5" draw:layer="layout" draw:type="line" svg:x1="14.362cm" svg:y1="26.2cm" svg:x2="7.239cm" svg:y2="22.974cm" draw:start-shape="id77" draw:start-glue-point="0" draw:end-shape="id14" draw:end-glue-point="2" svg:d="M14362 26200l-7123-3226" svg:viewBox="0 0 7124 3227">
          <text:p/>
        </draw:connector>
        <draw:custom-shape draw:style-name="gr2" draw:text-style-name="P2" xml:id="id78" draw:id="id78" draw:layer="layout" svg:width="1cm" svg:height="0.9cm" svg:x="42.486cm" svg:y="22.1cm">
          <text:p text:style-name="P1"><text:span text:style-name="T1">BUF</text:span></text:p>
          <text:p text:style-name="P1"><text:span text:style-name="T1">30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9" draw:id="id79" draw:layer="layout" svg:width="1cm" svg:height="0.9cm" svg:x="41.286cm" svg:y="22.1cm">
          <text:p text:style-name="P1"><text:span text:style-name="T1">BUF</text:span></text:p>
          <text:p text:style-name="P1"><text:span text:style-name="T1">278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4.362cm" svg:y1="26.2cm" svg:x2="42.986cm" svg:y2="23cm" draw:start-shape="id77" draw:start-glue-point="0" draw:end-shape="id78" draw:end-glue-point="2" svg:d="M14362 26200l28624-3200" svg:viewBox="0 0 28625 3201">
          <text:p/>
        </draw:connector>
        <draw:connector draw:style-name="gr5" draw:text-style-name="P5" draw:layer="layout" draw:type="line" svg:x1="12.062cm" svg:y1="26.2cm" svg:x2="41.786cm" svg:y2="23cm" draw:start-shape="id76" draw:start-glue-point="0" draw:end-shape="id79" draw:end-glue-point="2" svg:d="M12062 26200l29724-3200" svg:viewBox="0 0 29725 3201">
          <text:p/>
        </draw:connector>
        <draw:connector draw:style-name="gr3" draw:text-style-name="P3" draw:layer="layout" draw:type="line" svg:x1="44.186cm" svg:y1="22.1cm" svg:x2="46.688cm" svg:y2="19.8cm" draw:start-shape="id75" draw:start-glue-point="0" draw:end-shape="id80" draw:end-glue-point="22" svg:d="M44186 22100l2502-2300" svg:viewBox="0 0 2503 2301">
          <text:p text:style-name="P1"><text:span text:style-name="T2">in05</text:span></text:p>
        </draw:connector>
        <draw:custom-shape draw:style-name="gr1" draw:text-style-name="P1" xml:id="id80" draw:id="id80" draw:layer="layout" svg:width="30.9cm" svg:height="2.4cm" svg:x="41.286cm" svg:y="17.4cm">
          <draw:glue-point draw:id="4" svg:x="3.39cm" svg:y="-5cm"/>
          <draw:glue-point draw:id="5" svg:x="-4.223cm" svg:y="-5cm"/>
          <draw:glue-point draw:id="6" svg:x="-3.576cm" svg:y="-5cm"/>
          <draw:glue-point draw:id="7" svg:x="-2.281cm" svg:y="-5cm"/>
          <draw:glue-point draw:id="8" svg:x="-1.666cm" svg:y="-5cm"/>
          <draw:glue-point draw:id="9" svg:x="-1.019cm" svg:y="-5cm"/>
          <draw:glue-point draw:id="10" svg:x="-0.404cm" svg:y="-5cm"/>
          <draw:glue-point draw:id="11" svg:x="0.348cm" svg:y="-5cm"/>
          <draw:glue-point draw:id="12" svg:x="2.225cm" svg:y="-5cm"/>
          <draw:glue-point draw:id="13" svg:x="4.749cm" svg:y="-5.004cm"/>
          <draw:glue-point draw:id="14" svg:x="-5cm" svg:y="-3.333cm"/>
          <draw:glue-point draw:id="15" svg:x="-5cm" svg:y="-1.666cm"/>
          <draw:glue-point draw:id="16" svg:x="-5cm" svg:y="0cm"/>
          <draw:glue-point draw:id="17" svg:x="-5cm" svg:y="1.666cm"/>
          <draw:glue-point draw:id="18" svg:x="-5cm" svg:y="3.333cm"/>
          <draw:glue-point draw:id="19" svg:x="-4.546cm" svg:y="5.004cm"/>
          <draw:glue-point draw:id="20" svg:x="-4.223cm" svg:y="5.004cm"/>
          <draw:glue-point draw:id="21" svg:x="-3.576cm" svg:y="5.004cm"/>
          <draw:glue-point draw:id="22" svg:x="-3.252cm" svg:y="5.004cm"/>
          <draw:glue-point draw:id="23" svg:x="-2.605cm" svg:y="5.004cm"/>
          <draw:glue-point draw:id="24" svg:x="-2.281cm" svg:y="5.004cm"/>
          <draw:glue-point draw:id="25" svg:x="-1.99cm" svg:y="5.004cm"/>
          <draw:glue-point draw:id="26" svg:x="-1.666cm" svg:y="5cm"/>
          <draw:glue-point draw:id="27" svg:x="-1.343cm" svg:y="5.004cm"/>
          <draw:glue-point draw:id="28" svg:x="-1.019cm" svg:y="5cm"/>
          <draw:glue-point draw:id="29" svg:x="-0.728cm" svg:y="5cm"/>
          <draw:glue-point draw:id="30" svg:x="-0.436cm" svg:y="5cm"/>
          <draw:glue-point draw:id="31" svg:x="-0.145cm" svg:y="5cm"/>
          <draw:glue-point draw:id="32" svg:x="0.177cm" svg:y="5cm"/>
          <draw:glue-point draw:id="33" svg:x="0.76cm" svg:y="5.004cm"/>
          <draw:glue-point draw:id="34" svg:x="1.051cm" svg:y="5.004cm"/>
          <draw:glue-point draw:id="35" svg:x="2.928cm" svg:y="5.004cm"/>
          <draw:glue-point draw:id="36" svg:x="1.699cm" svg:y="5.004cm"/>
          <draw:glue-point draw:id="37" svg:x="2.346cm" svg:y="5.004cm"/>
          <draw:glue-point draw:id="38" svg:x="2.637cm" svg:y="5.004cm"/>
          <draw:glue-point draw:id="39" svg:x="3.22cm" svg:y="5.004cm"/>
          <draw:glue-point draw:id="40" svg:x="3.511cm" svg:y="5.004cm"/>
          <draw:glue-point draw:id="41" svg:x="3.802cm" svg:y="5.004cm"/>
          <draw:glue-point draw:id="42" svg:x="4.126cm" svg:y="5.004cm"/>
          <draw:glue-point draw:id="43" svg:x="4.449cm" svg:y="5.004cm"/>
          <draw:glue-point draw:id="44" svg:x="4.741cm" svg:y="5.004cm"/>
          <draw:glue-point draw:id="45" svg:x="-4.838cm" svg:y="5cm"/>
          <draw:glue-point draw:id="46" svg:x="-3.899cm" svg:y="5.004cm"/>
          <draw:glue-point draw:id="47" svg:x="-2.928cm" svg:y="5.004cm"/>
          <draw:glue-point draw:id="48" svg:x="0.469cm" svg:y="5cm"/>
          <draw:glue-point draw:id="49" svg:x="1.375cm" svg:y="5.004cm"/>
          <draw:glue-point draw:id="50" svg:x="2.022cm" svg:y="5.004cm"/>
          <draw:glue-point draw:id="51" svg:x="-4.838cm" svg:y="-5cm"/>
          <draw:glue-point draw:id="52" svg:x="-2.961cm" svg:y="-5cm"/>
          <draw:glue-point draw:id="53" svg:x="0.995cm" svg:y="-5cm"/>
          <draw:glue-point draw:id="54" svg:x="1.642cm" svg:y="-5.004cm"/>
          <draw:glue-point draw:id="55" svg:x="2.743cm" svg:y="-5cm"/>
          <draw:glue-point draw:id="56" svg:x="4.069cm" svg:y="-5cm"/>
          <text:p text:style-name="P1">UNIT 04</text:p>
          <text:p text:style-name="P1">RLE Encoded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2.986cm" svg:y1="22.1cm" svg:x2="45.687cm" svg:y2="19.8cm" draw:start-shape="id78" draw:start-glue-point="0" draw:end-shape="id80" draw:end-glue-point="21" svg:d="M42986 22100l2701-2300" svg:viewBox="0 0 2702 2301">
          <text:p text:style-name="P1"><text:span text:style-name="T2">in04</text:span></text:p>
        </draw:connector>
        <draw:connector draw:style-name="gr3" draw:text-style-name="P3" draw:layer="layout" draw:type="line" svg:x1="41.786cm" svg:y1="22.1cm" svg:x2="44.689cm" svg:y2="19.8cm" draw:start-shape="id79" draw:start-glue-point="0" draw:end-shape="id80" draw:end-glue-point="46" svg:d="M41786 22100l2903-2300" svg:viewBox="0 0 2904 2301">
          <text:p text:style-name="P1"><text:span text:style-name="T2">in03</text:span></text:p>
        </draw:connector>
        <draw:custom-shape draw:style-name="gr2" draw:text-style-name="P2" xml:id="id81" draw:id="id81" draw:layer="layout" svg:width="1cm" svg:height="0.9cm" svg:x="40.086cm" svg:y="22.1cm">
          <text:p text:style-name="P1"><text:span text:style-name="T1">BUF</text:span></text:p>
          <text:p text:style-name="P1"><text:span text:style-name="T1">33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586cm" svg:y1="22.1cm" svg:x2="43.687cm" svg:y2="19.8cm" draw:start-shape="id81" draw:start-glue-point="0" draw:end-shape="id80" draw:end-glue-point="20" svg:d="M40586 22100l3101-2300" svg:viewBox="0 0 3102 2301">
          <text:p text:style-name="P1"><text:span text:style-name="T2">in02</text:span></text:p>
        </draw:connector>
        <draw:custom-shape draw:style-name="gr4" draw:text-style-name="P4" xml:id="id82" draw:id="id82" draw:layer="layout" svg:width="2.1cm" svg:height="0.9cm" svg:x="8.712cm" svg:y="26.2cm">
          <text:p text:style-name="P1"><text:span text:style-name="T1">DFF (clk12)</text:span></text:p>
          <text:p text:style-name="P1"><text:span text:style-name="T1">3383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9.762cm" svg:y1="26.2cm" svg:x2="40.586cm" svg:y2="23cm" draw:start-shape="id82" draw:start-glue-point="0" draw:end-shape="id81" draw:end-glue-point="2" svg:d="M9762 26200l30824-3200" svg:viewBox="0 0 30825 3201">
          <text:p/>
        </draw:connector>
        <draw:custom-shape draw:style-name="gr2" draw:text-style-name="P2" xml:id="id83" draw:id="id83" draw:layer="layout" svg:width="1cm" svg:height="0.9cm" svg:x="38.886cm" svg:y="22.1cm">
          <text:p text:style-name="P1"><text:span text:style-name="T1">BUF</text:span></text:p>
          <text:p text:style-name="P1"><text:span text:style-name="T1">331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386cm" svg:y1="22.1cm" svg:x2="42.689cm" svg:y2="19.8cm" draw:start-shape="id83" draw:start-glue-point="0" draw:end-shape="id80" draw:end-glue-point="19" svg:d="M39386 22100l3303-2300" svg:viewBox="0 0 3304 2301">
          <text:p text:style-name="P1"><text:span text:style-name="T2">in01</text:span></text:p>
        </draw:connector>
        <draw:custom-shape draw:style-name="gr4" draw:text-style-name="P4" xml:id="id84" draw:id="id84" draw:layer="layout" svg:width="2.1cm" svg:height="0.9cm" svg:x="6.412cm" svg:y="26.2cm">
          <text:p text:style-name="P1"><text:span text:style-name="T1">DFF (clk12)</text:span></text:p>
          <text:p text:style-name="P1"><text:span text:style-name="T1">3379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7.462cm" svg:y1="26.2cm" svg:x2="39.386cm" svg:y2="23cm" draw:start-shape="id84" draw:start-glue-point="0" draw:end-shape="id83" draw:end-glue-point="2" svg:d="M7462 26200l31924-3200" svg:viewBox="0 0 31925 3201">
          <text:p/>
        </draw:connector>
        <draw:custom-shape draw:style-name="gr2" draw:text-style-name="P2" xml:id="id85" draw:id="id85" draw:layer="layout" svg:width="1cm" svg:height="0.9cm" svg:x="37.686cm" svg:y="22.1cm">
          <text:p text:style-name="P1"><text:span text:style-name="T1">BUF</text:span></text:p>
          <text:p text:style-name="P1"><text:span text:style-name="T1">341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186cm" svg:y1="22.1cm" svg:x2="41.787cm" svg:y2="19.8cm" draw:start-shape="id85" draw:start-glue-point="0" draw:end-shape="id80" draw:end-glue-point="45" svg:d="M38186 22100l3601-2300" svg:viewBox="0 0 3602 2301">
          <text:p text:style-name="P1"><text:span text:style-name="T2">in00</text:span></text:p>
        </draw:connector>
        <draw:custom-shape draw:style-name="gr4" draw:text-style-name="P4" xml:id="id86" draw:id="id86" draw:layer="layout" svg:width="2.1cm" svg:height="0.9cm" svg:x="4.112cm" svg:y="26.2cm">
          <text:p text:style-name="P1"><text:span text:style-name="T1">DFF (clk12)</text:span></text:p>
          <text:p text:style-name="P1"><text:span text:style-name="T1">3610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162cm" svg:y1="26.2cm" svg:x2="38.186cm" svg:y2="23cm" draw:start-shape="id86" draw:start-glue-point="0" draw:end-shape="id85" draw:end-glue-point="2" svg:d="M5162 26200l33024-3200" svg:viewBox="0 0 33025 3201">
          <text:p/>
        </draw:connector>
        <draw:connector draw:style-name="gr3" draw:text-style-name="P3" draw:layer="layout" draw:type="line" svg:x1="45.386cm" svg:y1="22.1cm" svg:x2="47.689cm" svg:y2="19.8cm" draw:start-shape="id73" draw:start-glue-point="0" draw:end-shape="id80" draw:end-glue-point="47" svg:d="M45386 22100l2303-2300" svg:viewBox="0 0 2304 2301">
          <text:p text:style-name="P1"><text:span text:style-name="T2">in06</text:span></text:p>
        </draw:connector>
        <draw:connector draw:style-name="gr3" draw:text-style-name="P3" draw:layer="layout" draw:type="line" svg:x1="46.586cm" svg:y1="22.1cm" svg:x2="48.687cm" svg:y2="19.8cm" draw:start-shape="id71" draw:start-glue-point="0" draw:end-shape="id80" draw:end-glue-point="23" svg:d="M46586 22100l2101-2300" svg:viewBox="0 0 2102 2301">
          <text:p text:style-name="P1"><text:span text:style-name="T2">in07</text:span></text:p>
        </draw:connector>
        <draw:connector draw:style-name="gr3" draw:text-style-name="P3" draw:layer="layout" draw:type="line" svg:x1="47.786cm" svg:y1="22.1cm" svg:x2="49.688cm" svg:y2="19.8cm" draw:start-shape="id69" draw:start-glue-point="0" draw:end-shape="id80" draw:end-glue-point="24" svg:d="M47786 22100l1902-2300" svg:viewBox="0 0 1903 2301">
          <text:p text:style-name="P1"><text:span text:style-name="T2">in08</text:span></text:p>
        </draw:connector>
        <draw:connector draw:style-name="gr3" draw:text-style-name="P3" draw:layer="layout" draw:type="line" svg:x1="48.986cm" svg:y1="22.1cm" svg:x2="50.587cm" svg:y2="19.8cm" draw:start-shape="id67" draw:start-glue-point="0" draw:end-shape="id80" draw:end-glue-point="25" svg:d="M48986 22100l1601-2300" svg:viewBox="0 0 1602 2301">
          <text:p text:style-name="P1"><text:span text:style-name="T2">in09</text:span></text:p>
        </draw:connector>
        <draw:connector draw:style-name="gr3" draw:text-style-name="P3" draw:layer="layout" draw:type="line" svg:x1="50.186cm" svg:y1="22.1cm" svg:x2="51.589cm" svg:y2="19.8cm" draw:start-shape="id65" draw:start-glue-point="0" draw:end-shape="id80" draw:end-glue-point="26" svg:d="M50186 22100l1403-2300" svg:viewBox="0 0 1404 2301">
          <text:p text:style-name="P1"><text:span text:style-name="T2">in10</text:span></text:p>
        </draw:connector>
        <draw:connector draw:style-name="gr3" draw:text-style-name="P3" draw:layer="layout" draw:type="line" svg:x1="51.386cm" svg:y1="22.1cm" svg:x2="52.587cm" svg:y2="19.8cm" draw:start-shape="id63" draw:start-glue-point="0" draw:end-shape="id80" draw:end-glue-point="27" svg:d="M51386 22100l1201-2300" svg:viewBox="0 0 1202 2301">
          <text:p text:style-name="P1"><text:span text:style-name="T2">in11</text:span></text:p>
        </draw:connector>
        <draw:connector draw:style-name="gr3" draw:text-style-name="P3" draw:layer="layout" draw:type="line" svg:x1="52.586cm" svg:y1="22.1cm" svg:x2="53.588cm" svg:y2="19.8cm" draw:start-shape="id61" draw:start-glue-point="0" draw:end-shape="id80" draw:end-glue-point="28" svg:d="M52586 22100l1002-2300" svg:viewBox="0 0 1003 2301">
          <text:p text:style-name="P1"><text:span text:style-name="T2">in12</text:span></text:p>
        </draw:connector>
        <draw:connector draw:style-name="gr3" draw:text-style-name="P3" draw:layer="layout" draw:type="line" svg:x1="53.786cm" svg:y1="22.1cm" svg:x2="54.487cm" svg:y2="19.8cm" draw:start-shape="id59" draw:start-glue-point="0" draw:end-shape="id80" draw:end-glue-point="29" svg:d="M53786 22100l701-2300" svg:viewBox="0 0 702 2301">
          <text:p text:style-name="P1"><text:span text:style-name="T2">in13</text:span></text:p>
        </draw:connector>
        <draw:connector draw:style-name="gr3" draw:text-style-name="P3" draw:layer="layout" draw:type="line" svg:x1="54.986cm" svg:y1="22.1cm" svg:x2="55.389cm" svg:y2="19.8cm" draw:start-shape="id57" draw:start-glue-point="0" draw:end-shape="id80" draw:end-glue-point="30" svg:d="M54986 22100l403-2300" svg:viewBox="0 0 404 2301">
          <text:p text:style-name="P1"><text:span text:style-name="T2">in14</text:span></text:p>
        </draw:connector>
        <draw:connector draw:style-name="gr3" draw:text-style-name="P3" draw:layer="layout" draw:type="line" svg:x1="56.186cm" svg:y1="22.1cm" svg:x2="56.288cm" svg:y2="19.8cm" draw:start-shape="id55" draw:start-glue-point="0" draw:end-shape="id80" draw:end-glue-point="31" svg:d="M56186 22100l102-2300" svg:viewBox="0 0 103 2301">
          <text:p text:style-name="P1"><text:span text:style-name="T2">in15</text:span></text:p>
        </draw:connector>
        <draw:custom-shape draw:style-name="gr2" draw:text-style-name="P2" xml:id="id91" draw:id="id91" draw:layer="layout" svg:width="1cm" svg:height="0.9cm" svg:x="59.286cm" svg:y="22.1cm">
          <text:p text:style-name="P1"><text:span text:style-name="T1">BUF</text:span></text:p>
          <text:p text:style-name="P1"><text:span text:style-name="T1">338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9" draw:id="id89" draw:layer="layout" svg:width="1cm" svg:height="0.9cm" svg:x="58.086cm" svg:y="22.1cm">
          <text:p text:style-name="P1"><text:span text:style-name="T1">BUF</text:span></text:p>
          <text:p text:style-name="P1"><text:span text:style-name="T1">3610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7" draw:id="id87" draw:layer="layout" svg:width="1cm" svg:height="0.9cm" svg:x="56.886cm" svg:y="22.1cm">
          <text:p text:style-name="P1"><text:span text:style-name="T1">BUF</text:span></text:p>
          <text:p text:style-name="P1"><text:span text:style-name="T1">338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7.386cm" svg:y1="22.1cm" svg:x2="57.282cm" svg:y2="19.8cm" draw:start-shape="id87" draw:start-glue-point="0" draw:end-shape="id80" draw:end-glue-point="32" svg:d="M57386 22100l-104-2300" svg:viewBox="0 0 105 2301">
          <text:p text:style-name="P1"><text:span text:style-name="T2">in16</text:span></text:p>
        </draw:connector>
        <draw:custom-shape draw:style-name="gr4" draw:text-style-name="P4" xml:id="id88" draw:id="id88" draw:layer="layout" svg:width="2.1cm" svg:height="0.9cm" svg:x="40.912cm" svg:y="26.2cm">
          <text:p text:style-name="P1"><text:span text:style-name="T1">DFF (clk12)</text:span></text:p>
          <text:p text:style-name="P1"><text:span text:style-name="T1">349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1.962cm" svg:y1="26.2cm" svg:x2="57.386cm" svg:y2="23cm" draw:start-shape="id88" draw:start-glue-point="0" draw:end-shape="id87" draw:end-glue-point="2" svg:d="M41962 26200l15424-3200" svg:viewBox="0 0 15425 3201">
          <text:p/>
        </draw:connector>
        <draw:connector draw:style-name="gr3" draw:text-style-name="P3" draw:layer="layout" draw:type="line" svg:x1="58.586cm" svg:y1="22.1cm" svg:x2="58.185cm" svg:y2="19.8cm" draw:start-shape="id89" draw:start-glue-point="0" draw:end-shape="id80" draw:end-glue-point="48" svg:d="M58586 22100l-401-2300" svg:viewBox="0 0 402 2301">
          <text:p text:style-name="P1"><text:span text:style-name="T2">in17</text:span></text:p>
        </draw:connector>
        <draw:custom-shape draw:style-name="gr4" draw:text-style-name="P4" xml:id="id90" draw:id="id90" draw:layer="layout" svg:width="2.1cm" svg:height="0.9cm" svg:x="43.212cm" svg:y="26.2cm">
          <text:p text:style-name="P1"><text:span text:style-name="T1">DFF (clk12)</text:span></text:p>
          <text:p text:style-name="P1"><text:span text:style-name="T1">3610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4.262cm" svg:y1="26.2cm" svg:x2="58.586cm" svg:y2="23cm" draw:start-shape="id90" draw:start-glue-point="0" draw:end-shape="id89" draw:end-glue-point="2" svg:d="M44262 26200l14324-3200" svg:viewBox="0 0 14325 3201">
          <text:p/>
        </draw:connector>
        <draw:connector draw:style-name="gr3" draw:text-style-name="P3" draw:layer="layout" draw:type="line" svg:x1="59.786cm" svg:y1="22.1cm" svg:x2="59.084cm" svg:y2="19.8cm" draw:start-shape="id91" draw:start-glue-point="0" draw:end-shape="id80" draw:end-glue-point="33" svg:d="M59786 22100l-702-2300" svg:viewBox="0 0 703 2301">
          <text:p text:style-name="P1"><text:span text:style-name="T2">in18</text:span></text:p>
        </draw:connector>
        <draw:custom-shape draw:style-name="gr4" draw:text-style-name="P4" xml:id="id92" draw:id="id92" draw:layer="layout" svg:width="2.1cm" svg:height="0.9cm" svg:x="45.512cm" svg:y="26.2cm">
          <text:p text:style-name="P1"><text:span text:style-name="T1">DFF (clk12)</text:span></text:p>
          <text:p text:style-name="P1"><text:span text:style-name="T1">3384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6.562cm" svg:y1="26.2cm" svg:x2="59.786cm" svg:y2="23cm" draw:start-shape="id92" draw:start-glue-point="0" draw:end-shape="id91" draw:end-glue-point="2" svg:d="M46562 26200l13224-3200" svg:viewBox="0 0 13225 3201">
          <text:p/>
        </draw:connector>
        <draw:connector draw:style-name="gr3" draw:text-style-name="P3" draw:layer="layout" draw:type="line" svg:x1="60.986cm" svg:y1="22.1cm" svg:x2="59.983cm" svg:y2="19.8cm" draw:start-shape="id53" draw:start-glue-point="0" draw:end-shape="id80" draw:end-glue-point="34" svg:d="M60986 22100l-1003-2300" svg:viewBox="0 0 1004 2301">
          <text:p text:style-name="P1"><text:span text:style-name="T2">in19</text:span></text:p>
        </draw:connector>
        <draw:connector draw:style-name="gr3" draw:text-style-name="P3" draw:layer="layout" draw:type="line" svg:x1="62.186cm" svg:y1="22.1cm" svg:x2="60.984cm" svg:y2="19.8cm" draw:start-shape="id51" draw:start-glue-point="0" draw:end-shape="id80" draw:end-glue-point="49" svg:d="M62186 22100l-1202-2300" svg:viewBox="0 0 1203 2301">
          <text:p text:style-name="P1"><text:span text:style-name="T2">in20</text:span></text:p>
        </draw:connector>
        <draw:connector draw:style-name="gr3" draw:text-style-name="P3" draw:layer="layout" draw:type="line" svg:x1="63.386cm" svg:y1="22.1cm" svg:x2="61.985cm" svg:y2="19.8cm" draw:start-shape="id49" draw:start-glue-point="0" draw:end-shape="id80" draw:end-glue-point="36" svg:d="M63386 22100l-1401-2300" svg:viewBox="0 0 1402 2301">
          <text:p text:style-name="P1"><text:span text:style-name="T2">in21</text:span></text:p>
        </draw:connector>
        <draw:connector draw:style-name="gr3" draw:text-style-name="P3" draw:layer="layout" draw:type="line" svg:x1="64.586cm" svg:y1="22.1cm" svg:x2="62.983cm" svg:y2="19.8cm" draw:start-shape="id47" draw:start-glue-point="0" draw:end-shape="id80" draw:end-glue-point="50" svg:d="M64586 22100l-1603-2300" svg:viewBox="0 0 1604 2301">
          <text:p text:style-name="P1"><text:span text:style-name="T2">in22</text:span></text:p>
        </draw:connector>
        <draw:connector draw:style-name="gr3" draw:text-style-name="P3" draw:layer="layout" draw:type="line" svg:x1="65.786cm" svg:y1="22.1cm" svg:x2="63.985cm" svg:y2="19.8cm" draw:start-shape="id45" draw:start-glue-point="0" draw:end-shape="id80" draw:end-glue-point="37" svg:d="M65786 22100l-1801-2300" svg:viewBox="0 0 1802 2301">
          <text:p text:style-name="P1"><text:span text:style-name="T2">in23</text:span></text:p>
        </draw:connector>
        <draw:connector draw:style-name="gr3" draw:text-style-name="P3" draw:layer="layout" draw:type="line" svg:x1="66.986cm" svg:y1="22.1cm" svg:x2="64.884cm" svg:y2="19.8cm" draw:start-shape="id43" draw:start-glue-point="0" draw:end-shape="id80" draw:end-glue-point="38" svg:d="M66986 22100l-2102-2300" svg:viewBox="0 0 2103 2301">
          <text:p text:style-name="P1"><text:span text:style-name="T2">in24</text:span></text:p>
        </draw:connector>
        <draw:connector draw:style-name="gr3" draw:text-style-name="P3" draw:layer="layout" draw:type="line" svg:x1="68.186cm" svg:y1="22.1cm" svg:x2="65.783cm" svg:y2="19.8cm" draw:start-shape="id42" draw:start-glue-point="0" draw:end-shape="id80" draw:end-glue-point="35" svg:d="M68186 22100l-2403-2300" svg:viewBox="0 0 2404 2301">
          <text:p text:style-name="P1"><text:span text:style-name="T2">in25</text:span></text:p>
        </draw:connector>
        <draw:connector draw:style-name="gr3" draw:text-style-name="P3" draw:layer="layout" draw:type="line" svg:x1="69.386cm" svg:y1="22.1cm" svg:x2="66.685cm" svg:y2="19.8cm" draw:start-shape="id40" draw:start-glue-point="0" draw:end-shape="id80" draw:end-glue-point="39" svg:d="M69386 22100l-2701-2300" svg:viewBox="0 0 2702 2301">
          <text:p text:style-name="P1"><text:span text:style-name="T2">in26</text:span></text:p>
        </draw:connector>
        <draw:connector draw:style-name="gr3" draw:text-style-name="P3" draw:layer="layout" draw:type="line" svg:x1="70.586cm" svg:y1="22.1cm" svg:x2="67.584cm" svg:y2="19.8cm" draw:start-shape="id38" draw:start-glue-point="0" draw:end-shape="id80" draw:end-glue-point="40" svg:d="M70586 22100l-3002-2300" svg:viewBox="0 0 3003 2301">
          <text:p text:style-name="P1"><text:span text:style-name="T2">in27</text:span></text:p>
        </draw:connector>
        <draw:connector draw:style-name="gr3" draw:text-style-name="P3" draw:layer="layout" draw:type="line" svg:x1="71.786cm" svg:y1="22.1cm" svg:x2="68.484cm" svg:y2="19.8cm" draw:start-shape="id36" draw:start-glue-point="0" draw:end-shape="id80" draw:end-glue-point="41" svg:d="M71786 22100l-3302-2300" svg:viewBox="0 0 3303 2301">
          <text:p text:style-name="P1"><text:span text:style-name="T2">in28</text:span></text:p>
        </draw:connector>
        <draw:connector draw:style-name="gr3" draw:text-style-name="P3" draw:layer="layout" draw:type="line" svg:x1="72.986cm" svg:y1="22.1cm" svg:x2="69.485cm" svg:y2="19.8cm" draw:start-shape="id34" draw:start-glue-point="0" draw:end-shape="id80" draw:end-glue-point="42" svg:d="M72986 22100l-3501-2300" svg:viewBox="0 0 3502 2301">
          <text:p text:style-name="P1"><text:span text:style-name="T2">in29</text:span></text:p>
        </draw:connector>
        <draw:connector draw:style-name="gr3" draw:text-style-name="P3" draw:layer="layout" draw:type="line" svg:x1="74.186cm" svg:y1="22.1cm" svg:x2="70.483cm" svg:y2="19.8cm" draw:start-shape="id32" draw:start-glue-point="0" draw:end-shape="id80" draw:end-glue-point="43" svg:d="M74186 22100l-3703-2300" svg:viewBox="0 0 3704 2301">
          <text:p text:style-name="P1"><text:span text:style-name="T2">in30</text:span></text:p>
        </draw:connector>
        <draw:connector draw:style-name="gr3" draw:text-style-name="P3" draw:layer="layout" draw:type="line" svg:x1="75.386cm" svg:y1="22.1cm" svg:x2="71.385cm" svg:y2="19.8cm" draw:start-shape="id29" draw:start-glue-point="0" draw:end-shape="id80" draw:end-glue-point="44" svg:d="M75386 22100l-4001-2300" svg:viewBox="0 0 4002 2301">
          <text:p text:style-name="P1"><text:span text:style-name="T2">in31</text:span></text:p>
        </draw:connector>
        <draw:custom-shape draw:style-name="gr2" draw:text-style-name="P2" xml:id="id93" draw:id="id93" draw:layer="layout" svg:width="1cm" svg:height="0.9cm" svg:x="75.912cm" svg:y="28cm">
          <text:p text:style-name="P1"><text:span text:style-name="T1">BUF</text:span></text:p>
          <text:p text:style-name="P1"><text:span text:style-name="T1">398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76.412cm" svg:y1="28cm" svg:x2="76.462cm" svg:y2="27.1cm" draw:start-shape="id93" draw:start-glue-point="0" draw:end-shape="id28" draw:end-glue-point="2" svg:d="M76412 28000l50-900" svg:viewBox="0 0 51 901">
          <text:p/>
        </draw:connector>
        <draw:custom-shape draw:style-name="gr2" draw:text-style-name="P2" xml:id="id94" draw:id="id94" draw:layer="layout" svg:width="1cm" svg:height="0.9cm" svg:x="73.612cm" svg:y="28cm">
          <text:p text:style-name="P1"><text:span text:style-name="T1">BUF</text:span></text:p>
          <text:p text:style-name="P1"><text:span text:style-name="T1">3875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74.112cm" svg:y1="28cm" svg:x2="74.162cm" svg:y2="27.1cm" draw:start-shape="id94" draw:start-glue-point="0" draw:end-shape="id31" draw:end-glue-point="2" svg:d="M74112 28000l50-900" svg:viewBox="0 0 51 901">
          <text:p/>
        </draw:connector>
        <draw:custom-shape draw:style-name="gr2" draw:text-style-name="P2" xml:id="id95" draw:id="id95" draw:layer="layout" svg:width="1cm" svg:height="0.9cm" svg:x="71.312cm" svg:y="28cm">
          <text:p text:style-name="P1"><text:span text:style-name="T1">BUF</text:span></text:p>
          <text:p text:style-name="P1"><text:span text:style-name="T1">3685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71.812cm" svg:y1="28cm" svg:x2="71.862cm" svg:y2="27.1cm" draw:start-shape="id95" draw:start-glue-point="0" draw:end-shape="id33" draw:end-glue-point="2" svg:d="M71812 28000l50-900" svg:viewBox="0 0 51 901">
          <text:p/>
        </draw:connector>
        <draw:custom-shape draw:style-name="gr2" draw:text-style-name="P2" xml:id="id96" draw:id="id96" draw:layer="layout" svg:width="1cm" svg:height="0.9cm" svg:x="69.012cm" svg:y="28cm">
          <text:p text:style-name="P1"><text:span text:style-name="T1">BUF</text:span></text:p>
          <text:p text:style-name="P1"><text:span text:style-name="T1">324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9.512cm" svg:y1="28cm" svg:x2="69.562cm" svg:y2="27.1cm" draw:start-shape="id96" draw:start-glue-point="0" draw:end-shape="id35" draw:end-glue-point="2" svg:d="M69512 28000l50-900" svg:viewBox="0 0 51 901">
          <text:p/>
        </draw:connector>
        <draw:custom-shape draw:style-name="gr2" draw:text-style-name="P2" xml:id="id97" draw:id="id97" draw:layer="layout" svg:width="1cm" svg:height="0.9cm" svg:x="66.712cm" svg:y="28cm">
          <text:p text:style-name="P1"><text:span text:style-name="T1">BUF</text:span></text:p>
          <text:p text:style-name="P1"><text:span text:style-name="T1">3348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7.212cm" svg:y1="28cm" svg:x2="67.262cm" svg:y2="27.1cm" draw:start-shape="id97" draw:start-glue-point="0" draw:end-shape="id37" draw:end-glue-point="2" svg:d="M67212 28000l50-900" svg:viewBox="0 0 51 901">
          <text:p/>
        </draw:connector>
        <draw:custom-shape draw:style-name="gr2" draw:text-style-name="P2" xml:id="id98" draw:id="id98" draw:layer="layout" svg:width="1cm" svg:height="0.9cm" svg:x="64.412cm" svg:y="28cm">
          <text:p text:style-name="P1"><text:span text:style-name="T1">BUF</text:span></text:p>
          <text:p text:style-name="P1"><text:span text:style-name="T1">376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4.912cm" svg:y1="28cm" svg:x2="64.962cm" svg:y2="27.1cm" draw:start-shape="id98" draw:start-glue-point="0" draw:end-shape="id39" draw:end-glue-point="2" svg:d="M64912 28000l50-900" svg:viewBox="0 0 51 901">
          <text:p/>
        </draw:connector>
        <draw:custom-shape draw:style-name="gr2" draw:text-style-name="P2" xml:id="id99" draw:id="id99" draw:layer="layout" svg:width="1cm" svg:height="0.9cm" svg:x="62.112cm" svg:y="28cm">
          <text:p text:style-name="P1"><text:span text:style-name="T1">BUF</text:span></text:p>
          <text:p text:style-name="P1"><text:span text:style-name="T1">388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2.612cm" svg:y1="28cm" svg:x2="62.662cm" svg:y2="27.1cm" draw:start-shape="id99" draw:start-glue-point="0" svg:d="M62612 28000l50-900" svg:viewBox="0 0 51 901">
          <text:p/>
        </draw:connector>
        <draw:custom-shape draw:style-name="gr2" draw:text-style-name="P2" xml:id="id100" draw:id="id100" draw:layer="layout" svg:width="1cm" svg:height="0.9cm" svg:x="59.812cm" svg:y="28cm">
          <text:p text:style-name="P1"><text:span text:style-name="T1">BUF</text:span></text:p>
          <text:p text:style-name="P1"><text:span text:style-name="T1">3033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0.312cm" svg:y1="28cm" svg:x2="60.362cm" svg:y2="27.1cm" draw:start-shape="id100" draw:start-glue-point="0" svg:d="M60312 28000l50-900" svg:viewBox="0 0 51 901">
          <text:p/>
        </draw:connector>
        <draw:custom-shape draw:style-name="gr2" draw:text-style-name="P2" xml:id="id101" draw:id="id101" draw:layer="layout" svg:width="1cm" svg:height="0.9cm" svg:x="57.512cm" svg:y="28cm">
          <text:p text:style-name="P1"><text:span text:style-name="T1">BUF</text:span></text:p>
          <text:p text:style-name="P1"><text:span text:style-name="T1">3035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8.012cm" svg:y1="28cm" svg:x2="58.062cm" svg:y2="27.1cm" draw:start-shape="id101" draw:start-glue-point="0" draw:end-shape="id44" draw:end-glue-point="2" svg:d="M58012 28000l50-900" svg:viewBox="0 0 51 901">
          <text:p/>
        </draw:connector>
        <draw:custom-shape draw:style-name="gr2" draw:text-style-name="P2" xml:id="id102" draw:id="id102" draw:layer="layout" svg:width="1cm" svg:height="0.9cm" svg:x="55.212cm" svg:y="28cm">
          <text:p text:style-name="P1"><text:span text:style-name="T1">BUF</text:span></text:p>
          <text:p text:style-name="P1"><text:span text:style-name="T1">3137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5.712cm" svg:y1="28cm" svg:x2="55.762cm" svg:y2="27.1cm" draw:start-shape="id102" draw:start-glue-point="0" draw:end-shape="id46" draw:end-glue-point="2" svg:d="M55712 28000l50-900" svg:viewBox="0 0 51 901">
          <text:p/>
        </draw:connector>
        <draw:custom-shape draw:style-name="gr2" draw:text-style-name="P2" xml:id="id103" draw:id="id103" draw:layer="layout" svg:width="1cm" svg:height="0.9cm" svg:x="52.912cm" svg:y="28cm">
          <text:p text:style-name="P1"><text:span text:style-name="T1">BUF</text:span></text:p>
          <text:p text:style-name="P1"><text:span text:style-name="T1">3134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3.412cm" svg:y1="28cm" svg:x2="53.462cm" svg:y2="27.1cm" draw:start-shape="id103" draw:start-glue-point="0" draw:end-shape="id48" draw:end-glue-point="2" svg:d="M53412 28000l50-900" svg:viewBox="0 0 51 901">
          <text:p/>
        </draw:connector>
        <draw:custom-shape draw:style-name="gr2" draw:text-style-name="P2" xml:id="id104" draw:id="id104" draw:layer="layout" svg:width="1cm" svg:height="0.9cm" svg:x="50.612cm" svg:y="28cm">
          <text:p text:style-name="P1"><text:span text:style-name="T1">BUF</text:span></text:p>
          <text:p text:style-name="P1"><text:span text:style-name="T1">303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1.112cm" svg:y1="28cm" svg:x2="51.162cm" svg:y2="27.1cm" draw:start-shape="id104" draw:start-glue-point="0" draw:end-shape="id50" draw:end-glue-point="2" svg:d="M51112 28000l50-900" svg:viewBox="0 0 51 901">
          <text:p/>
        </draw:connector>
        <draw:custom-shape draw:style-name="gr2" draw:text-style-name="P2" xml:id="id105" draw:id="id105" draw:layer="layout" svg:width="1cm" svg:height="0.9cm" svg:x="48.312cm" svg:y="28cm">
          <text:p text:style-name="P1"><text:span text:style-name="T1">BUF</text:span></text:p>
          <text:p text:style-name="P1"><text:span text:style-name="T1">2938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8.812cm" svg:y1="28cm" svg:x2="48.862cm" svg:y2="27.1cm" draw:start-shape="id105" draw:start-glue-point="0" draw:end-shape="id52" draw:end-glue-point="2" svg:d="M48812 28000l50-900" svg:viewBox="0 0 51 901">
          <text:p/>
        </draw:connector>
        <draw:custom-shape draw:style-name="gr2" draw:text-style-name="P2" xml:id="id106" draw:id="id106" draw:layer="layout" svg:width="1cm" svg:height="0.9cm" svg:x="46.012cm" svg:y="28cm">
          <text:p text:style-name="P1"><text:span text:style-name="T1">BUF</text:span></text:p>
          <text:p text:style-name="P1"><text:span text:style-name="T1">3489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6.512cm" svg:y1="28cm" svg:x2="46.562cm" svg:y2="27.1cm" draw:start-shape="id106" draw:start-glue-point="0" draw:end-shape="id92" draw:end-glue-point="2" svg:d="M46512 28000l50-900" svg:viewBox="0 0 51 901">
          <text:p/>
        </draw:connector>
        <draw:custom-shape draw:style-name="gr2" draw:text-style-name="P2" xml:id="id107" draw:id="id107" draw:layer="layout" svg:width="1cm" svg:height="0.9cm" svg:x="43.712cm" svg:y="28cm">
          <text:p text:style-name="P1"><text:span text:style-name="T1">BUF</text:span></text:p>
          <text:p text:style-name="P1"><text:span text:style-name="T1">3610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4.212cm" svg:y1="28cm" svg:x2="44.262cm" svg:y2="27.1cm" draw:start-shape="id107" draw:start-glue-point="0" draw:end-shape="id90" draw:end-glue-point="2" svg:d="M44212 28000l50-900" svg:viewBox="0 0 51 901">
          <text:p/>
        </draw:connector>
        <draw:custom-shape draw:style-name="gr2" draw:text-style-name="P2" xml:id="id108" draw:id="id108" draw:layer="layout" svg:width="1cm" svg:height="0.9cm" svg:x="41.412cm" svg:y="28cm">
          <text:p text:style-name="P1"><text:span text:style-name="T1">BUF</text:span></text:p>
          <text:p text:style-name="P1"><text:span text:style-name="T1">3510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1.912cm" svg:y1="28cm" svg:x2="41.962cm" svg:y2="27.1cm" draw:start-shape="id108" draw:start-glue-point="0" draw:end-shape="id88" draw:end-glue-point="2" svg:d="M41912 28000l50-900" svg:viewBox="0 0 51 901">
          <text:p/>
        </draw:connector>
        <draw:custom-shape draw:style-name="gr2" draw:text-style-name="P2" xml:id="id109" draw:id="id109" draw:layer="layout" svg:width="1cm" svg:height="0.9cm" svg:x="39.112cm" svg:y="28cm">
          <text:p text:style-name="P1"><text:span text:style-name="T1">BUF</text:span></text:p>
          <text:p text:style-name="P1"><text:span text:style-name="T1">3659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9.612cm" svg:y1="28cm" svg:x2="39.662cm" svg:y2="27.1cm" draw:start-shape="id109" draw:start-glue-point="0" draw:end-shape="id54" draw:end-glue-point="2" svg:d="M39612 28000l50-900" svg:viewBox="0 0 51 901">
          <text:p/>
        </draw:connector>
        <draw:custom-shape draw:style-name="gr2" draw:text-style-name="P2" xml:id="id110" draw:id="id110" draw:layer="layout" svg:width="1cm" svg:height="0.9cm" svg:x="36.812cm" svg:y="28cm">
          <text:p text:style-name="P1"><text:span text:style-name="T1">BUF</text:span></text:p>
          <text:p text:style-name="P1"><text:span text:style-name="T1">356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7.312cm" svg:y1="28cm" svg:x2="37.362cm" svg:y2="27.1cm" draw:start-shape="id110" draw:start-glue-point="0" draw:end-shape="id56" draw:end-glue-point="2" svg:d="M37312 28000l50-900" svg:viewBox="0 0 51 901">
          <text:p/>
        </draw:connector>
        <draw:custom-shape draw:style-name="gr2" draw:text-style-name="P2" xml:id="id111" draw:id="id111" draw:layer="layout" svg:width="1cm" svg:height="0.9cm" svg:x="34.512cm" svg:y="28cm">
          <text:p text:style-name="P1"><text:span text:style-name="T1">BUF</text:span></text:p>
          <text:p text:style-name="P1"><text:span text:style-name="T1">3345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5.012cm" svg:y1="28cm" svg:x2="35.062cm" svg:y2="27.1cm" draw:start-shape="id111" draw:start-glue-point="0" draw:end-shape="id58" draw:end-glue-point="2" svg:d="M35012 28000l50-900" svg:viewBox="0 0 51 901">
          <text:p/>
        </draw:connector>
        <draw:custom-shape draw:style-name="gr2" draw:text-style-name="P2" xml:id="id112" draw:id="id112" draw:layer="layout" svg:width="1cm" svg:height="0.9cm" svg:x="32.212cm" svg:y="28cm">
          <text:p text:style-name="P1"><text:span text:style-name="T1">BUF</text:span></text:p>
          <text:p text:style-name="P1"><text:span text:style-name="T1">324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2.712cm" svg:y1="28cm" svg:x2="32.762cm" svg:y2="27.1cm" draw:start-shape="id112" draw:start-glue-point="0" draw:end-shape="id60" draw:end-glue-point="2" svg:d="M32712 28000l50-900" svg:viewBox="0 0 51 901">
          <text:p/>
        </draw:connector>
        <draw:custom-shape draw:style-name="gr2" draw:text-style-name="P2" xml:id="id113" draw:id="id113" draw:layer="layout" svg:width="1cm" svg:height="0.9cm" svg:x="29.912cm" svg:y="28cm">
          <text:p text:style-name="P1"><text:span text:style-name="T1">BUF</text:span></text:p>
          <text:p text:style-name="P1"><text:span text:style-name="T1">314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0.412cm" svg:y1="28cm" svg:x2="30.462cm" svg:y2="27.1cm" draw:start-shape="id113" draw:start-glue-point="0" draw:end-shape="id62" draw:end-glue-point="2" svg:d="M30412 28000l50-900" svg:viewBox="0 0 51 901">
          <text:p/>
        </draw:connector>
        <draw:custom-shape draw:style-name="gr2" draw:text-style-name="P2" xml:id="id114" draw:id="id114" draw:layer="layout" svg:width="1cm" svg:height="0.9cm" svg:x="27.612cm" svg:y="28cm">
          <text:p text:style-name="P1"><text:span text:style-name="T1">BUF</text:span></text:p>
          <text:p text:style-name="P1"><text:span text:style-name="T1">275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8.112cm" svg:y1="28cm" svg:x2="28.162cm" svg:y2="27.1cm" draw:start-shape="id114" draw:start-glue-point="0" draw:end-shape="id64" draw:end-glue-point="2" svg:d="M28112 28000l50-900" svg:viewBox="0 0 51 901">
          <text:p/>
        </draw:connector>
        <draw:custom-shape draw:style-name="gr2" draw:text-style-name="P2" xml:id="id115" draw:id="id115" draw:layer="layout" svg:width="1cm" svg:height="0.9cm" svg:x="25.312cm" svg:y="28cm">
          <text:p text:style-name="P1"><text:span text:style-name="T1">BUF</text:span></text:p>
          <text:p text:style-name="P1"><text:span text:style-name="T1">3049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5.812cm" svg:y1="28cm" svg:x2="25.862cm" svg:y2="27.1cm" draw:start-shape="id115" draw:start-glue-point="0" draw:end-shape="id66" draw:end-glue-point="2" svg:d="M25812 28000l50-900" svg:viewBox="0 0 51 901">
          <text:p/>
        </draw:connector>
        <draw:custom-shape draw:style-name="gr2" draw:text-style-name="P2" xml:id="id116" draw:id="id116" draw:layer="layout" svg:width="1cm" svg:height="0.9cm" svg:x="23.012cm" svg:y="28cm">
          <text:p text:style-name="P1"><text:span text:style-name="T1">BUF</text:span></text:p>
          <text:p text:style-name="P1"><text:span text:style-name="T1">2839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3.512cm" svg:y1="28cm" svg:x2="23.562cm" svg:y2="27.1cm" draw:start-shape="id116" draw:start-glue-point="0" draw:end-shape="id68" draw:end-glue-point="2" svg:d="M23512 28000l50-900" svg:viewBox="0 0 51 901">
          <text:p/>
        </draw:connector>
        <draw:custom-shape draw:style-name="gr2" draw:text-style-name="P2" xml:id="id117" draw:id="id117" draw:layer="layout" svg:width="1cm" svg:height="0.9cm" svg:x="20.712cm" svg:y="28cm">
          <text:p text:style-name="P1"><text:span text:style-name="T1">BUF</text:span></text:p>
          <text:p text:style-name="P1"><text:span text:style-name="T1">3674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1.212cm" svg:y1="28cm" svg:x2="21.262cm" svg:y2="27.1cm" draw:start-shape="id117" draw:start-glue-point="0" draw:end-shape="id70" draw:end-glue-point="2" svg:d="M21212 28000l50-900" svg:viewBox="0 0 51 901">
          <text:p/>
        </draw:connector>
        <draw:custom-shape draw:style-name="gr2" draw:text-style-name="P2" xml:id="id118" draw:id="id118" draw:layer="layout" svg:width="1cm" svg:height="0.9cm" svg:x="18.412cm" svg:y="28cm">
          <text:p text:style-name="P1"><text:span text:style-name="T1">BUF</text:span></text:p>
          <text:p text:style-name="P1"><text:span text:style-name="T1">2958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8.912cm" svg:y1="28cm" svg:x2="18.962cm" svg:y2="27.1cm" draw:start-shape="id118" draw:start-glue-point="0" draw:end-shape="id72" draw:end-glue-point="2" svg:d="M18912 28000l50-900" svg:viewBox="0 0 51 901">
          <text:p/>
        </draw:connector>
        <draw:custom-shape draw:style-name="gr2" draw:text-style-name="P2" xml:id="id119" draw:id="id119" draw:layer="layout" svg:width="1cm" svg:height="0.9cm" svg:x="16.112cm" svg:y="28cm">
          <text:p text:style-name="P1"><text:span text:style-name="T1">BUF</text:span></text:p>
          <text:p text:style-name="P1"><text:span text:style-name="T1">2955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6.612cm" svg:y1="28cm" svg:x2="16.662cm" svg:y2="27.1cm" draw:start-shape="id119" draw:start-glue-point="0" draw:end-shape="id74" draw:end-glue-point="2" svg:d="M16612 28000l50-900" svg:viewBox="0 0 51 901">
          <text:p/>
        </draw:connector>
        <draw:custom-shape draw:style-name="gr2" draw:text-style-name="P2" xml:id="id120" draw:id="id120" draw:layer="layout" svg:width="1cm" svg:height="0.9cm" svg:x="13.812cm" svg:y="28cm">
          <text:p text:style-name="P1"><text:span text:style-name="T1">BUF</text:span></text:p>
          <text:p text:style-name="P1"><text:span text:style-name="T1">368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4.312cm" svg:y1="28cm" svg:x2="14.362cm" svg:y2="27.1cm" draw:start-shape="id120" draw:start-glue-point="0" draw:end-shape="id77" draw:end-glue-point="2" svg:d="M14312 28000l50-900" svg:viewBox="0 0 51 901">
          <text:p/>
        </draw:connector>
        <draw:custom-shape draw:style-name="gr2" draw:text-style-name="P2" xml:id="id121" draw:id="id121" draw:layer="layout" svg:width="1cm" svg:height="0.9cm" svg:x="11.512cm" svg:y="28cm">
          <text:p text:style-name="P1"><text:span text:style-name="T1">BUF</text:span></text:p>
          <text:p text:style-name="P1"><text:span text:style-name="T1">286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2.012cm" svg:y1="28cm" svg:x2="12.062cm" svg:y2="27.1cm" draw:start-shape="id121" draw:start-glue-point="0" draw:end-shape="id76" draw:end-glue-point="2" svg:d="M12012 28000l50-900" svg:viewBox="0 0 51 901">
          <text:p/>
        </draw:connector>
        <draw:custom-shape draw:style-name="gr2" draw:text-style-name="P2" xml:id="id122" draw:id="id122" draw:layer="layout" svg:width="1cm" svg:height="0.9cm" svg:x="9.212cm" svg:y="28cm">
          <text:p text:style-name="P1"><text:span text:style-name="T1">BUF</text:span></text:p>
          <text:p text:style-name="P1"><text:span text:style-name="T1">3373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9.712cm" svg:y1="28cm" svg:x2="9.762cm" svg:y2="27.1cm" draw:start-shape="id122" draw:start-glue-point="0" draw:end-shape="id82" svg:d="M9712 28000l50-900" svg:viewBox="0 0 51 901">
          <text:p/>
        </draw:connector>
        <draw:custom-shape draw:style-name="gr2" draw:text-style-name="P2" xml:id="id123" draw:id="id123" draw:layer="layout" svg:width="1cm" svg:height="0.9cm" svg:x="6.912cm" svg:y="28cm">
          <text:p text:style-name="P1"><text:span text:style-name="T1">BUF</text:span></text:p>
          <text:p text:style-name="P1"><text:span text:style-name="T1">337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7.412cm" svg:y1="28cm" svg:x2="7.462cm" svg:y2="27.1cm" draw:start-shape="id123" draw:start-glue-point="0" draw:end-shape="id84" svg:d="M7412 28000l50-900" svg:viewBox="0 0 51 901">
          <text:p/>
        </draw:connector>
        <draw:custom-shape draw:style-name="gr2" draw:text-style-name="P2" xml:id="id124" draw:id="id124" draw:layer="layout" svg:width="1cm" svg:height="0.9cm" svg:x="4.612cm" svg:y="28cm">
          <text:p text:style-name="P1"><text:span text:style-name="T1">BUF</text:span></text:p>
          <text:p text:style-name="P1"><text:span text:style-name="T1">369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112cm" svg:y1="28cm" svg:x2="5.162cm" svg:y2="27.1cm" draw:start-shape="id124" draw:start-glue-point="0" draw:end-shape="id86" draw:end-glue-point="2" svg:d="M5112 28000l50-900" svg:viewBox="0 0 51 901">
          <text:p/>
        </draw:connector>
        <draw:custom-shape draw:style-name="gr4" draw:text-style-name="P4" xml:id="id125" draw:id="id125" draw:layer="layout" svg:width="2.1cm" svg:height="0.9cm" svg:x="31.712cm" svg:y="33.7cm">
          <text:p text:style-name="P1"><text:span text:style-name="T1">DFF (clk63)</text:span></text:p>
          <text:p text:style-name="P1"><text:span text:style-name="T1">3347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2.762cm" svg:y1="33.7cm" svg:x2="32.712cm" svg:y2="28.9cm" draw:start-shape="id125" draw:start-glue-point="0" draw:end-shape="id112" draw:end-glue-point="2" svg:d="M32762 33700l-50-4800" svg:viewBox="0 0 51 4801">
          <text:p/>
        </draw:connector>
        <draw:custom-shape draw:style-name="gr4" draw:text-style-name="P4" xml:id="id126" draw:id="id126" draw:layer="layout" svg:width="2.1cm" svg:height="0.9cm" svg:x="34.012cm" svg:y="33.7cm">
          <text:p text:style-name="P1"><text:span text:style-name="T1">DFF (clk63)</text:span></text:p>
          <text:p text:style-name="P1"><text:span text:style-name="T1">345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5.062cm" svg:y1="33.7cm" svg:x2="35.012cm" svg:y2="28.9cm" draw:start-shape="id126" draw:start-glue-point="0" draw:end-shape="id111" draw:end-glue-point="2" svg:d="M35062 33700l-50-4800" svg:viewBox="0 0 51 4801">
          <text:p/>
        </draw:connector>
        <draw:custom-shape draw:style-name="gr4" draw:text-style-name="P4" xml:id="id127" draw:id="id127" draw:layer="layout" svg:width="2.1cm" svg:height="0.9cm" svg:x="36.312cm" svg:y="33.7cm">
          <text:p text:style-name="P1"><text:span text:style-name="T1">DFF (clk63)</text:span></text:p>
          <text:p text:style-name="P1"><text:span text:style-name="T1">366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7.362cm" svg:y1="33.7cm" svg:x2="37.312cm" svg:y2="28.9cm" draw:start-shape="id127" draw:start-glue-point="0" draw:end-shape="id110" draw:end-glue-point="2" svg:d="M37362 33700l-50-4800" svg:viewBox="0 0 51 4801">
          <text:p/>
        </draw:connector>
        <draw:custom-shape draw:style-name="gr4" draw:text-style-name="P4" xml:id="id128" draw:id="id128" draw:layer="layout" svg:width="2.1cm" svg:height="0.9cm" svg:x="38.612cm" svg:y="33.7cm">
          <text:p text:style-name="P1"><text:span text:style-name="T1">DFF (clk63)</text:span></text:p>
          <text:p text:style-name="P1"><text:span text:style-name="T1">3663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9.662cm" svg:y1="33.7cm" svg:x2="39.612cm" svg:y2="28.9cm" draw:start-shape="id128" draw:start-glue-point="0" draw:end-shape="id109" draw:end-glue-point="2" svg:d="M39662 33700l-50-4800" svg:viewBox="0 0 51 4801">
          <text:p/>
        </draw:connector>
        <draw:custom-shape draw:style-name="gr4" draw:text-style-name="P4" xml:id="id129" draw:id="id129" draw:layer="layout" svg:width="2.1cm" svg:height="0.9cm" svg:x="29.412cm" svg:y="33.7cm">
          <text:p text:style-name="P1"><text:span text:style-name="T1">DFF (clk63)</text:span></text:p>
          <text:p text:style-name="P1"><text:span text:style-name="T1">314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0.462cm" svg:y1="33.7cm" svg:x2="30.412cm" svg:y2="28.9cm" draw:start-shape="id129" draw:start-glue-point="0" draw:end-shape="id113" draw:end-glue-point="2" svg:d="M30462 33700l-50-4800" svg:viewBox="0 0 51 4801">
          <text:p/>
        </draw:connector>
        <draw:custom-shape draw:style-name="gr4" draw:text-style-name="P4" xml:id="id130" draw:id="id130" draw:layer="layout" svg:width="2.1cm" svg:height="0.9cm" svg:x="27.112cm" svg:y="33.7cm">
          <text:p text:style-name="P1"><text:span text:style-name="T1">DFF (clk63)</text:span></text:p>
          <text:p text:style-name="P1"><text:span text:style-name="T1">324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8.162cm" svg:y1="33.7cm" svg:x2="28.112cm" svg:y2="28.9cm" draw:start-shape="id130" draw:start-glue-point="0" draw:end-shape="id114" draw:end-glue-point="2" svg:d="M28162 33700l-50-4800" svg:viewBox="0 0 51 4801">
          <text:p/>
        </draw:connector>
        <draw:custom-shape draw:style-name="gr4" draw:text-style-name="P4" xml:id="id131" draw:id="id131" draw:layer="layout" svg:width="2.1cm" svg:height="0.9cm" svg:x="24.812cm" svg:y="33.7cm">
          <text:p text:style-name="P1"><text:span text:style-name="T1">DFF (clk63)</text:span></text:p>
          <text:p text:style-name="P1"><text:span text:style-name="T1">3048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5.862cm" svg:y1="33.7cm" svg:x2="25.812cm" svg:y2="28.9cm" draw:start-shape="id131" draw:start-glue-point="0" draw:end-shape="id115" draw:end-glue-point="2" svg:d="M25862 33700l-50-4800" svg:viewBox="0 0 51 4801">
          <text:p/>
        </draw:connector>
        <draw:custom-shape draw:style-name="gr4" draw:text-style-name="P4" xml:id="id132" draw:id="id132" draw:layer="layout" svg:width="2.1cm" svg:height="0.9cm" svg:x="22.512cm" svg:y="33.7cm">
          <text:p text:style-name="P1"><text:span text:style-name="T1">DFF (clk63)</text:span></text:p>
          <text:p text:style-name="P1"><text:span text:style-name="T1">314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3.562cm" svg:y1="33.7cm" svg:x2="23.512cm" svg:y2="28.9cm" draw:start-shape="id132" draw:start-glue-point="0" draw:end-shape="id116" draw:end-glue-point="2" svg:d="M23562 33700l-50-4800" svg:viewBox="0 0 51 4801">
          <text:p/>
        </draw:connector>
        <draw:custom-shape draw:style-name="gr4" draw:text-style-name="P4" xml:id="id133" draw:id="id133" draw:layer="layout" svg:width="2.1cm" svg:height="0.9cm" svg:x="20.212cm" svg:y="33.7cm">
          <text:p text:style-name="P1"><text:span text:style-name="T1">DFF (clk63)</text:span></text:p>
          <text:p text:style-name="P1"><text:span text:style-name="T1">3759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1.262cm" svg:y1="33.7cm" svg:x2="21.212cm" svg:y2="28.9cm" draw:start-shape="id133" draw:start-glue-point="0" draw:end-shape="id117" svg:d="M21262 33700l-50-4800" svg:viewBox="0 0 51 4801">
          <text:p/>
        </draw:connector>
        <draw:custom-shape draw:style-name="gr6" draw:text-style-name="P4" xml:id="id134" draw:id="id134" draw:layer="layout" svg:width="2.1cm" svg:height="0.9cm" svg:x="17.912cm" svg:y="33.7cm">
          <text:p text:style-name="P1"><text:span text:style-name="T1">DFF (clk63)</text:span></text:p>
          <text:p text:style-name="P1"><text:span text:style-name="T1">2957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8.962cm" svg:y1="33.7cm" svg:x2="18.912cm" svg:y2="28.9cm" draw:start-shape="id134" draw:start-glue-point="0" draw:end-shape="id118" draw:end-glue-point="2" svg:d="M18962 33700l-50-4800" svg:viewBox="0 0 51 4801">
          <text:p/>
        </draw:connector>
        <draw:custom-shape draw:style-name="gr4" draw:text-style-name="P4" xml:id="id135" draw:id="id135" draw:layer="layout" svg:width="2.1cm" svg:height="0.9cm" svg:x="15.612cm" svg:y="33.7cm">
          <text:p text:style-name="P1"><text:span text:style-name="T1">DFF (clk63)</text:span></text:p>
          <text:p text:style-name="P1"><text:span text:style-name="T1">305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6.662cm" svg:y1="33.7cm" svg:x2="16.612cm" svg:y2="28.9cm" draw:start-shape="id135" draw:start-glue-point="0" draw:end-shape="id119" draw:end-glue-point="2" svg:d="M16662 33700l-50-4800" svg:viewBox="0 0 51 4801">
          <text:p/>
        </draw:connector>
        <draw:custom-shape draw:style-name="gr4" draw:text-style-name="P4" xml:id="id136" draw:id="id136" draw:layer="layout" svg:width="2.1cm" svg:height="0.9cm" svg:x="13.312cm" svg:y="33.7cm">
          <text:p text:style-name="P1"><text:span text:style-name="T1">DFF (clk63)</text:span></text:p>
          <text:p text:style-name="P1"><text:span text:style-name="T1">376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4.362cm" svg:y1="33.7cm" svg:x2="14.312cm" svg:y2="28.9cm" draw:start-shape="id136" draw:start-glue-point="0" draw:end-shape="id120" draw:end-glue-point="2" svg:d="M14362 33700l-50-4800" svg:viewBox="0 0 51 4801">
          <text:p/>
        </draw:connector>
        <draw:custom-shape draw:style-name="gr4" draw:text-style-name="P4" xml:id="id137" draw:id="id137" draw:layer="layout" svg:width="2.1cm" svg:height="0.9cm" svg:x="11.012cm" svg:y="33.7cm">
          <text:p text:style-name="P1"><text:span text:style-name="T1">DFF (clk63)</text:span></text:p>
          <text:p text:style-name="P1"><text:span text:style-name="T1">2963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2.062cm" svg:y1="33.7cm" svg:x2="12.012cm" svg:y2="28.9cm" draw:start-shape="id137" draw:start-glue-point="0" draw:end-shape="id121" draw:end-glue-point="2" svg:d="M12062 33700l-50-4800" svg:viewBox="0 0 51 4801">
          <text:p/>
        </draw:connector>
        <draw:custom-shape draw:style-name="gr4" draw:text-style-name="P4" xml:id="id138" draw:id="id138" draw:layer="layout" svg:width="2.1cm" svg:height="0.9cm" svg:x="8.712cm" svg:y="33.7cm">
          <text:p text:style-name="P1"><text:span text:style-name="T1">DFF (clk63)</text:span></text:p>
          <text:p text:style-name="P1"><text:span text:style-name="T1">3368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9.762cm" svg:y1="33.7cm" svg:x2="9.712cm" svg:y2="28.9cm" draw:start-shape="id138" draw:start-glue-point="0" draw:end-shape="id122" draw:end-glue-point="2" svg:d="M9762 33700l-50-4800" svg:viewBox="0 0 51 4801">
          <text:p/>
        </draw:connector>
        <draw:custom-shape draw:style-name="gr4" draw:text-style-name="P4" xml:id="id139" draw:id="id139" draw:layer="layout" svg:width="2.1cm" svg:height="0.9cm" svg:x="6.412cm" svg:y="33.7cm">
          <text:p text:style-name="P1"><text:span text:style-name="T1">DFF (clk63)</text:span></text:p>
          <text:p text:style-name="P1"><text:span text:style-name="T1">3367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7.462cm" svg:y1="33.7cm" svg:x2="7.412cm" svg:y2="28.9cm" draw:start-shape="id139" draw:start-glue-point="0" draw:end-shape="id123" draw:end-glue-point="2" svg:d="M7462 33700l-50-4800" svg:viewBox="0 0 51 4801">
          <text:p/>
        </draw:connector>
        <draw:custom-shape draw:style-name="gr4" draw:text-style-name="P4" xml:id="id140" draw:id="id140" draw:layer="layout" svg:width="2.1cm" svg:height="0.9cm" svg:x="4.112cm" svg:y="33.7cm">
          <text:p text:style-name="P1"><text:span text:style-name="T1">DFF (clk63)</text:span></text:p>
          <text:p text:style-name="P1"><text:span text:style-name="T1">3689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162cm" svg:y1="33.7cm" svg:x2="5.112cm" svg:y2="28.9cm" draw:start-shape="id140" draw:start-glue-point="0" draw:end-shape="id124" draw:end-glue-point="2" svg:d="M5162 33700l-50-4800" svg:viewBox="0 0 51 4801">
          <text:p/>
        </draw:connector>
        <draw:custom-shape draw:style-name="gr4" draw:text-style-name="P4" xml:id="id141" draw:id="id141" draw:layer="layout" svg:width="2.1cm" svg:height="0.9cm" svg:x="40.912cm" svg:y="33.7cm">
          <text:p text:style-name="P1"><text:span text:style-name="T1">DFF (clk64)</text:span></text:p>
          <text:p text:style-name="P1"><text:span text:style-name="T1">3510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1.962cm" svg:y1="33.7cm" svg:x2="41.912cm" svg:y2="28.9cm" draw:start-shape="id141" draw:start-glue-point="0" draw:end-shape="id108" draw:end-glue-point="2" svg:d="M41962 33700l-50-4800" svg:viewBox="0 0 51 4801">
          <text:p/>
        </draw:connector>
        <draw:custom-shape draw:style-name="gr4" draw:text-style-name="P4" xml:id="id142" draw:id="id142" draw:layer="layout" svg:width="2.1cm" svg:height="0.9cm" svg:x="43.212cm" svg:y="33.7cm">
          <text:p text:style-name="P1"><text:span text:style-name="T1">DFF (clk64)</text:span></text:p>
          <text:p text:style-name="P1"><text:span text:style-name="T1">3788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4.262cm" svg:y1="33.7cm" svg:x2="44.212cm" svg:y2="28.9cm" draw:start-shape="id142" draw:start-glue-point="0" draw:end-shape="id107" draw:end-glue-point="2" svg:d="M44262 33700l-50-4800" svg:viewBox="0 0 51 4801">
          <text:p/>
        </draw:connector>
        <draw:custom-shape draw:style-name="gr4" draw:text-style-name="P4" xml:id="id143" draw:id="id143" draw:layer="layout" svg:width="2.1cm" svg:height="0.9cm" svg:x="45.512cm" svg:y="33.7cm">
          <text:p text:style-name="P1"><text:span text:style-name="T1">DFF (clk64)</text:span></text:p>
          <text:p text:style-name="P1"><text:span text:style-name="T1">3488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6.562cm" svg:y1="33.7cm" svg:x2="46.512cm" svg:y2="28.9cm" draw:start-shape="id143" draw:start-glue-point="0" draw:end-shape="id106" draw:end-glue-point="2" svg:d="M46562 33700l-50-4800" svg:viewBox="0 0 51 4801">
          <text:p/>
        </draw:connector>
        <draw:custom-shape draw:style-name="gr4" draw:text-style-name="P4" xml:id="id144" draw:id="id144" draw:layer="layout" svg:width="2.1cm" svg:height="0.9cm" svg:x="47.812cm" svg:y="33.7cm">
          <text:p text:style-name="P1"><text:span text:style-name="T1">DFF (clk64)</text:span></text:p>
          <text:p text:style-name="P1"><text:span text:style-name="T1">3037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8.862cm" svg:y1="33.7cm" svg:x2="48.812cm" svg:y2="28.9cm" draw:start-shape="id144" draw:start-glue-point="0" draw:end-shape="id105" draw:end-glue-point="2" svg:d="M48862 33700l-50-4800" svg:viewBox="0 0 51 4801">
          <text:p/>
        </draw:connector>
        <draw:custom-shape draw:style-name="gr4" draw:text-style-name="P4" xml:id="id145" draw:id="id145" draw:layer="layout" svg:width="2.1cm" svg:height="0.9cm" svg:x="50.112cm" svg:y="33.7cm">
          <text:p text:style-name="P1"><text:span text:style-name="T1">DFF (clk64)</text:span></text:p>
          <text:p text:style-name="P1"><text:span text:style-name="T1">303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1.162cm" svg:y1="33.7cm" svg:x2="51.112cm" svg:y2="28.9cm" draw:start-shape="id145" draw:start-glue-point="0" draw:end-shape="id104" draw:end-glue-point="2" svg:d="M51162 33700l-50-4800" svg:viewBox="0 0 51 4801">
          <text:p/>
        </draw:connector>
        <draw:custom-shape draw:style-name="gr4" draw:text-style-name="P4" xml:id="id146" draw:id="id146" draw:layer="layout" svg:width="2.1cm" svg:height="0.9cm" svg:x="52.412cm" svg:y="33.7cm">
          <text:p text:style-name="P1"><text:span text:style-name="T1">DFF (clk64)</text:span></text:p>
          <text:p text:style-name="P1"><text:span text:style-name="T1">3133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3.462cm" svg:y1="33.7cm" svg:x2="53.412cm" svg:y2="28.9cm" draw:start-shape="id146" draw:start-glue-point="0" draw:end-shape="id103" draw:end-glue-point="2" svg:d="M53462 33700l-50-4800" svg:viewBox="0 0 51 4801">
          <text:p/>
        </draw:connector>
        <draw:custom-shape draw:style-name="gr4" draw:text-style-name="P4" xml:id="id147" draw:id="id147" draw:layer="layout" svg:width="2.1cm" svg:height="0.9cm" svg:x="54.712cm" svg:y="33.7cm">
          <text:p text:style-name="P1"><text:span text:style-name="T1">DFF (clk64)</text:span></text:p>
          <text:p text:style-name="P1"><text:span text:style-name="T1">3138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5.762cm" svg:y1="33.7cm" svg:x2="55.712cm" svg:y2="28.9cm" draw:start-shape="id147" draw:start-glue-point="0" draw:end-shape="id102" draw:end-glue-point="2" svg:d="M55762 33700l-50-4800" svg:viewBox="0 0 51 4801">
          <text:p/>
        </draw:connector>
        <draw:custom-shape draw:style-name="gr4" draw:text-style-name="P4" xml:id="id148" draw:id="id148" draw:layer="layout" svg:width="2.1cm" svg:height="0.9cm" svg:x="57.012cm" svg:y="33.7cm">
          <text:p text:style-name="P1"><text:span text:style-name="T1">DFF (clk64)</text:span></text:p>
          <text:p text:style-name="P1"><text:span text:style-name="T1">3036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8.062cm" svg:y1="33.7cm" svg:x2="58.012cm" svg:y2="28.9cm" draw:start-shape="id148" draw:start-glue-point="0" draw:end-shape="id101" draw:end-glue-point="2" svg:d="M58062 33700l-50-4800" svg:viewBox="0 0 51 4801">
          <text:p/>
        </draw:connector>
        <draw:custom-shape draw:style-name="gr4" draw:text-style-name="P4" xml:id="id149" draw:id="id149" draw:layer="layout" svg:width="2.1cm" svg:height="0.9cm" svg:x="59.312cm" svg:y="33.7cm">
          <text:p text:style-name="P1"><text:span text:style-name="T1">DFF (clk64)</text:span></text:p>
          <text:p text:style-name="P1"><text:span text:style-name="T1">3034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0.362cm" svg:y1="33.7cm" svg:x2="60.312cm" svg:y2="28.9cm" draw:start-shape="id149" draw:start-glue-point="0" draw:end-shape="id100" svg:d="M60362 33700l-50-4800" svg:viewBox="0 0 51 4801">
          <text:p/>
        </draw:connector>
        <draw:custom-shape draw:style-name="gr4" draw:text-style-name="P4" xml:id="id150" draw:id="id150" draw:layer="layout" svg:width="2.1cm" svg:height="0.9cm" svg:x="61.612cm" svg:y="33.7cm">
          <text:p text:style-name="P1"><text:span text:style-name="T1">DFF (clk64)</text:span></text:p>
          <text:p text:style-name="P1"><text:span text:style-name="T1">388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2.662cm" svg:y1="33.7cm" svg:x2="62.612cm" svg:y2="28.9cm" draw:start-shape="id150" draw:start-glue-point="0" draw:end-shape="id99" draw:end-glue-point="2" svg:d="M62662 33700l-50-4800" svg:viewBox="0 0 51 4801">
          <text:p/>
        </draw:connector>
        <draw:custom-shape draw:style-name="gr4" draw:text-style-name="P4" xml:id="id151" draw:id="id151" draw:layer="layout" svg:width="2.1cm" svg:height="0.9cm" svg:x="63.912cm" svg:y="33.7cm">
          <text:p text:style-name="P1"><text:span text:style-name="T1">DFF (clk64)</text:span></text:p>
          <text:p text:style-name="P1"><text:span text:style-name="T1">388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4.962cm" svg:y1="33.7cm" svg:x2="64.912cm" svg:y2="28.9cm" draw:start-shape="id151" draw:start-glue-point="0" draw:end-shape="id98" svg:d="M64962 33700l-50-4800" svg:viewBox="0 0 51 4801">
          <text:p/>
        </draw:connector>
        <draw:custom-shape draw:style-name="gr4" draw:text-style-name="P4" xml:id="id152" draw:id="id152" draw:layer="layout" svg:width="2.1cm" svg:height="0.9cm" svg:x="66.212cm" svg:y="33.7cm">
          <text:p text:style-name="P1"><text:span text:style-name="T1">DFF (clk64)</text:span></text:p>
          <text:p text:style-name="P1"><text:span text:style-name="T1">375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7.262cm" svg:y1="33.7cm" svg:x2="67.212cm" svg:y2="28.9cm" draw:start-shape="id152" draw:start-glue-point="0" draw:end-shape="id97" draw:end-glue-point="2" svg:d="M67262 33700l-50-4800" svg:viewBox="0 0 51 4801">
          <text:p/>
        </draw:connector>
        <draw:custom-shape draw:style-name="gr4" draw:text-style-name="P4" xml:id="id153" draw:id="id153" draw:layer="layout" svg:width="2.1cm" svg:height="0.9cm" svg:x="68.512cm" svg:y="33.7cm">
          <text:p text:style-name="P1"><text:span text:style-name="T1">DFF (clk64)</text:span></text:p>
          <text:p text:style-name="P1"><text:span text:style-name="T1">3346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9.562cm" svg:y1="33.7cm" svg:x2="69.512cm" svg:y2="28.9cm" draw:start-shape="id153" draw:start-glue-point="0" draw:end-shape="id96" draw:end-glue-point="2" svg:d="M69562 33700l-50-4800" svg:viewBox="0 0 51 4801">
          <text:p/>
        </draw:connector>
        <draw:custom-shape draw:style-name="gr4" draw:text-style-name="P4" xml:id="id154" draw:id="id154" draw:layer="layout" svg:width="2.1cm" svg:height="0.9cm" svg:x="70.812cm" svg:y="33.7cm">
          <text:p text:style-name="P1"><text:span text:style-name="T1">DFF (clk64)</text:span></text:p>
          <text:p text:style-name="P1"><text:span text:style-name="T1">3883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71.862cm" svg:y1="33.7cm" svg:x2="71.812cm" svg:y2="28.9cm" draw:start-shape="id154" draw:start-glue-point="0" draw:end-shape="id95" draw:end-glue-point="2" svg:d="M71862 33700l-50-4800" svg:viewBox="0 0 51 4801">
          <text:p/>
        </draw:connector>
        <draw:custom-shape draw:style-name="gr4" draw:text-style-name="P4" xml:id="id155" draw:id="id155" draw:layer="layout" svg:width="2.1cm" svg:height="0.9cm" svg:x="73.112cm" svg:y="33.7cm">
          <text:p text:style-name="P1"><text:span text:style-name="T1">DFF (clk64)</text:span></text:p>
          <text:p text:style-name="P1"><text:span text:style-name="T1">3983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74.162cm" svg:y1="33.7cm" svg:x2="74.112cm" svg:y2="28.9cm" draw:start-shape="id155" draw:start-glue-point="0" draw:end-shape="id94" draw:end-glue-point="2" svg:d="M74162 33700l-50-4800" svg:viewBox="0 0 51 4801">
          <text:p/>
        </draw:connector>
        <draw:custom-shape draw:style-name="gr4" draw:text-style-name="P4" xml:id="id156" draw:id="id156" draw:layer="layout" svg:width="2.1cm" svg:height="0.9cm" svg:x="75.412cm" svg:y="33.7cm">
          <text:p text:style-name="P1"><text:span text:style-name="T1">DFF (clk64)</text:span></text:p>
          <text:p text:style-name="P1"><text:span text:style-name="T1">398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76.462cm" svg:y1="33.7cm" svg:x2="76.412cm" svg:y2="28.9cm" draw:start-shape="id156" draw:start-glue-point="0" draw:end-shape="id93" draw:end-glue-point="2" svg:d="M76462 33700l-50-4800" svg:viewBox="0 0 51 4801">
          <text:p/>
        </draw:connector>
        <draw:custom-shape draw:style-name="gr1" draw:text-style-name="P1" xml:id="id157" draw:id="id157" draw:layer="layout" svg:width="38.3cm" svg:height="2.4cm" svg:x="21.612cm" svg:y="12.396cm">
          <draw:glue-point draw:id="4" svg:x="-2.754cm" svg:y="-5cm"/>
          <draw:glue-point draw:id="5" svg:x="1.736cm" svg:y="-5cm"/>
          <draw:glue-point draw:id="6" svg:x="-4.738cm" svg:y="-5cm"/>
          <draw:glue-point draw:id="7" svg:x="-4.451cm" svg:y="-5cm"/>
          <draw:glue-point draw:id="8" svg:x="-4.112cm" svg:y="-5cm"/>
          <draw:glue-point draw:id="9" svg:x="-3.772cm" svg:y="-5cm"/>
          <draw:glue-point draw:id="10" svg:x="-3.433cm" svg:y="-5cm"/>
          <draw:glue-point draw:id="11" svg:x="-3.093cm" svg:y="-5cm"/>
          <draw:glue-point draw:id="12" svg:x="-2.415cm" svg:y="-5cm"/>
          <draw:glue-point draw:id="13" svg:x="-2.101cm" svg:y="-5cm"/>
          <draw:glue-point draw:id="14" svg:x="-1.814cm" svg:y="-5cm"/>
          <draw:glue-point draw:id="15" svg:x="-1.527cm" svg:y="-5cm"/>
          <draw:glue-point draw:id="16" svg:x="-1.24cm" svg:y="-5cm"/>
          <draw:glue-point draw:id="17" svg:x="-0.953cm" svg:y="-5.004cm"/>
          <draw:glue-point draw:id="18" svg:x="-0.665cm" svg:y="-5cm"/>
          <draw:glue-point draw:id="19" svg:x="-0.378cm" svg:y="-5cm"/>
          <draw:glue-point draw:id="20" svg:x="-0.117cm" svg:y="-5cm"/>
          <draw:glue-point draw:id="21" svg:x="0.169cm" svg:y="-5.004cm"/>
          <draw:glue-point draw:id="22" svg:x="0.483cm" svg:y="-5cm"/>
          <draw:glue-point draw:id="23" svg:x="0.822cm" svg:y="-5cm"/>
          <draw:glue-point draw:id="24" svg:x="1.109cm" svg:y="-5.004cm"/>
          <draw:glue-point draw:id="25" svg:x="1.422cm" svg:y="-5cm"/>
          <draw:glue-point draw:id="26" svg:x="2.049cm" svg:y="-5.004cm"/>
          <draw:glue-point draw:id="27" svg:x="2.362cm" svg:y="-5cm"/>
          <draw:glue-point draw:id="28" svg:x="2.676cm" svg:y="-5cm"/>
          <draw:glue-point draw:id="29" svg:x="2.989cm" svg:y="-5cm"/>
          <draw:glue-point draw:id="30" svg:x="-5cm" svg:y="-3.333cm"/>
          <draw:glue-point draw:id="31" svg:x="-5cm" svg:y="-1.666cm"/>
          <draw:glue-point draw:id="32" svg:x="-5cm" svg:y="0cm"/>
          <draw:glue-point draw:id="33" svg:x="-5cm" svg:y="1.666cm"/>
          <draw:glue-point draw:id="34" svg:x="-5cm" svg:y="3.333cm"/>
          <draw:glue-point draw:id="35" svg:x="-4.738cm" svg:y="5.004cm"/>
          <draw:glue-point draw:id="36" svg:x="-4.451cm" svg:y="5.004cm"/>
          <draw:glue-point draw:id="37" svg:x="-4.112cm" svg:y="5.004cm"/>
          <draw:glue-point draw:id="38" svg:x="-3.772cm" svg:y="5.004cm"/>
          <draw:glue-point draw:id="39" svg:x="-3.433cm" svg:y="5.004cm"/>
          <draw:glue-point draw:id="40" svg:x="-3.093cm" svg:y="5.004cm"/>
          <draw:glue-point draw:id="41" svg:x="-2.754cm" svg:y="5cm"/>
          <draw:glue-point draw:id="42" svg:x="-2.415cm" svg:y="5.004cm"/>
          <draw:glue-point draw:id="43" svg:x="-2.101cm" svg:y="5.004cm"/>
          <draw:glue-point draw:id="44" svg:x="-1.788cm" svg:y="5.004cm"/>
          <draw:glue-point draw:id="45" svg:x="-1.501cm" svg:y="5.004cm"/>
          <draw:glue-point draw:id="46" svg:x="-1.24cm" svg:y="5.004cm"/>
          <draw:glue-point draw:id="47" svg:x="-0.926cm" svg:y="5.004cm"/>
          <draw:glue-point draw:id="48" svg:x="-0.665cm" svg:y="5cm"/>
          <draw:glue-point draw:id="49" svg:x="-0.378cm" svg:y="5.004cm"/>
          <draw:glue-point draw:id="50" svg:x="-0.091cm" svg:y="5cm"/>
          <draw:glue-point draw:id="51" svg:x="0.169cm" svg:y="5.004cm"/>
          <draw:glue-point draw:id="52" svg:x="0.456cm" svg:y="5cm"/>
          <draw:glue-point draw:id="53" svg:x="0.796cm" svg:y="5cm"/>
          <draw:glue-point draw:id="54" svg:x="1.109cm" svg:y="5.004cm"/>
          <draw:glue-point draw:id="55" svg:x="1.422cm" svg:y="5.004cm"/>
          <draw:glue-point draw:id="56" svg:x="1.736cm" svg:y="5cm"/>
          <draw:glue-point draw:id="57" svg:x="2.049cm" svg:y="5cm"/>
          <draw:glue-point draw:id="58" svg:x="2.362cm" svg:y="5cm"/>
          <draw:glue-point draw:id="59" svg:x="2.676cm" svg:y="5cm"/>
          <draw:glue-point draw:id="60" svg:x="2.989cm" svg:y="5.004cm"/>
          <draw:glue-point draw:id="61" svg:x="3.302cm" svg:y="-5cm"/>
          <draw:glue-point draw:id="62" svg:x="3.616cm" svg:y="-5cm"/>
          <draw:glue-point draw:id="63" svg:x="3.929cm" svg:y="-5cm"/>
          <draw:glue-point draw:id="64" svg:x="4.216cm" svg:y="-5cm"/>
          <draw:glue-point draw:id="65" svg:x="4.477cm" svg:y="-5cm"/>
          <draw:glue-point draw:id="66" svg:x="4.738cm" svg:y="-5cm"/>
          <draw:glue-point draw:id="67" svg:x="3.302cm" svg:y="5.004cm"/>
          <draw:glue-point draw:id="68" svg:x="3.616cm" svg:y="5.004cm"/>
          <draw:glue-point draw:id="69" svg:x="3.929cm" svg:y="5cm"/>
          <draw:glue-point draw:id="70" svg:x="4.19cm" svg:y="5.004cm"/>
          <draw:glue-point draw:id="71" svg:x="4.477cm" svg:y="5cm"/>
          <draw:glue-point draw:id="72" svg:x="4.738cm" svg:y="5cm"/>
          <text:p text:style-name="P1">UNIT 03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58" draw:id="id158" draw:layer="layout" svg:width="2.1cm" svg:height="0.9cm" svg:x="4.112cm" svg:y="9.296cm">
          <text:p text:style-name="P1"><text:span text:style-name="T1">DFF (clk13)</text:span></text:p>
          <text:p text:style-name="P1"><text:span text:style-name="T1">265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2.616cm" svg:y1="12.396cm" svg:x2="5.162cm" svg:y2="10.196cm" draw:start-shape="id157" draw:start-glue-point="6" draw:end-shape="id158" draw:end-glue-point="2" svg:d="M22616 12396l-17454-2200" svg:viewBox="0 0 17455 2201">
          <text:p text:style-name="P1"><text:span text:style-name="T2">out_00</text:span></text:p>
        </draw:connector>
        <draw:custom-shape draw:style-name="gr4" draw:text-style-name="P4" xml:id="id159" draw:id="id159" draw:layer="layout" svg:width="2.1cm" svg:height="0.9cm" svg:x="6.412cm" svg:y="9.296cm">
          <text:p text:style-name="P1"><text:span text:style-name="T1">DFF (clk13)</text:span></text:p>
          <text:p text:style-name="P1"><text:span text:style-name="T1">277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3.715cm" svg:y1="12.396cm" svg:x2="7.462cm" svg:y2="10.196cm" draw:start-shape="id157" draw:start-glue-point="7" draw:end-shape="id159" draw:end-glue-point="2" svg:d="M23715 12396l-16253-2200" svg:viewBox="0 0 16254 2201">
          <text:p text:style-name="P1"><text:span text:style-name="T2">out_01</text:span></text:p>
        </draw:connector>
        <draw:custom-shape draw:style-name="gr4" draw:text-style-name="P4" xml:id="id160" draw:id="id160" draw:layer="layout" svg:width="2.1cm" svg:height="0.9cm" svg:x="8.712cm" svg:y="9.296cm">
          <text:p text:style-name="P1"><text:span text:style-name="T1">DFF (clk13)</text:span></text:p>
          <text:p text:style-name="P1"><text:span text:style-name="T1">264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5.014cm" svg:y1="12.396cm" svg:x2="9.762cm" svg:y2="10.196cm" draw:start-shape="id157" draw:start-glue-point="8" draw:end-shape="id160" draw:end-glue-point="2" svg:d="M25014 12396l-15252-2200" svg:viewBox="0 0 15253 2201">
          <text:p text:style-name="P1"><text:span text:style-name="T2">out_02</text:span></text:p>
        </draw:connector>
        <draw:custom-shape draw:style-name="gr4" draw:text-style-name="P4" xml:id="id161" draw:id="id161" draw:layer="layout" svg:width="2.1cm" svg:height="0.9cm" svg:x="11.012cm" svg:y="9.296cm">
          <text:p text:style-name="P1"><text:span text:style-name="T1">DFF (clk13)</text:span></text:p>
          <text:p text:style-name="P1"><text:span text:style-name="T1">276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316cm" svg:y1="12.396cm" svg:x2="12.062cm" svg:y2="10.196cm" draw:start-shape="id157" draw:start-glue-point="9" draw:end-shape="id161" draw:end-glue-point="2" svg:d="M26316 12396l-14254-2200" svg:viewBox="0 0 14255 2201">
          <text:p text:style-name="P1"><text:span text:style-name="T2">out_03</text:span></text:p>
        </draw:connector>
        <draw:custom-shape draw:style-name="gr4" draw:text-style-name="P4" xml:id="id162" draw:id="id162" draw:layer="layout" svg:width="2.1cm" svg:height="0.9cm" svg:x="13.312cm" svg:y="9.296cm">
          <text:p text:style-name="P1"><text:span text:style-name="T1">DFF (clk13)</text:span></text:p>
          <text:p text:style-name="P1"><text:span text:style-name="T1">327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7.614cm" svg:y1="12.396cm" svg:x2="14.362cm" svg:y2="10.196cm" draw:start-shape="id157" draw:start-glue-point="10" draw:end-shape="id162" draw:end-glue-point="2" svg:d="M27614 12396l-13252-2200" svg:viewBox="0 0 13253 2201">
          <text:p text:style-name="P1"><text:span text:style-name="T2">out_04</text:span></text:p>
        </draw:connector>
        <draw:custom-shape draw:style-name="gr4" draw:text-style-name="P4" xml:id="id163" draw:id="id163" draw:layer="layout" svg:width="2.1cm" svg:height="0.9cm" svg:x="15.612cm" svg:y="9.296cm">
          <text:p text:style-name="P1"><text:span text:style-name="T1">DFF (clk13)</text:span></text:p>
          <text:p text:style-name="P1"><text:span text:style-name="T1">26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8.916cm" svg:y1="12.396cm" svg:x2="16.662cm" svg:y2="10.196cm" draw:start-shape="id157" draw:start-glue-point="11" draw:end-shape="id163" draw:end-glue-point="2" svg:d="M28916 12396l-12254-2200" svg:viewBox="0 0 12255 2201">
          <text:p text:style-name="P1"><text:span text:style-name="T2">out_05</text:span></text:p>
        </draw:connector>
        <draw:custom-shape draw:style-name="gr4" draw:text-style-name="P4" xml:id="id164" draw:id="id164" draw:layer="layout" svg:width="2.1cm" svg:height="0.9cm" svg:x="17.912cm" svg:y="9.296cm">
          <text:p text:style-name="P1"><text:span text:style-name="T1">DFF (clk13)</text:span></text:p>
          <text:p text:style-name="P1"><text:span text:style-name="T1">264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215cm" svg:y1="12.396cm" svg:x2="18.962cm" svg:y2="10.196cm" draw:start-shape="id157" draw:start-glue-point="4" draw:end-shape="id164" draw:end-glue-point="2" svg:d="M30215 12396l-11253-2200" svg:viewBox="0 0 11254 2201">
          <text:p text:style-name="P1"><text:span text:style-name="T2">out_06</text:span></text:p>
        </draw:connector>
        <draw:custom-shape draw:style-name="gr4" draw:text-style-name="P4" xml:id="id165" draw:id="id165" draw:layer="layout" svg:width="2.1cm" svg:height="0.9cm" svg:x="20.212cm" svg:y="9.296cm">
          <text:p text:style-name="P1"><text:span text:style-name="T1">DFF (clk13)</text:span></text:p>
          <text:p text:style-name="P1"><text:span text:style-name="T1">276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.513cm" svg:y1="12.396cm" svg:x2="21.262cm" svg:y2="10.196cm" draw:start-shape="id157" draw:start-glue-point="12" draw:end-shape="id165" draw:end-glue-point="2" svg:d="M31513 12396l-10251-2200" svg:viewBox="0 0 10252 2201">
          <text:p text:style-name="P1"><text:span text:style-name="T2">out_07</text:span></text:p>
        </draw:connector>
        <draw:custom-shape draw:style-name="gr4" draw:text-style-name="P4" xml:id="id166" draw:id="id166" draw:layer="layout" svg:width="2.1cm" svg:height="0.9cm" svg:x="22.512cm" svg:y="9.296cm">
          <text:p text:style-name="P1"><text:span text:style-name="T1">DFF (clk13)</text:span></text:p>
          <text:p text:style-name="P1"><text:span text:style-name="T1">276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.716cm" svg:y1="12.396cm" svg:x2="23.562cm" svg:y2="10.196cm" draw:start-shape="id157" draw:start-glue-point="13" draw:end-shape="id166" draw:end-glue-point="2" svg:d="M32716 12396l-9154-2200" svg:viewBox="0 0 9155 2201">
          <text:p text:style-name="P1"><text:span text:style-name="T2">out_08</text:span></text:p>
        </draw:connector>
        <draw:custom-shape draw:style-name="gr4" draw:text-style-name="P4" xml:id="id167" draw:id="id167" draw:layer="layout" svg:width="2.1cm" svg:height="0.9cm" svg:x="24.812cm" svg:y="9.296cm">
          <text:p text:style-name="P1"><text:span text:style-name="T1">DFF (clk13)</text:span></text:p>
          <text:p text:style-name="P1"><text:span text:style-name="T1">264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3.815cm" svg:y1="12.396cm" svg:x2="25.862cm" svg:y2="10.196cm" draw:start-shape="id157" draw:start-glue-point="14" draw:end-shape="id167" draw:end-glue-point="2" svg:d="M33815 12396l-7953-2200" svg:viewBox="0 0 7954 2201">
          <text:p text:style-name="P1"><text:span text:style-name="T2">out_09</text:span></text:p>
        </draw:connector>
        <draw:custom-shape draw:style-name="gr4" draw:text-style-name="P4" xml:id="id168" draw:id="id168" draw:layer="layout" svg:width="2.1cm" svg:height="0.9cm" svg:x="27.112cm" svg:y="9.296cm">
          <text:p text:style-name="P1"><text:span text:style-name="T1">DFF (clk13)</text:span></text:p>
          <text:p text:style-name="P1"><text:span text:style-name="T1">276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914cm" svg:y1="12.396cm" svg:x2="28.162cm" svg:y2="10.196cm" draw:start-shape="id157" draw:start-glue-point="15" draw:end-shape="id168" draw:end-glue-point="2" svg:d="M34914 12396l-6752-2200" svg:viewBox="0 0 6753 2201">
          <text:p text:style-name="P1"><text:span text:style-name="T2">out_10</text:span></text:p>
        </draw:connector>
        <draw:custom-shape draw:style-name="gr4" draw:text-style-name="P4" xml:id="id169" draw:id="id169" draw:layer="layout" svg:width="2.1cm" svg:height="0.9cm" svg:x="29.412cm" svg:y="9.296cm">
          <text:p text:style-name="P1"><text:span text:style-name="T1">DFF (clk13)</text:span></text:p>
          <text:p text:style-name="P1"><text:span text:style-name="T1">263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6.013cm" svg:y1="12.396cm" svg:x2="30.462cm" svg:y2="10.196cm" draw:start-shape="id157" draw:start-glue-point="16" draw:end-shape="id169" draw:end-glue-point="2" svg:d="M36013 12396l-5551-2200" svg:viewBox="0 0 5552 2201">
          <text:p text:style-name="P1"><text:span text:style-name="T2">out_11</text:span></text:p>
        </draw:connector>
        <draw:custom-shape draw:style-name="gr4" draw:text-style-name="P4" xml:id="id170" draw:id="id170" draw:layer="layout" svg:width="2.1cm" svg:height="0.9cm" svg:x="31.712cm" svg:y="9.296cm">
          <text:p text:style-name="P1"><text:span text:style-name="T1">DFF (clk13)</text:span></text:p>
          <text:p text:style-name="P1"><text:span text:style-name="T1">295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113cm" svg:y1="12.396cm" svg:x2="32.762cm" svg:y2="10.196cm" draw:start-shape="id157" draw:start-glue-point="17" draw:end-shape="id170" draw:end-glue-point="2" svg:d="M37113 12396l-4351-2200" svg:viewBox="0 0 4352 2201">
          <text:p text:style-name="P1"><text:span text:style-name="T2">out_12</text:span></text:p>
        </draw:connector>
        <draw:custom-shape draw:style-name="gr4" draw:text-style-name="P4" xml:id="id171" draw:id="id171" draw:layer="layout" svg:width="2.1cm" svg:height="0.9cm" svg:x="34.012cm" svg:y="9.296cm">
          <text:p text:style-name="P1"><text:span text:style-name="T1">DFF (clk13)</text:span></text:p>
          <text:p text:style-name="P1"><text:span text:style-name="T1">285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216cm" svg:y1="12.396cm" svg:x2="35.062cm" svg:y2="10.196cm" draw:start-shape="id157" draw:start-glue-point="18" draw:end-shape="id171" draw:end-glue-point="2" svg:d="M38216 12396l-3154-2200" svg:viewBox="0 0 3155 2201">
          <text:p text:style-name="P1"><text:span text:style-name="T2">out_13</text:span></text:p>
        </draw:connector>
        <draw:custom-shape draw:style-name="gr4" draw:text-style-name="P4" xml:id="id172" draw:id="id172" draw:layer="layout" svg:width="2.1cm" svg:height="0.9cm" svg:x="36.312cm" svg:y="9.296cm">
          <text:p text:style-name="P1"><text:span text:style-name="T1">DFF (clk13)</text:span></text:p>
          <text:p text:style-name="P1"><text:span text:style-name="T1">264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315cm" svg:y1="12.396cm" svg:x2="37.362cm" svg:y2="10.196cm" draw:start-shape="id157" draw:start-glue-point="19" draw:end-shape="id172" draw:end-glue-point="2" svg:d="M39315 12396l-1953-2200" svg:viewBox="0 0 1954 2201">
          <text:p text:style-name="P1"><text:span text:style-name="T2">out_14</text:span></text:p>
        </draw:connector>
        <draw:custom-shape draw:style-name="gr4" draw:text-style-name="P4" xml:id="id173" draw:id="id173" draw:layer="layout" svg:width="2.1cm" svg:height="0.9cm" svg:x="38.612cm" svg:y="9.296cm">
          <text:p text:style-name="P1"><text:span text:style-name="T1">DFF (clk13)</text:span></text:p>
          <text:p text:style-name="P1"><text:span text:style-name="T1">357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314cm" svg:y1="12.396cm" svg:x2="39.662cm" svg:y2="10.196cm" draw:start-shape="id157" draw:start-glue-point="20" draw:end-shape="id173" draw:end-glue-point="2" svg:d="M40314 12396l-652-2200" svg:viewBox="0 0 653 2201">
          <text:p text:style-name="P1"><text:span text:style-name="T2">out_15</text:span></text:p>
        </draw:connector>
        <draw:custom-shape draw:style-name="gr4" draw:text-style-name="P4" xml:id="id174" draw:id="id174" draw:layer="layout" svg:width="2.1cm" svg:height="0.9cm" svg:x="40.912cm" svg:y="9.296cm">
          <text:p text:style-name="P1"><text:span text:style-name="T1">DFF (clk13)</text:span></text:p>
          <text:p text:style-name="P1"><text:span text:style-name="T1">357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409cm" svg:y1="12.396cm" svg:x2="41.962cm" svg:y2="10.196cm" draw:start-shape="id157" draw:start-glue-point="21" draw:end-shape="id174" draw:end-glue-point="2" svg:d="M41409 12396l553-2200" svg:viewBox="0 0 554 2201">
          <text:p text:style-name="P1"><text:span text:style-name="T2">out_16</text:span></text:p>
        </draw:connector>
        <draw:custom-shape draw:style-name="gr4" draw:text-style-name="P4" xml:id="id175" draw:id="id175" draw:layer="layout" svg:width="2.1cm" svg:height="0.9cm" svg:x="43.212cm" svg:y="9.296cm">
          <text:p text:style-name="P1"><text:span text:style-name="T1">DFF (clk13)</text:span></text:p>
          <text:p text:style-name="P1"><text:span text:style-name="T1">335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2.611cm" svg:y1="12.396cm" svg:x2="44.262cm" svg:y2="10.196cm" draw:start-shape="id157" draw:start-glue-point="22" draw:end-shape="id175" draw:end-glue-point="2" svg:d="M42611 12396l1651-2200" svg:viewBox="0 0 1652 2201">
          <text:p text:style-name="P1"><text:span text:style-name="T2">out_17</text:span></text:p>
        </draw:connector>
        <draw:custom-shape draw:style-name="gr4" draw:text-style-name="P4" xml:id="id176" draw:id="id176" draw:layer="layout" svg:width="2.1cm" svg:height="0.9cm" svg:x="45.512cm" svg:y="9.296cm">
          <text:p text:style-name="P1"><text:span text:style-name="T1">DFF (clk13)</text:span></text:p>
          <text:p text:style-name="P1"><text:span text:style-name="T1">275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91cm" svg:y1="12.396cm" svg:x2="46.562cm" svg:y2="10.196cm" draw:start-shape="id157" draw:start-glue-point="23" draw:end-shape="id176" draw:end-glue-point="2" svg:d="M43910 12396l2652-2200" svg:viewBox="0 0 2653 2201">
          <text:p text:style-name="P1"><text:span text:style-name="T2">out_18</text:span></text:p>
        </draw:connector>
        <draw:custom-shape draw:style-name="gr4" draw:text-style-name="P4" xml:id="id177" draw:id="id177" draw:layer="layout" svg:width="2.1cm" svg:height="0.9cm" svg:x="47.812cm" svg:y="9.296cm">
          <text:p text:style-name="P1"><text:span text:style-name="T1">DFF (clk13)</text:span></text:p>
          <text:p text:style-name="P1"><text:span text:style-name="T1">263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5.009cm" svg:y1="12.396cm" svg:x2="48.862cm" svg:y2="10.196cm" draw:start-shape="id157" draw:start-glue-point="24" draw:end-shape="id177" draw:end-glue-point="2" svg:d="M45009 12396l3853-2200" svg:viewBox="0 0 3854 2201">
          <text:p text:style-name="P1"><text:span text:style-name="T2">out_19</text:span></text:p>
        </draw:connector>
        <draw:custom-shape draw:style-name="gr4" draw:text-style-name="P4" xml:id="id178" draw:id="id178" draw:layer="layout" svg:width="2.1cm" svg:height="0.9cm" svg:x="50.212cm" svg:y="9.296cm">
          <text:p text:style-name="P1"><text:span text:style-name="T1">DFF (clk13)</text:span></text:p>
          <text:p text:style-name="P1"><text:span text:style-name="T1">275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208cm" svg:y1="12.396cm" svg:x2="51.262cm" svg:y2="10.196cm" draw:start-shape="id157" draw:start-glue-point="25" draw:end-shape="id178" draw:end-glue-point="2" svg:d="M46208 12396l5054-2200" svg:viewBox="0 0 5055 2201">
          <text:p text:style-name="P1"><text:span text:style-name="T2">out_20</text:span></text:p>
        </draw:connector>
        <draw:custom-shape draw:style-name="gr4" draw:text-style-name="P4" xml:id="id179" draw:id="id179" draw:layer="layout" svg:width="2.1cm" svg:height="0.9cm" svg:x="52.512cm" svg:y="9.296cm">
          <text:p text:style-name="P1"><text:span text:style-name="T1">DFF (clk13)</text:span></text:p>
          <text:p text:style-name="P1"><text:span text:style-name="T1">27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7.41cm" svg:y1="12.396cm" svg:x2="53.562cm" svg:y2="10.196cm" draw:start-shape="id157" draw:start-glue-point="5" draw:end-shape="id179" draw:end-glue-point="2" svg:d="M47410 12396l6152-2200" svg:viewBox="0 0 6153 2201">
          <text:p text:style-name="P1"><text:span text:style-name="T2">out_21</text:span></text:p>
        </draw:connector>
        <draw:custom-shape draw:style-name="gr4" draw:text-style-name="P4" xml:id="id180" draw:id="id180" draw:layer="layout" svg:width="2.1cm" svg:height="0.9cm" svg:x="54.812cm" svg:y="9.296cm">
          <text:p text:style-name="P1"><text:span text:style-name="T1">DFF (clk13)</text:span></text:p>
          <text:p text:style-name="P1"><text:span text:style-name="T1">263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8.609cm" svg:y1="12.396cm" svg:x2="55.862cm" svg:y2="10.196cm" draw:start-shape="id157" draw:start-glue-point="26" draw:end-shape="id180" draw:end-glue-point="2" svg:d="M48609 12396l7253-2200" svg:viewBox="0 0 7254 2201">
          <text:p text:style-name="P1"><text:span text:style-name="T2">out_22</text:span></text:p>
        </draw:connector>
        <draw:custom-shape draw:style-name="gr4" draw:text-style-name="P4" xml:id="id181" draw:id="id181" draw:layer="layout" svg:width="2.1cm" svg:height="0.9cm" svg:x="57.112cm" svg:y="9.296cm">
          <text:p text:style-name="P1"><text:span text:style-name="T1">DFF (clk13)</text:span></text:p>
          <text:p text:style-name="P1"><text:span text:style-name="T1">304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808cm" svg:y1="12.396cm" svg:x2="58.162cm" svg:y2="10.196cm" draw:start-shape="id157" draw:start-glue-point="27" draw:end-shape="id181" draw:end-glue-point="2" svg:d="M49808 12396l8354-2200" svg:viewBox="0 0 8355 2201">
          <text:p text:style-name="P1"><text:span text:style-name="T2">out_23</text:span></text:p>
        </draw:connector>
        <draw:custom-shape draw:style-name="gr4" draw:text-style-name="P4" xml:id="id182" draw:id="id182" draw:layer="layout" svg:width="2.1cm" svg:height="0.9cm" svg:x="59.412cm" svg:y="9.296cm">
          <text:p text:style-name="P1"><text:span text:style-name="T1">DFF (clk13)</text:span></text:p>
          <text:p text:style-name="P1"><text:span text:style-name="T1">30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011cm" svg:y1="12.396cm" svg:x2="60.462cm" svg:y2="10.196cm" draw:start-shape="id157" draw:start-glue-point="28" draw:end-shape="id182" draw:end-glue-point="2" svg:d="M51011 12396l9451-2200" svg:viewBox="0 0 9452 2201">
          <text:p text:style-name="P1"><text:span text:style-name="T2">out_24</text:span></text:p>
        </draw:connector>
        <draw:custom-shape draw:style-name="gr4" draw:text-style-name="P4" xml:id="id183" draw:id="id183" draw:layer="layout" svg:width="2.1cm" svg:height="0.9cm" svg:x="61.712cm" svg:y="9.296cm">
          <text:p text:style-name="P1"><text:span text:style-name="T1">DFF (clk13)</text:span></text:p>
          <text:p text:style-name="P1"><text:span text:style-name="T1">284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2.209cm" svg:y1="12.396cm" svg:x2="62.762cm" svg:y2="10.196cm" draw:start-shape="id157" draw:start-glue-point="29" draw:end-shape="id183" draw:end-glue-point="2" svg:d="M52209 12396l10553-2200" svg:viewBox="0 0 10554 2201">
          <text:p text:style-name="P1"><text:span text:style-name="T2">out_25</text:span></text:p>
        </draw:connector>
        <draw:custom-shape draw:style-name="gr4" draw:text-style-name="P4" xml:id="id184" draw:id="id184" draw:layer="layout" svg:width="2.1cm" svg:height="0.9cm" svg:x="64.012cm" svg:y="9.296cm">
          <text:p text:style-name="P1"><text:span text:style-name="T1">DFF (clk13)</text:span></text:p>
          <text:p text:style-name="P1"><text:span text:style-name="T1">263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3.408cm" svg:y1="12.396cm" svg:x2="65.062cm" svg:y2="10.196cm" draw:start-shape="id157" draw:start-glue-point="61" draw:end-shape="id184" draw:end-glue-point="2" svg:d="M53408 12396l11654-2200" svg:viewBox="0 0 11655 2201">
          <text:p text:style-name="P1"><text:span text:style-name="T2">out_26</text:span></text:p>
        </draw:connector>
        <draw:custom-shape draw:style-name="gr4" draw:text-style-name="P4" xml:id="id185" draw:id="id185" draw:layer="layout" svg:width="2.1cm" svg:height="0.9cm" svg:x="66.312cm" svg:y="9.296cm">
          <text:p text:style-name="P1"><text:span text:style-name="T1">DFF (clk13)</text:span></text:p>
          <text:p text:style-name="P1"><text:span text:style-name="T1">263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4.611cm" svg:y1="12.396cm" svg:x2="67.362cm" svg:y2="10.196cm" draw:start-shape="id157" draw:start-glue-point="62" draw:end-shape="id185" draw:end-glue-point="2" svg:d="M54611 12396l12751-2200" svg:viewBox="0 0 12752 2201">
          <text:p text:style-name="P1"><text:span text:style-name="T2">out_27</text:span></text:p>
        </draw:connector>
        <draw:custom-shape draw:style-name="gr4" draw:text-style-name="P4" xml:id="id186" draw:id="id186" draw:layer="layout" svg:width="2.1cm" svg:height="0.9cm" svg:x="68.612cm" svg:y="9.296cm">
          <text:p text:style-name="P1"><text:span text:style-name="T1">DFF (clk13)</text:span></text:p>
          <text:p text:style-name="P1"><text:span text:style-name="T1">263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81cm" svg:y1="12.396cm" svg:x2="69.662cm" svg:y2="10.196cm" draw:start-shape="id157" draw:start-glue-point="63" draw:end-shape="id186" draw:end-glue-point="2" svg:d="M55810 12396l13852-2200" svg:viewBox="0 0 13853 2201">
          <text:p text:style-name="P1"><text:span text:style-name="T2">out_28</text:span></text:p>
        </draw:connector>
        <draw:custom-shape draw:style-name="gr4" draw:text-style-name="P4" xml:id="id187" draw:id="id187" draw:layer="layout" svg:width="2.1cm" svg:height="0.9cm" svg:x="70.912cm" svg:y="9.296cm">
          <text:p text:style-name="P1"><text:span text:style-name="T1">DFF (clk13)</text:span></text:p>
          <text:p text:style-name="P1"><text:span text:style-name="T1">275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909cm" svg:y1="12.396cm" svg:x2="71.962cm" svg:y2="10.196cm" draw:start-shape="id157" draw:start-glue-point="64" draw:end-shape="id187" draw:end-glue-point="2" svg:d="M56909 12396l15053-2200" svg:viewBox="0 0 15054 2201">
          <text:p text:style-name="P1"><text:span text:style-name="T2">out_29</text:span></text:p>
        </draw:connector>
        <draw:custom-shape draw:style-name="gr4" draw:text-style-name="P4" xml:id="id188" draw:id="id188" draw:layer="layout" svg:width="2.1cm" svg:height="0.9cm" svg:x="73.212cm" svg:y="9.296cm">
          <text:p text:style-name="P1"><text:span text:style-name="T1">DFF (clk13)</text:span></text:p>
          <text:p text:style-name="P1"><text:span text:style-name="T1">284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7.908cm" svg:y1="12.396cm" svg:x2="74.262cm" svg:y2="10.196cm" draw:start-shape="id157" draw:start-glue-point="65" draw:end-shape="id188" draw:end-glue-point="2" svg:d="M57908 12396l16354-2200" svg:viewBox="0 0 16355 2201">
          <text:p text:style-name="P1"><text:span text:style-name="T2">out_30</text:span></text:p>
        </draw:connector>
        <draw:custom-shape draw:style-name="gr4" draw:text-style-name="P4" xml:id="id189" draw:id="id189" draw:layer="layout" svg:width="2.1cm" svg:height="0.9cm" svg:x="75.512cm" svg:y="9.296cm">
          <text:p text:style-name="P1"><text:span text:style-name="T1">DFF (clk13)</text:span></text:p>
          <text:p text:style-name="P1"><text:span text:style-name="T1">284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908cm" svg:y1="12.396cm" svg:x2="76.562cm" svg:y2="10.196cm" draw:start-shape="id157" draw:start-glue-point="66" draw:end-shape="id189" draw:end-glue-point="2" svg:d="M58908 12396l17654-2200" svg:viewBox="0 0 17655 2201">
          <text:p text:style-name="P1"><text:span text:style-name="T2">out_31</text:span></text:p>
        </draw:connector>
        <draw:custom-shape draw:style-name="gr2" draw:text-style-name="P2" xml:id="id190" draw:id="id190" draw:layer="layout" svg:width="1cm" svg:height="0.9cm" svg:x="4.6cm" svg:y="5.591cm">
          <text:p text:style-name="P1"><text:span text:style-name="T1">MUX</text:span></text:p>
          <text:p text:style-name="P1"><text:span text:style-name="T1">265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162cm" svg:y1="9.296cm" svg:x2="5.1cm" svg:y2="6.491cm" draw:start-shape="id158" draw:start-glue-point="0" draw:end-shape="id190" draw:end-glue-point="2" svg:d="M5162 9296l-62-2805" svg:viewBox="0 0 63 2806">
          <text:p text:style-name="P1"><text:span text:style-name="T2">b</text:span></text:p>
        </draw:connector>
        <draw:custom-shape draw:style-name="gr2" draw:text-style-name="P2" xml:id="id191" draw:id="id191" draw:layer="layout" svg:width="1cm" svg:height="0.9cm" svg:x="16.1cm" svg:y="5.591cm">
          <text:p text:style-name="P1"><text:span text:style-name="T1">MUX</text:span></text:p>
          <text:p text:style-name="P1"><text:span text:style-name="T1">26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6.662cm" svg:y1="9.296cm" svg:x2="16.6cm" svg:y2="6.491cm" draw:start-shape="id163" draw:start-glue-point="0" draw:end-shape="id191" draw:end-glue-point="2" svg:d="M16662 9296l-62-2805" svg:viewBox="0 0 63 2806">
          <text:p text:style-name="P1"><text:span text:style-name="T2">b</text:span></text:p>
        </draw:connector>
        <draw:custom-shape draw:style-name="gr2" draw:text-style-name="P2" xml:id="id192" draw:id="id192" draw:layer="layout" svg:width="1cm" svg:height="0.9cm" svg:x="6.9cm" svg:y="5.591cm">
          <text:p text:style-name="P1"><text:span text:style-name="T1">MUX</text:span></text:p>
          <text:p text:style-name="P1"><text:span text:style-name="T1">316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462cm" svg:y1="9.296cm" svg:x2="7.4cm" svg:y2="6.491cm" draw:start-shape="id159" draw:start-glue-point="0" draw:end-shape="id192" draw:end-glue-point="2" svg:d="M7462 9296l-62-2805" svg:viewBox="0 0 63 2806">
          <text:p text:style-name="P1"><text:span text:style-name="T2">b</text:span></text:p>
        </draw:connector>
        <draw:custom-shape draw:style-name="gr2" draw:text-style-name="P2" xml:id="id193" draw:id="id193" draw:layer="layout" svg:width="1cm" svg:height="0.9cm" svg:x="9.2cm" svg:y="5.591cm">
          <text:p text:style-name="P1"><text:span text:style-name="T1">MUX</text:span></text:p>
          <text:p text:style-name="P1"><text:span text:style-name="T1">276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762cm" svg:y1="9.296cm" svg:x2="9.7cm" svg:y2="6.491cm" draw:start-shape="id160" draw:start-glue-point="0" draw:end-shape="id193" draw:end-glue-point="2" svg:d="M9762 9296l-62-2805" svg:viewBox="0 0 63 2806">
          <text:p text:style-name="P1"><text:span text:style-name="T2">b</text:span></text:p>
        </draw:connector>
        <draw:custom-shape draw:style-name="gr2" draw:text-style-name="P2" xml:id="id194" draw:id="id194" draw:layer="layout" svg:width="1cm" svg:height="0.9cm" svg:x="11.5cm" svg:y="5.591cm">
          <text:p text:style-name="P1"><text:span text:style-name="T1">MUX</text:span></text:p>
          <text:p text:style-name="P1"><text:span text:style-name="T1">276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062cm" svg:y1="9.296cm" svg:x2="12cm" svg:y2="6.491cm" draw:start-shape="id161" draw:start-glue-point="0" draw:end-shape="id194" draw:end-glue-point="2" svg:d="M12062 9296l-62-2805" svg:viewBox="0 0 63 2806">
          <text:p text:style-name="P1"><text:span text:style-name="T2">b</text:span></text:p>
        </draw:connector>
        <draw:custom-shape draw:style-name="gr2" draw:text-style-name="P2" xml:id="id195" draw:id="id195" draw:layer="layout" svg:width="1cm" svg:height="0.9cm" svg:x="13.8cm" svg:y="5.591cm">
          <text:p text:style-name="P1"><text:span text:style-name="T1">MUX</text:span></text:p>
          <text:p text:style-name="P1"><text:span text:style-name="T1">327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.362cm" svg:y1="9.296cm" svg:x2="14.3cm" svg:y2="6.491cm" draw:start-shape="id162" draw:start-glue-point="0" draw:end-shape="id195" draw:end-glue-point="2" svg:d="M14362 9296l-62-2805" svg:viewBox="0 0 63 2806">
          <text:p text:style-name="P1"><text:span text:style-name="T2">b</text:span></text:p>
        </draw:connector>
        <draw:custom-shape draw:style-name="gr2" draw:text-style-name="P2" xml:id="id196" draw:id="id196" draw:layer="layout" svg:width="1cm" svg:height="0.9cm" svg:x="18.4cm" svg:y="5.591cm">
          <text:p text:style-name="P1"><text:span text:style-name="T1">MUX</text:span></text:p>
          <text:p text:style-name="P1"><text:span text:style-name="T1">285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8.962cm" svg:y1="9.296cm" svg:x2="18.9cm" svg:y2="6.491cm" draw:start-shape="id164" draw:start-glue-point="0" draw:end-shape="id196" draw:end-glue-point="2" svg:d="M18962 9296l-62-2805" svg:viewBox="0 0 63 2806">
          <text:p text:style-name="P1"><text:span text:style-name="T2">b</text:span></text:p>
        </draw:connector>
        <draw:custom-shape draw:style-name="gr2" draw:text-style-name="P2" xml:id="id197" draw:id="id197" draw:layer="layout" svg:width="1cm" svg:height="0.9cm" svg:x="20.7cm" svg:y="5.591cm">
          <text:p text:style-name="P1"><text:span text:style-name="T1">MUX</text:span></text:p>
          <text:p text:style-name="P1"><text:span text:style-name="T1">305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1.262cm" svg:y1="9.296cm" svg:x2="21.2cm" svg:y2="6.491cm" draw:start-shape="id165" draw:start-glue-point="0" draw:end-shape="id197" draw:end-glue-point="2" svg:d="M21262 9296l-62-2805" svg:viewBox="0 0 63 2806">
          <text:p text:style-name="P1"><text:span text:style-name="T2">b</text:span></text:p>
        </draw:connector>
        <draw:custom-shape draw:style-name="gr2" draw:text-style-name="P2" xml:id="id198" draw:id="id198" draw:layer="layout" svg:width="1cm" svg:height="0.9cm" svg:x="23cm" svg:y="5.591cm">
          <text:p text:style-name="P1"><text:span text:style-name="T1">MUX</text:span></text:p>
          <text:p text:style-name="P1"><text:span text:style-name="T1">276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3.562cm" svg:y1="9.296cm" svg:x2="23.5cm" svg:y2="6.491cm" draw:start-shape="id166" draw:start-glue-point="0" draw:end-shape="id198" draw:end-glue-point="2" svg:d="M23562 9296l-62-2805" svg:viewBox="0 0 63 2806">
          <text:p text:style-name="P1"><text:span text:style-name="T2">b</text:span></text:p>
        </draw:connector>
        <draw:custom-shape draw:style-name="gr2" draw:text-style-name="P2" xml:id="id199" draw:id="id199" draw:layer="layout" svg:width="1cm" svg:height="0.9cm" svg:x="25.3cm" svg:y="5.591cm">
          <text:p text:style-name="P1"><text:span text:style-name="T1">MUX</text:span></text:p>
          <text:p text:style-name="P1"><text:span text:style-name="T1">275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5.862cm" svg:y1="9.296cm" svg:x2="25.8cm" svg:y2="6.491cm" draw:start-shape="id167" draw:start-glue-point="0" draw:end-shape="id199" draw:end-glue-point="2" svg:d="M25862 9296l-62-2805" svg:viewBox="0 0 63 2806">
          <text:p text:style-name="P1"><text:span text:style-name="T2">b</text:span></text:p>
        </draw:connector>
        <draw:custom-shape draw:style-name="gr2" draw:text-style-name="P2" xml:id="id200" draw:id="id200" draw:layer="layout" svg:width="1cm" svg:height="0.9cm" svg:x="27.6cm" svg:y="5.591cm">
          <text:p text:style-name="P1"><text:span text:style-name="T1">MUX</text:span></text:p>
          <text:p text:style-name="P1"><text:span text:style-name="T1">31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8.162cm" svg:y1="9.296cm" svg:x2="28.1cm" svg:y2="6.491cm" draw:start-shape="id168" draw:start-glue-point="0" draw:end-shape="id200" draw:end-glue-point="2" svg:d="M28162 9296l-62-2805" svg:viewBox="0 0 63 2806">
          <text:p text:style-name="P1"><text:span text:style-name="T2">b</text:span></text:p>
        </draw:connector>
        <draw:custom-shape draw:style-name="gr2" draw:text-style-name="P2" xml:id="id201" draw:id="id201" draw:layer="layout" svg:width="1cm" svg:height="0.9cm" svg:x="29.9cm" svg:y="5.591cm">
          <text:p text:style-name="P1"><text:span text:style-name="T1">MUX</text:span></text:p>
          <text:p text:style-name="P1"><text:span text:style-name="T1">294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462cm" svg:y1="9.296cm" svg:x2="30.4cm" svg:y2="6.491cm" draw:start-shape="id169" draw:start-glue-point="0" draw:end-shape="id201" draw:end-glue-point="2" svg:d="M30462 9296l-62-2805" svg:viewBox="0 0 63 2806">
          <text:p text:style-name="P1"><text:span text:style-name="T2">b</text:span></text:p>
        </draw:connector>
        <draw:custom-shape draw:style-name="gr2" draw:text-style-name="P2" xml:id="id202" draw:id="id202" draw:layer="layout" svg:width="1cm" svg:height="0.9cm" svg:x="32.2cm" svg:y="5.591cm">
          <text:p text:style-name="P1"><text:span text:style-name="T1">MUX</text:span></text:p>
          <text:p text:style-name="P1"><text:span text:style-name="T1">33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.762cm" svg:y1="9.296cm" svg:x2="32.7cm" svg:y2="6.491cm" draw:start-shape="id170" draw:start-glue-point="0" draw:end-shape="id202" draw:end-glue-point="2" svg:d="M32762 9296l-62-2805" svg:viewBox="0 0 63 2806">
          <text:p text:style-name="P1"><text:span text:style-name="T2">b</text:span></text:p>
        </draw:connector>
        <draw:custom-shape draw:style-name="gr2" draw:text-style-name="P2" xml:id="id203" draw:id="id203" draw:layer="layout" svg:width="1cm" svg:height="0.9cm" svg:x="34.5cm" svg:y="5.591cm">
          <text:p text:style-name="P1"><text:span text:style-name="T1">MUX</text:span></text:p>
          <text:p text:style-name="P1"><text:span text:style-name="T1">346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5.062cm" svg:y1="9.296cm" svg:x2="35cm" svg:y2="6.491cm" draw:start-shape="id171" draw:start-glue-point="0" draw:end-shape="id203" draw:end-glue-point="2" svg:d="M35062 9296l-62-2805" svg:viewBox="0 0 63 2806">
          <text:p text:style-name="P1"><text:span text:style-name="T2">b</text:span></text:p>
        </draw:connector>
        <draw:custom-shape draw:style-name="gr2" draw:text-style-name="P2" xml:id="id204" draw:id="id204" draw:layer="layout" svg:width="1cm" svg:height="0.9cm" svg:x="36.8cm" svg:y="5.591cm">
          <text:p text:style-name="P1"><text:span text:style-name="T1">MUX</text:span></text:p>
          <text:p text:style-name="P1"><text:span text:style-name="T1">357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362cm" svg:y1="9.296cm" svg:x2="37.3cm" svg:y2="6.491cm" draw:start-shape="id172" draw:start-glue-point="0" draw:end-shape="id204" draw:end-glue-point="2" svg:d="M37362 9296l-62-2805" svg:viewBox="0 0 63 2806">
          <text:p text:style-name="P1"><text:span text:style-name="T2">b</text:span></text:p>
        </draw:connector>
        <draw:custom-shape draw:style-name="gr2" draw:text-style-name="P2" xml:id="id205" draw:id="id205" draw:layer="layout" svg:width="1cm" svg:height="0.9cm" svg:x="39.1cm" svg:y="5.591cm">
          <text:p text:style-name="P1"><text:span text:style-name="T1">MUX</text:span></text:p>
          <text:p text:style-name="P1"><text:span text:style-name="T1">37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662cm" svg:y1="9.296cm" svg:x2="39.6cm" svg:y2="6.491cm" draw:start-shape="id173" draw:start-glue-point="0" draw:end-shape="id205" draw:end-glue-point="2" svg:d="M39662 9296l-62-2805" svg:viewBox="0 0 63 2806">
          <text:p text:style-name="P1"><text:span text:style-name="T2">b</text:span></text:p>
        </draw:connector>
        <draw:custom-shape draw:style-name="gr2" draw:text-style-name="P2" xml:id="id206" draw:id="id206" draw:layer="layout" svg:width="1cm" svg:height="0.9cm" svg:x="41.4cm" svg:y="5.591cm">
          <text:p text:style-name="P1"><text:span text:style-name="T1">MUX</text:span></text:p>
          <text:p text:style-name="P1"><text:span text:style-name="T1">357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962cm" svg:y1="9.296cm" svg:x2="41.9cm" svg:y2="6.491cm" draw:start-shape="id174" draw:start-glue-point="0" draw:end-shape="id206" draw:end-glue-point="2" svg:d="M41962 9296l-62-2805" svg:viewBox="0 0 63 2806">
          <text:p text:style-name="P1"><text:span text:style-name="T2">b</text:span></text:p>
        </draw:connector>
        <draw:custom-shape draw:style-name="gr2" draw:text-style-name="P2" xml:id="id207" draw:id="id207" draw:layer="layout" svg:width="1cm" svg:height="0.9cm" svg:x="43.7cm" svg:y="5.591cm">
          <text:p text:style-name="P1"><text:span text:style-name="T1">MUX</text:span></text:p>
          <text:p text:style-name="P1"><text:span text:style-name="T1">405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4.262cm" svg:y1="9.296cm" svg:x2="44.2cm" svg:y2="6.491cm" draw:start-shape="id175" draw:start-glue-point="0" draw:end-shape="id207" draw:end-glue-point="2" svg:d="M44262 9296l-62-2805" svg:viewBox="0 0 63 2806">
          <text:p text:style-name="P1"><text:span text:style-name="T2">b</text:span></text:p>
        </draw:connector>
        <draw:custom-shape draw:style-name="gr2" draw:text-style-name="P2" xml:id="id208" draw:id="id208" draw:layer="layout" svg:width="1cm" svg:height="0.9cm" svg:x="46cm" svg:y="5.591cm">
          <text:p text:style-name="P1"><text:span text:style-name="T1">MUX</text:span></text:p>
          <text:p text:style-name="P1"><text:span text:style-name="T1">398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562cm" svg:y1="9.296cm" svg:x2="46.5cm" svg:y2="6.491cm" draw:start-shape="id176" draw:start-glue-point="0" draw:end-shape="id208" draw:end-glue-point="2" svg:d="M46562 9296l-62-2805" svg:viewBox="0 0 63 2806">
          <text:p text:style-name="P1"><text:span text:style-name="T2">b</text:span></text:p>
        </draw:connector>
        <draw:custom-shape draw:style-name="gr2" draw:text-style-name="P2" xml:id="id209" draw:id="id209" draw:layer="layout" svg:width="1cm" svg:height="0.9cm" svg:x="48.3cm" svg:y="5.591cm">
          <text:p text:style-name="P1"><text:span text:style-name="T1">MUX(ground/c)</text:span></text:p>
          <text:p text:style-name="P1"><text:span text:style-name="T1">284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8.862cm" svg:y1="9.296cm" svg:x2="48.8cm" svg:y2="6.491cm" draw:start-shape="id177" draw:start-glue-point="0" draw:end-shape="id209" draw:end-glue-point="2" svg:d="M48862 9296l-62-2805" svg:viewBox="0 0 63 2806">
          <text:p text:style-name="P1"><text:span text:style-name="T2">b</text:span></text:p>
        </draw:connector>
        <draw:custom-shape draw:style-name="gr2" draw:text-style-name="P2" xml:id="id210" draw:id="id210" draw:layer="layout" svg:width="1cm" svg:height="0.9cm" svg:x="50.7cm" svg:y="5.591cm">
          <text:p text:style-name="P1"><text:span text:style-name="T1">MUX(ground/c)</text:span></text:p>
          <text:p text:style-name="P1"><text:span text:style-name="T1">284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262cm" svg:y1="9.296cm" svg:x2="51.2cm" svg:y2="6.491cm" draw:start-shape="id178" draw:start-glue-point="0" draw:end-shape="id210" draw:end-glue-point="2" svg:d="M51262 9296l-62-2805" svg:viewBox="0 0 63 2806">
          <text:p text:style-name="P1"><text:span text:style-name="T2">b</text:span></text:p>
        </draw:connector>
        <draw:custom-shape draw:style-name="gr2" draw:text-style-name="P2" xml:id="id211" draw:id="id211" draw:layer="layout" svg:width="1cm" svg:height="0.9cm" svg:x="53cm" svg:y="5.591cm">
          <text:p text:style-name="P1"><text:span text:style-name="T1">MUX(ground/c)</text:span></text:p>
          <text:p text:style-name="P1"><text:span text:style-name="T1">284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3.562cm" svg:y1="9.296cm" svg:x2="53.5cm" svg:y2="6.491cm" draw:start-shape="id179" draw:start-glue-point="0" draw:end-shape="id211" draw:end-glue-point="2" svg:d="M53562 9296l-62-2805" svg:viewBox="0 0 63 2806">
          <text:p text:style-name="P1"><text:span text:style-name="T2">b</text:span></text:p>
        </draw:connector>
        <draw:custom-shape draw:style-name="gr2" draw:text-style-name="P2" xml:id="id212" draw:id="id212" draw:layer="layout" svg:width="1cm" svg:height="0.9cm" svg:x="55.3cm" svg:y="5.6cm">
          <text:p text:style-name="P1"><text:span text:style-name="T1">MUX(ground/c)</text:span></text:p>
          <text:p text:style-name="P1"><text:span text:style-name="T1">28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862cm" svg:y1="9.296cm" svg:x2="55.8cm" svg:y2="6.5cm" draw:start-shape="id180" draw:start-glue-point="0" draw:end-shape="id212" draw:end-glue-point="2" svg:d="M55862 9296l-62-2796" svg:viewBox="0 0 63 2797">
          <text:p text:style-name="P1"><text:span text:style-name="T2">b</text:span></text:p>
        </draw:connector>
        <draw:custom-shape draw:style-name="gr2" draw:text-style-name="P2" xml:id="id213" draw:id="id213" draw:layer="layout" svg:width="1cm" svg:height="0.9cm" svg:x="57.6cm" svg:y="5.591cm">
          <text:p text:style-name="P1"><text:span text:style-name="T1">MUX</text:span></text:p>
          <text:p text:style-name="P1"><text:span text:style-name="T1">375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162cm" svg:y1="9.296cm" svg:x2="58.1cm" svg:y2="6.491cm" draw:start-shape="id181" draw:start-glue-point="0" draw:end-shape="id213" draw:end-glue-point="2" svg:d="M58162 9296l-62-2805" svg:viewBox="0 0 63 2806">
          <text:p text:style-name="P1"><text:span text:style-name="T2">b</text:span></text:p>
        </draw:connector>
        <draw:custom-shape draw:style-name="gr2" draw:text-style-name="P2" xml:id="id214" draw:id="id214" draw:layer="layout" svg:width="1cm" svg:height="0.9cm" svg:x="59.9cm" svg:y="5.591cm">
          <text:p text:style-name="P1"><text:span text:style-name="T1">MUX</text:span></text:p>
          <text:p text:style-name="P1"><text:span text:style-name="T1">387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0.462cm" svg:y1="9.296cm" svg:x2="60.4cm" svg:y2="6.491cm" draw:start-shape="id182" draw:start-glue-point="0" draw:end-shape="id214" draw:end-glue-point="2" svg:d="M60462 9296l-62-2805" svg:viewBox="0 0 63 2806">
          <text:p text:style-name="P1"><text:span text:style-name="T2">b</text:span></text:p>
        </draw:connector>
        <draw:custom-shape draw:style-name="gr2" draw:text-style-name="P2" xml:id="id215" draw:id="id215" draw:layer="layout" svg:width="1cm" svg:height="0.9cm" svg:x="62.2cm" svg:y="5.591cm">
          <text:p text:style-name="P1"><text:span text:style-name="T1">MUX</text:span></text:p>
          <text:p text:style-name="P1"><text:span text:style-name="T1">356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2.762cm" svg:y1="9.296cm" svg:x2="62.7cm" svg:y2="6.491cm" draw:start-shape="id183" draw:start-glue-point="0" draw:end-shape="id215" draw:end-glue-point="2" svg:d="M62762 9296l-62-2805" svg:viewBox="0 0 63 2806">
          <text:p text:style-name="P1"><text:span text:style-name="T2">b</text:span></text:p>
        </draw:connector>
        <draw:custom-shape draw:style-name="gr2" draw:text-style-name="P2" xml:id="id216" draw:id="id216" draw:layer="layout" svg:width="1cm" svg:height="0.9cm" svg:x="64.5cm" svg:y="5.591cm">
          <text:p text:style-name="P1"><text:span text:style-name="T1">MUX</text:span></text:p>
          <text:p text:style-name="P1"><text:span text:style-name="T1">397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5.062cm" svg:y1="9.296cm" svg:x2="65cm" svg:y2="6.491cm" draw:start-shape="id184" draw:start-glue-point="0" draw:end-shape="id216" draw:end-glue-point="2" svg:d="M65062 9296l-62-2805" svg:viewBox="0 0 63 2806">
          <text:p text:style-name="P1"><text:span text:style-name="T2">b</text:span></text:p>
        </draw:connector>
        <draw:custom-shape draw:style-name="gr2" draw:text-style-name="P2" xml:id="id217" draw:id="id217" draw:layer="layout" svg:width="1cm" svg:height="0.9cm" svg:x="66.8cm" svg:y="5.591cm">
          <text:p text:style-name="P1"><text:span text:style-name="T1">MUX</text:span></text:p>
          <text:p text:style-name="P1"><text:span text:style-name="T1">374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362cm" svg:y1="9.296cm" svg:x2="67.3cm" svg:y2="6.491cm" draw:start-shape="id185" draw:start-glue-point="0" draw:end-shape="id217" draw:end-glue-point="2" svg:d="M67362 9296l-62-2805" svg:viewBox="0 0 63 2806">
          <text:p text:style-name="P1"><text:span text:style-name="T2">b</text:span></text:p>
        </draw:connector>
        <draw:custom-shape draw:style-name="gr2" draw:text-style-name="P2" xml:id="id218" draw:id="id218" draw:layer="layout" svg:width="1cm" svg:height="0.9cm" svg:x="69.1cm" svg:y="5.591cm">
          <text:p text:style-name="P1"><text:span text:style-name="T1">MUX</text:span></text:p>
          <text:p text:style-name="P1"><text:span text:style-name="T1">374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9.662cm" svg:y1="9.296cm" svg:x2="69.6cm" svg:y2="6.491cm" draw:start-shape="id186" draw:start-glue-point="0" draw:end-shape="id218" draw:end-glue-point="2" svg:d="M69662 9296l-62-2805" svg:viewBox="0 0 63 2806">
          <text:p text:style-name="P1"><text:span text:style-name="T2">b</text:span></text:p>
        </draw:connector>
        <draw:custom-shape draw:style-name="gr2" draw:text-style-name="P2" xml:id="id219" draw:id="id219" draw:layer="layout" svg:width="1cm" svg:height="0.9cm" svg:x="71.4cm" svg:y="5.591cm">
          <text:p text:style-name="P1"><text:span text:style-name="T1">MUX</text:span></text:p>
          <text:p text:style-name="P1"><text:span text:style-name="T1">31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1.962cm" svg:y1="9.296cm" svg:x2="71.9cm" svg:y2="6.491cm" draw:start-shape="id187" draw:start-glue-point="0" draw:end-shape="id219" draw:end-glue-point="2" svg:d="M71962 9296l-62-2805" svg:viewBox="0 0 63 2806">
          <text:p text:style-name="P1"><text:span text:style-name="T2">b</text:span></text:p>
        </draw:connector>
        <draw:custom-shape draw:style-name="gr2" draw:text-style-name="P2" xml:id="id220" draw:id="id220" draw:layer="layout" svg:width="1cm" svg:height="0.9cm" svg:x="73.7cm" svg:y="5.591cm">
          <text:p text:style-name="P1"><text:span text:style-name="T1">MUX</text:span></text:p>
          <text:p text:style-name="P1"><text:span text:style-name="T1">417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262cm" svg:y1="9.296cm" svg:x2="74.2cm" svg:y2="6.491cm" draw:start-shape="id188" draw:start-glue-point="0" draw:end-shape="id220" draw:end-glue-point="2" svg:d="M74262 9296l-62-2805" svg:viewBox="0 0 63 2806">
          <text:p text:style-name="P1"><text:span text:style-name="T2">b</text:span></text:p>
        </draw:connector>
        <draw:custom-shape draw:style-name="gr2" draw:text-style-name="P2" xml:id="id221" draw:id="id221" draw:layer="layout" svg:width="1cm" svg:height="0.9cm" svg:x="76cm" svg:y="5.591cm">
          <text:p text:style-name="P1"><text:span text:style-name="T1">MUX</text:span></text:p>
          <text:p text:style-name="P1"><text:span text:style-name="T1">294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6.562cm" svg:y1="9.296cm" svg:x2="76.5cm" svg:y2="6.491cm" draw:start-shape="id189" draw:start-glue-point="0" draw:end-shape="id221" draw:end-glue-point="2" svg:d="M76562 9296l-62-2805" svg:viewBox="0 0 63 2806">
          <text:p text:style-name="P1"><text:span text:style-name="T2">b</text:span></text:p>
        </draw:connector>
        <draw:connector draw:style-name="gr3" draw:text-style-name="P5" draw:layer="layout" draw:type="line" svg:x1="75.168cm" svg:y1="7.686cm" svg:x2="76.5cm" svg:y2="6.491cm" draw:end-shape="id221" draw:end-glue-point="2" svg:d="M75168 7686l1332-1195" svg:viewBox="0 0 1333 1196">
          <text:p text:style-name="P1"><text:span text:style-name="T2">sel_1F801824/a</text:span></text:p>
        </draw:connector>
        <draw:custom-shape draw:style-name="gr2" draw:text-style-name="P2" xml:id="id222" draw:id="id222" draw:layer="layout" svg:width="1cm" svg:height="0.9cm" svg:x="4.6cm" svg:y="3.391cm">
          <text:p text:style-name="P1"><text:span text:style-name="T1">TRISTATE</text:span></text:p>
          <text:p text:style-name="P1"><text:span text:style-name="T1">264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1cm" svg:y1="5.591cm" svg:x2="5.1cm" svg:y2="4.291cm" draw:start-shape="id190" draw:start-glue-point="0" draw:end-shape="id222" draw:end-glue-point="2" svg:d="M5100 5591v-1300" svg:viewBox="0 0 1 1301">
          <text:p text:style-name="P1"><text:span text:style-name="T2">in</text:span></text:p>
        </draw:connector>
        <draw:custom-shape draw:style-name="gr2" draw:text-style-name="P2" xml:id="id223" draw:id="id223" draw:layer="layout" svg:width="1cm" svg:height="0.9cm" svg:x="6.9cm" svg:y="3.391cm">
          <text:p text:style-name="P1"><text:span text:style-name="T1">TRISTATE</text:span></text:p>
          <text:p text:style-name="P1"><text:span text:style-name="T1">316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4cm" svg:y1="5.591cm" svg:x2="7.4cm" svg:y2="4.291cm" draw:start-shape="id192" draw:start-glue-point="0" draw:end-shape="id223" draw:end-glue-point="2" svg:d="M7400 5591v-1300" svg:viewBox="0 0 1 1301">
          <text:p text:style-name="P1"><text:span text:style-name="T2">in</text:span></text:p>
        </draw:connector>
        <draw:custom-shape draw:style-name="gr2" draw:text-style-name="P2" xml:id="id224" draw:id="id224" draw:layer="layout" svg:width="1cm" svg:height="0.9cm" svg:x="9.2cm" svg:y="3.391cm">
          <text:p text:style-name="P1"><text:span text:style-name="T1">TRISTATE</text:span></text:p>
          <text:p text:style-name="P1"><text:span text:style-name="T1">286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7cm" svg:y1="5.591cm" svg:x2="9.7cm" svg:y2="4.291cm" draw:start-shape="id193" draw:start-glue-point="0" draw:end-shape="id224" draw:end-glue-point="2" svg:d="M9700 5591v-1300" svg:viewBox="0 0 1 1301">
          <text:p text:style-name="P1"><text:span text:style-name="T2">in</text:span></text:p>
        </draw:connector>
        <draw:custom-shape draw:style-name="gr2" draw:text-style-name="P2" xml:id="id225" draw:id="id225" draw:layer="layout" svg:width="1cm" svg:height="0.9cm" svg:x="11.5cm" svg:y="3.391cm">
          <text:p text:style-name="P1"><text:span text:style-name="T1">TRISTATE</text:span></text:p>
          <text:p text:style-name="P1"><text:span text:style-name="T1">276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cm" svg:y1="5.591cm" svg:x2="12cm" svg:y2="4.291cm" draw:start-shape="id194" draw:start-glue-point="0" draw:end-shape="id225" draw:end-glue-point="2" svg:d="M12000 5591v-1300" svg:viewBox="0 0 1 1301">
          <text:p text:style-name="P1"><text:span text:style-name="T2">in</text:span></text:p>
        </draw:connector>
        <draw:custom-shape draw:style-name="gr2" draw:text-style-name="P2" xml:id="id226" draw:id="id226" draw:layer="layout" svg:width="1cm" svg:height="0.9cm" svg:x="13.8cm" svg:y="3.391cm">
          <text:p text:style-name="P1"><text:span text:style-name="T1">TRISTATE</text:span></text:p>
          <text:p text:style-name="P1"><text:span text:style-name="T1">327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.3cm" svg:y1="5.591cm" svg:x2="14.3cm" svg:y2="4.291cm" draw:start-shape="id195" draw:start-glue-point="0" draw:end-shape="id226" draw:end-glue-point="2" svg:d="M14300 5591v-1300" svg:viewBox="0 0 1 1301">
          <text:p text:style-name="P1"><text:span text:style-name="T2">in</text:span></text:p>
        </draw:connector>
        <draw:custom-shape draw:style-name="gr2" draw:text-style-name="P2" xml:id="id227" draw:id="id227" draw:layer="layout" svg:width="1cm" svg:height="0.9cm" svg:x="16.1cm" svg:y="3.391cm">
          <text:p text:style-name="P1"><text:span text:style-name="T1">TRISTATE</text:span></text:p>
          <text:p text:style-name="P1"><text:span text:style-name="T1">264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6.6cm" svg:y1="5.591cm" svg:x2="16.6cm" svg:y2="4.291cm" draw:start-shape="id191" draw:start-glue-point="0" draw:end-shape="id227" draw:end-glue-point="2" svg:d="M16600 5591v-1300" svg:viewBox="0 0 1 1301">
          <text:p text:style-name="P1"><text:span text:style-name="T2">in</text:span></text:p>
        </draw:connector>
        <draw:custom-shape draw:style-name="gr2" draw:text-style-name="P2" xml:id="id228" draw:id="id228" draw:layer="layout" svg:width="1cm" svg:height="0.9cm" svg:x="18.4cm" svg:y="3.391cm">
          <text:p text:style-name="P1"><text:span text:style-name="T1">TRISTATE</text:span></text:p>
          <text:p text:style-name="P1"><text:span text:style-name="T1">28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8.9cm" svg:y1="5.591cm" svg:x2="18.9cm" svg:y2="4.291cm" draw:start-shape="id196" draw:start-glue-point="0" draw:end-shape="id228" draw:end-glue-point="2" svg:d="M18900 5591v-1300" svg:viewBox="0 0 1 1301">
          <text:p text:style-name="P1"><text:span text:style-name="T2">in</text:span></text:p>
        </draw:connector>
        <draw:custom-shape draw:style-name="gr2" draw:text-style-name="P2" xml:id="id229" draw:id="id229" draw:layer="layout" svg:width="1cm" svg:height="0.9cm" svg:x="20.7cm" svg:y="3.391cm">
          <text:p text:style-name="P1"><text:span text:style-name="T1">TRISTATE</text:span></text:p>
          <text:p text:style-name="P1"><text:span text:style-name="T1">316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1.2cm" svg:y1="5.591cm" svg:x2="21.2cm" svg:y2="4.291cm" draw:start-shape="id197" draw:start-glue-point="0" draw:end-shape="id229" draw:end-glue-point="2" svg:d="M21200 5591v-1300" svg:viewBox="0 0 1 1301">
          <text:p text:style-name="P1"><text:span text:style-name="T2">in</text:span></text:p>
        </draw:connector>
        <draw:custom-shape draw:style-name="gr2" draw:text-style-name="P2" xml:id="id230" draw:id="id230" draw:layer="layout" svg:width="1cm" svg:height="0.9cm" svg:x="23cm" svg:y="3.391cm">
          <text:p text:style-name="P1"><text:span text:style-name="T1">TRISTATE</text:span></text:p>
          <text:p text:style-name="P1"><text:span text:style-name="T1">264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3.5cm" svg:y1="5.591cm" svg:x2="23.5cm" svg:y2="4.291cm" draw:start-shape="id198" draw:start-glue-point="0" draw:end-shape="id230" draw:end-glue-point="2" svg:d="M23500 5591v-1300" svg:viewBox="0 0 1 1301">
          <text:p text:style-name="P1"><text:span text:style-name="T2">in</text:span></text:p>
        </draw:connector>
        <draw:custom-shape draw:style-name="gr2" draw:text-style-name="P2" xml:id="id231" draw:id="id231" draw:layer="layout" svg:width="1cm" svg:height="0.9cm" svg:x="25.3cm" svg:y="3.391cm">
          <text:p text:style-name="P1"><text:span text:style-name="T1">TRISTATE</text:span></text:p>
          <text:p text:style-name="P1"><text:span text:style-name="T1">276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5.8cm" svg:y1="5.591cm" svg:x2="25.8cm" svg:y2="4.291cm" draw:start-shape="id199" draw:start-glue-point="0" draw:end-shape="id231" draw:end-glue-point="2" svg:d="M25800 5591v-1300" svg:viewBox="0 0 1 1301">
          <text:p text:style-name="P1"><text:span text:style-name="T2">in</text:span></text:p>
        </draw:connector>
        <draw:custom-shape draw:style-name="gr2" draw:text-style-name="P2" xml:id="id232" draw:id="id232" draw:layer="layout" svg:width="1cm" svg:height="0.9cm" svg:x="27.6cm" svg:y="3.391cm">
          <text:p text:style-name="P1"><text:span text:style-name="T1">TRISTATE</text:span></text:p>
          <text:p text:style-name="P1"><text:span text:style-name="T1">326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8.1cm" svg:y1="5.591cm" svg:x2="28.1cm" svg:y2="4.291cm" draw:start-shape="id200" draw:start-glue-point="0" draw:end-shape="id232" draw:end-glue-point="2" svg:d="M28100 5591v-1300" svg:viewBox="0 0 1 1301">
          <text:p text:style-name="P1"><text:span text:style-name="T2">in</text:span></text:p>
        </draw:connector>
        <draw:custom-shape draw:style-name="gr2" draw:text-style-name="P2" xml:id="id233" draw:id="id233" draw:layer="layout" svg:width="1cm" svg:height="0.9cm" svg:x="29.9cm" svg:y="3.391cm">
          <text:p text:style-name="P1"><text:span text:style-name="T1">TRISTATE</text:span></text:p>
          <text:p text:style-name="P1"><text:span text:style-name="T1">30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4cm" svg:y1="5.591cm" svg:x2="30.4cm" svg:y2="4.291cm" draw:start-shape="id201" draw:start-glue-point="0" draw:end-shape="id233" draw:end-glue-point="2" svg:d="M30400 5591v-1300" svg:viewBox="0 0 1 1301">
          <text:p text:style-name="P1"><text:span text:style-name="T2">in</text:span></text:p>
        </draw:connector>
        <draw:custom-shape draw:style-name="gr2" draw:text-style-name="P2" xml:id="id234" draw:id="id234" draw:layer="layout" svg:width="1cm" svg:height="0.9cm" svg:x="32.2cm" svg:y="3.391cm">
          <text:p text:style-name="P1"><text:span text:style-name="T1">TRISTATE</text:span></text:p>
          <text:p text:style-name="P1"><text:span text:style-name="T1">335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.7cm" svg:y1="5.591cm" svg:x2="32.7cm" svg:y2="4.291cm" draw:start-shape="id202" draw:start-glue-point="0" draw:end-shape="id234" draw:end-glue-point="2" svg:d="M32700 5591v-1300" svg:viewBox="0 0 1 1301">
          <text:p text:style-name="P1"><text:span text:style-name="T2">in</text:span></text:p>
        </draw:connector>
        <draw:custom-shape draw:style-name="gr2" draw:text-style-name="P2" xml:id="id235" draw:id="id235" draw:layer="layout" svg:width="1cm" svg:height="0.9cm" svg:x="34.5cm" svg:y="3.391cm">
          <text:p text:style-name="P1"><text:span text:style-name="T1">TRISTATE</text:span></text:p>
          <text:p text:style-name="P1"><text:span text:style-name="T1">346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5cm" svg:y1="5.591cm" svg:x2="35cm" svg:y2="4.291cm" draw:start-shape="id203" draw:start-glue-point="0" draw:end-shape="id235" draw:end-glue-point="2" svg:d="M35000 5591v-1300" svg:viewBox="0 0 1 1301">
          <text:p text:style-name="P1"><text:span text:style-name="T2">in</text:span></text:p>
        </draw:connector>
        <draw:custom-shape draw:style-name="gr2" draw:text-style-name="P2" xml:id="id236" draw:id="id236" draw:layer="layout" svg:width="1cm" svg:height="0.9cm" svg:x="36.8cm" svg:y="3.391cm">
          <text:p text:style-name="P1"><text:span text:style-name="T1">TRISTATE</text:span></text:p>
          <text:p text:style-name="P1"><text:span text:style-name="T1">367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3cm" svg:y1="5.591cm" svg:x2="37.3cm" svg:y2="4.291cm" draw:start-shape="id204" draw:start-glue-point="0" draw:end-shape="id236" draw:end-glue-point="2" svg:d="M37300 5591v-1300" svg:viewBox="0 0 1 1301">
          <text:p text:style-name="P1"><text:span text:style-name="T2">in</text:span></text:p>
        </draw:connector>
        <draw:custom-shape draw:style-name="gr2" draw:text-style-name="P2" xml:id="id237" draw:id="id237" draw:layer="layout" svg:width="1cm" svg:height="0.9cm" svg:x="41.4cm" svg:y="3.391cm">
          <text:p text:style-name="P1"><text:span text:style-name="T1">TRISTATE</text:span></text:p>
          <text:p text:style-name="P1"><text:span text:style-name="T1">367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9cm" svg:y1="5.591cm" svg:x2="41.9cm" svg:y2="4.291cm" draw:start-shape="id206" draw:start-glue-point="0" draw:end-shape="id237" draw:end-glue-point="2" svg:d="M41900 5591v-1300" svg:viewBox="0 0 1 1301">
          <text:p text:style-name="P1"><text:span text:style-name="T2">in</text:span></text:p>
        </draw:connector>
        <draw:custom-shape draw:style-name="gr2" draw:text-style-name="P2" xml:id="id238" draw:id="id238" draw:layer="layout" svg:width="1cm" svg:height="0.9cm" svg:x="39.1cm" svg:y="3.391cm">
          <text:p text:style-name="P1"><text:span text:style-name="T1">TRISTATE</text:span></text:p>
          <text:p text:style-name="P1"><text:span text:style-name="T1">375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6cm" svg:y1="5.591cm" svg:x2="39.6cm" svg:y2="4.291cm" draw:start-shape="id205" draw:start-glue-point="0" draw:end-shape="id238" draw:end-glue-point="2" svg:d="M39600 5591v-1300" svg:viewBox="0 0 1 1301">
          <text:p text:style-name="P1"><text:span text:style-name="T2">in</text:span></text:p>
        </draw:connector>
        <draw:custom-shape draw:style-name="gr2" draw:text-style-name="P2" xml:id="id239" draw:id="id239" draw:layer="layout" svg:width="1cm" svg:height="0.9cm" svg:x="43.7cm" svg:y="3.391cm">
          <text:p text:style-name="P1"><text:span text:style-name="T1">TRISTATE</text:span></text:p>
          <text:p text:style-name="P1"><text:span text:style-name="T1">40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4.2cm" svg:y1="5.591cm" svg:x2="44.2cm" svg:y2="4.291cm" draw:start-shape="id207" draw:start-glue-point="0" draw:end-shape="id239" draw:end-glue-point="2" svg:d="M44200 5591v-1300" svg:viewBox="0 0 1 1301">
          <text:p text:style-name="P1"><text:span text:style-name="T2">in</text:span></text:p>
        </draw:connector>
        <draw:custom-shape draw:style-name="gr2" draw:text-style-name="P2" xml:id="id240" draw:id="id240" draw:layer="layout" svg:width="1cm" svg:height="0.9cm" svg:x="46cm" svg:y="3.391cm">
          <text:p text:style-name="P1"><text:span text:style-name="T1">TRISTATE</text:span></text:p>
          <text:p text:style-name="P1"><text:span text:style-name="T1">406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5cm" svg:y1="5.591cm" svg:x2="46.5cm" svg:y2="4.291cm" draw:end-shape="id240" draw:end-glue-point="2" svg:d="M46500 5591v-1300" svg:viewBox="0 0 1 1301">
          <text:p text:style-name="P1"><text:span text:style-name="T2">in</text:span></text:p>
        </draw:connector>
        <draw:custom-shape draw:style-name="gr2" draw:text-style-name="P2" xml:id="id241" draw:id="id241" draw:layer="layout" svg:width="1cm" svg:height="0.9cm" svg:x="48.3cm" svg:y="3.391cm">
          <text:p text:style-name="P1"><text:span text:style-name="T1">TRISTATE</text:span></text:p>
          <text:p text:style-name="P1"><text:span text:style-name="T1">295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8.8cm" svg:y1="5.591cm" svg:x2="48.8cm" svg:y2="4.291cm" draw:end-shape="id241" draw:end-glue-point="2" svg:d="M48800 5591v-1300" svg:viewBox="0 0 1 1301">
          <text:p text:style-name="P1"><text:span text:style-name="T2">in</text:span></text:p>
        </draw:connector>
        <draw:custom-shape draw:style-name="gr2" draw:text-style-name="P2" xml:id="id242" draw:id="id242" draw:layer="layout" svg:width="1cm" svg:height="0.9cm" svg:x="50.7cm" svg:y="3.391cm">
          <text:p text:style-name="P1"><text:span text:style-name="T1">TRISTATE</text:span></text:p>
          <text:p text:style-name="P1"><text:span text:style-name="T1">28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2cm" svg:y1="5.591cm" svg:x2="51.2cm" svg:y2="4.291cm" draw:start-shape="id210" draw:start-glue-point="0" draw:end-shape="id242" draw:end-glue-point="2" svg:d="M51200 5591v-1300" svg:viewBox="0 0 1 1301">
          <text:p text:style-name="P1"><text:span text:style-name="T2">in</text:span></text:p>
        </draw:connector>
        <draw:custom-shape draw:style-name="gr2" draw:text-style-name="P2" xml:id="id243" draw:id="id243" draw:layer="layout" svg:width="1cm" svg:height="0.9cm" svg:x="53cm" svg:y="3.391cm">
          <text:p text:style-name="P1"><text:span text:style-name="T1">TRISTATE</text:span></text:p>
          <text:p text:style-name="P1"><text:span text:style-name="T1">31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3.5cm" svg:y1="5.591cm" svg:x2="53.5cm" svg:y2="4.291cm" draw:start-shape="id211" draw:start-glue-point="0" draw:end-shape="id243" draw:end-glue-point="2" svg:d="M53500 5591v-1300" svg:viewBox="0 0 1 1301">
          <text:p text:style-name="P1"><text:span text:style-name="T2">in</text:span></text:p>
        </draw:connector>
        <draw:custom-shape draw:style-name="gr2" draw:text-style-name="P2" xml:id="id244" draw:id="id244" draw:layer="layout" svg:width="1cm" svg:height="0.9cm" svg:x="55.3cm" svg:y="3.391cm">
          <text:p text:style-name="P1"><text:span text:style-name="T1">TRISTATE</text:span></text:p>
          <text:p text:style-name="P1"><text:span text:style-name="T1">29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8cm" svg:y1="5.6cm" svg:x2="55.8cm" svg:y2="4.291cm" draw:start-shape="id212" draw:start-glue-point="0" draw:end-shape="id244" draw:end-glue-point="2" svg:d="M55800 5600v-1309" svg:viewBox="0 0 1 1310">
          <text:p text:style-name="P1"><text:span text:style-name="T2">in</text:span></text:p>
        </draw:connector>
        <draw:custom-shape draw:style-name="gr2" draw:text-style-name="P2" xml:id="id245" draw:id="id245" draw:layer="layout" svg:width="1cm" svg:height="0.9cm" svg:x="57.6cm" svg:y="3.391cm">
          <text:p text:style-name="P1"><text:span text:style-name="T1">TRISTATE</text:span></text:p>
          <text:p text:style-name="P1"><text:span text:style-name="T1">387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1cm" svg:y1="5.591cm" svg:x2="58.1cm" svg:y2="4.291cm" draw:start-shape="id213" draw:start-glue-point="0" draw:end-shape="id245" draw:end-glue-point="2" svg:d="M58100 5591v-1300" svg:viewBox="0 0 1 1301">
          <text:p text:style-name="P1"><text:span text:style-name="T2">in</text:span></text:p>
        </draw:connector>
        <draw:custom-shape draw:style-name="gr2" draw:text-style-name="P2" xml:id="id246" draw:id="id246" draw:layer="layout" svg:width="1cm" svg:height="0.9cm" svg:x="59.9cm" svg:y="3.391cm">
          <text:p text:style-name="P1"><text:span text:style-name="T1">TRISTATE</text:span></text:p>
          <text:p text:style-name="P1"><text:span text:style-name="T1">387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0.4cm" svg:y1="5.591cm" svg:x2="60.4cm" svg:y2="4.291cm" draw:start-shape="id214" draw:start-glue-point="0" draw:end-shape="id246" draw:end-glue-point="2" svg:d="M60400 5591v-1300" svg:viewBox="0 0 1 1301">
          <text:p text:style-name="P1"><text:span text:style-name="T2">in</text:span></text:p>
        </draw:connector>
        <draw:custom-shape draw:style-name="gr2" draw:text-style-name="P2" xml:id="id247" draw:id="id247" draw:layer="layout" svg:width="1cm" svg:height="0.9cm" svg:x="62.2cm" svg:y="3.391cm">
          <text:p text:style-name="P1"><text:span text:style-name="T1">TRISTATE</text:span></text:p>
          <text:p text:style-name="P1"><text:span text:style-name="T1">356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2.7cm" svg:y1="5.591cm" svg:x2="62.7cm" svg:y2="4.291cm" draw:start-shape="id215" draw:start-glue-point="0" draw:end-shape="id247" draw:end-glue-point="2" svg:d="M62700 5591v-1300" svg:viewBox="0 0 1 1301">
          <text:p text:style-name="P1"><text:span text:style-name="T2">in</text:span></text:p>
        </draw:connector>
        <draw:custom-shape draw:style-name="gr2" draw:text-style-name="P2" xml:id="id248" draw:id="id248" draw:layer="layout" svg:width="1cm" svg:height="0.9cm" svg:x="64.5cm" svg:y="3.391cm">
          <text:p text:style-name="P1"><text:span text:style-name="T1">TRISTATE</text:span></text:p>
          <text:p text:style-name="P1"><text:span text:style-name="T1">386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5cm" svg:y1="5.591cm" svg:x2="65cm" svg:y2="4.291cm" draw:start-shape="id216" draw:start-glue-point="0" draw:end-shape="id248" draw:end-glue-point="2" svg:d="M65000 5591v-1300" svg:viewBox="0 0 1 1301">
          <text:p text:style-name="P1"><text:span text:style-name="T2">in</text:span></text:p>
        </draw:connector>
        <draw:custom-shape draw:style-name="gr2" draw:text-style-name="P2" xml:id="id249" draw:id="id249" draw:layer="layout" svg:width="1cm" svg:height="0.9cm" svg:x="66.8cm" svg:y="3.391cm">
          <text:p text:style-name="P1"><text:span text:style-name="T1">TRISTATE</text:span></text:p>
          <text:p text:style-name="P1"><text:span text:style-name="T1">374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3cm" svg:y1="5.591cm" svg:x2="67.3cm" svg:y2="4.291cm" draw:start-shape="id217" draw:start-glue-point="0" draw:end-shape="id249" draw:end-glue-point="2" svg:d="M67300 5591v-1300" svg:viewBox="0 0 1 1301">
          <text:p text:style-name="P1"><text:span text:style-name="T2">in</text:span></text:p>
        </draw:connector>
        <draw:custom-shape draw:style-name="gr2" draw:text-style-name="P2" xml:id="id250" draw:id="id250" draw:layer="layout" svg:width="1cm" svg:height="0.9cm" svg:x="69.1cm" svg:y="3.391cm">
          <text:p text:style-name="P1"><text:span text:style-name="T1">TRISTATE</text:span></text:p>
          <text:p text:style-name="P1"><text:span text:style-name="T1">366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9.6cm" svg:y1="5.591cm" svg:x2="69.6cm" svg:y2="4.291cm" draw:start-shape="id218" draw:start-glue-point="0" draw:end-shape="id250" draw:end-glue-point="2" svg:d="M69600 5591v-1300" svg:viewBox="0 0 1 1301">
          <text:p text:style-name="P1"><text:span text:style-name="T2">in</text:span></text:p>
        </draw:connector>
        <draw:custom-shape draw:style-name="gr2" draw:text-style-name="P2" xml:id="id251" draw:id="id251" draw:layer="layout" svg:width="1cm" svg:height="0.9cm" svg:x="71.4cm" svg:y="3.391cm">
          <text:p text:style-name="P1"><text:span text:style-name="T1">TRISTATE</text:span></text:p>
          <text:p text:style-name="P1"><text:span text:style-name="T1">314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1.9cm" svg:y1="5.591cm" svg:x2="71.9cm" svg:y2="4.291cm" draw:start-shape="id219" draw:start-glue-point="0" draw:end-shape="id251" draw:end-glue-point="2" svg:d="M71900 5591v-1300" svg:viewBox="0 0 1 1301">
          <text:p text:style-name="P1"><text:span text:style-name="T2">in</text:span></text:p>
        </draw:connector>
        <draw:custom-shape draw:style-name="gr2" draw:text-style-name="P2" xml:id="id252" draw:id="id252" draw:layer="layout" svg:width="1cm" svg:height="0.9cm" svg:x="73.7cm" svg:y="3.391cm">
          <text:p text:style-name="P1"><text:span text:style-name="T1">TRISTATE</text:span></text:p>
          <text:p text:style-name="P1"><text:span text:style-name="T1">417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2cm" svg:y1="5.591cm" svg:x2="74.2cm" svg:y2="4.291cm" draw:start-shape="id220" draw:start-glue-point="0" draw:end-shape="id252" draw:end-glue-point="2" svg:d="M74200 5591v-1300" svg:viewBox="0 0 1 1301">
          <text:p text:style-name="P1"><text:span text:style-name="T2">in</text:span></text:p>
        </draw:connector>
        <draw:custom-shape draw:style-name="gr2" draw:text-style-name="P2" xml:id="id253" draw:id="id253" draw:layer="layout" svg:width="1cm" svg:height="0.9cm" svg:x="76cm" svg:y="3.391cm">
          <text:p text:style-name="P1"><text:span text:style-name="T1">TRISTATE</text:span></text:p>
          <text:p text:style-name="P1"><text:span text:style-name="T1">294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6.5cm" svg:y1="5.591cm" svg:x2="76.5cm" svg:y2="4.291cm" draw:start-shape="id221" draw:start-glue-point="0" draw:end-shape="id253" draw:end-glue-point="2" svg:d="M76500 5591v-1300" svg:viewBox="0 0 1 1301">
          <text:p text:style-name="P1"><text:span text:style-name="T2">in</text:span></text:p>
        </draw:connector>
        <draw:connector draw:style-name="gr3" draw:text-style-name="P3" draw:layer="layout" draw:type="line" svg:x1="75.446cm" svg:y1="5.397cm" svg:x2="76.5cm" svg:y2="4.291cm" draw:end-shape="id253" draw:end-glue-point="2" svg:d="M75446 5397l1054-1106" svg:viewBox="0 0 1055 1107">
          <text:p text:style-name="P1"><text:span text:style-name="T2">out_tri_en</text:span></text:p>
        </draw:connector>
        <draw:connector draw:style-name="gr3" draw:text-style-name="P3" draw:layer="layout" draw:type="line" svg:x1="73.53cm" svg:y1="8.729cm" svg:x2="74.2cm" svg:y2="6.491cm" draw:end-shape="id220" draw:end-glue-point="2" svg:d="M73530 8729l670-2238" svg:viewBox="0 0 671 2239">
          <text:p text:style-name="P1"><text:span text:style-name="T2">d8/c</text:span></text:p>
        </draw:connector>
        <draw:connector draw:style-name="gr3" draw:text-style-name="P3" draw:layer="layout" draw:type="line" svg:x1="62.048cm" svg:y1="8.306cm" svg:x2="62.7cm" svg:y2="6.491cm" draw:end-shape="id215" draw:end-glue-point="2" svg:d="M62048 8306l652-1815" svg:viewBox="0 0 653 1816">
          <text:p text:style-name="P1"><text:span text:style-name="T2">do0/c</text:span></text:p>
        </draw:connector>
        <draw:connector draw:style-name="gr3" draw:text-style-name="P3" draw:layer="layout" draw:type="line" svg:x1="68.874cm" svg:y1="8.649cm" svg:x2="69.6cm" svg:y2="6.491cm" draw:end-shape="id218" draw:end-glue-point="2" svg:d="M68874 8649l726-2158" svg:viewBox="0 0 727 2159">
          <text:p text:style-name="P1"><text:span text:style-name="T2">dir/c</text:span></text:p>
        </draw:connector>
        <draw:connector draw:style-name="gr3" draw:text-style-name="P3" draw:layer="layout" draw:type="line" svg:x1="64.296cm" svg:y1="8.384cm" svg:x2="65cm" svg:y2="6.491cm" draw:end-shape="id216" draw:end-glue-point="2" svg:d="M64296 8384l704-1893" svg:viewBox="0 0 705 1894">
          <text:p text:style-name="P1"><text:span text:style-name="T2">do1/c</text:span></text:p>
        </draw:connector>
        <draw:custom-shape draw:style-name="gr6" draw:text-style-name="P4" draw:layer="layout" svg:width="2.1cm" svg:height="0.9cm" svg:x="75.412cm" svg:y="26.2cm">
          <text:p text:style-name="P1"><text:span text:style-name="T1">DFF (clk12)</text:span></text:p>
          <text:p text:style-name="P1"><text:span text:style-name="T1">3754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1cm" svg:height="0.9cm" svg:x="75.412cm" svg:y="26.2cm">
          <text:p text:style-name="P1"><text:span text:style-name="T1">DFF (clk12)</text:span></text:p>
          <text:p text:style-name="P1"><text:span text:style-name="T1">375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7.4cm" svg:y1="8.329cm" svg:x2="58.1cm" svg:y2="6.491cm" draw:end-shape="id213" draw:end-glue-point="2" svg:d="M57400 8329l700-1838" svg:viewBox="0 0 701 1839">
          <text:p text:style-name="P1"><text:span text:style-name="T2">dob15/c</text:span></text:p>
        </draw:connector>
        <draw:connector draw:style-name="gr3" draw:text-style-name="P3" draw:layer="layout" draw:type="line" svg:x1="59.7cm" svg:y1="8.267cm" svg:x2="60.4cm" svg:y2="6.491cm" draw:end-shape="id214" draw:end-glue-point="2" svg:d="M59700 8267l700-1776" svg:viewBox="0 0 701 1777">
          <text:p text:style-name="P1"><text:span text:style-name="T2">dos/c</text:span></text:p>
        </draw:connector>
        <draw:connector draw:style-name="gr3" draw:text-style-name="P3" draw:layer="layout" draw:type="line" svg:x1="62.662cm" svg:y1="33.7cm" svg:x2="63.744cm" svg:y2="32.158cm" draw:start-shape="id150" draw:start-glue-point="0" svg:d="M62662 33700l1082-1542" svg:viewBox="0 0 1083 1543">
          <text:p text:style-name="P1"><text:span text:style-name="T2">dob15_in</text:span></text:p>
        </draw:connector>
        <draw:connector draw:style-name="gr3" draw:text-style-name="P3" draw:layer="layout" draw:type="line" svg:x1="64.962cm" svg:y1="33.7cm" svg:x2="65.982cm" svg:y2="32.2cm" draw:start-shape="id151" draw:start-glue-point="0" svg:d="M64962 33700l1020-1500" svg:viewBox="0 0 1021 1501">
          <text:p text:style-name="P1"><text:span text:style-name="T2">dos_in</text:span></text:p>
        </draw:connector>
        <draw:connector draw:style-name="gr3" draw:text-style-name="P3" draw:layer="layout" draw:type="line" svg:x1="67.262cm" svg:y1="33.7cm" svg:x2="68.32cm" svg:y2="32.3cm" draw:start-shape="id152" draw:start-glue-point="0" svg:d="M67262 33700l1058-1400" svg:viewBox="0 0 1059 1401">
          <text:p text:style-name="P1"><text:span text:style-name="T2">do0_in</text:span></text:p>
        </draw:connector>
        <draw:connector draw:style-name="gr3" draw:text-style-name="P3" draw:layer="layout" draw:type="line" svg:x1="69.562cm" svg:y1="33.7cm" svg:x2="70.6cm" svg:y2="32.3cm" draw:start-shape="id153" draw:start-glue-point="0" svg:d="M69562 33700l1038-1400" svg:viewBox="0 0 1039 1401">
          <text:p text:style-name="P1"><text:span text:style-name="T2">do1_in</text:span></text:p>
        </draw:connector>
        <draw:connector draw:style-name="gr3" draw:text-style-name="P3" draw:layer="layout" draw:type="line" svg:x1="71.862cm" svg:y1="33.7cm" svg:x2="73.031cm" svg:y2="32.317cm" draw:start-shape="id154" draw:start-glue-point="0" svg:d="M71862 33700l1169-1383" svg:viewBox="0 0 1170 1384">
          <text:p text:style-name="P1"><text:span text:style-name="T2">command0</text:span></text:p>
        </draw:connector>
        <draw:connector draw:style-name="gr3" draw:text-style-name="P3" draw:layer="layout" draw:type="line" svg:x1="74.162cm" svg:y1="33.7cm" svg:x2="75.369cm" svg:y2="32.3cm" draw:start-shape="id155" draw:start-glue-point="0" svg:d="M74162 33700l1207-1400" svg:viewBox="0 0 1208 1401">
          <text:p text:style-name="P1"><text:span text:style-name="T2">command1</text:span></text:p>
        </draw:connector>
        <draw:connector draw:style-name="gr3" draw:text-style-name="P3" draw:layer="layout" draw:type="line" svg:x1="76.462cm" svg:y1="33.7cm" svg:x2="77.607cm" svg:y2="32.3cm" draw:start-shape="id156" draw:start-glue-point="0" svg:d="M76462 33700l1145-1400" svg:viewBox="0 0 1146 1401">
          <text:p text:style-name="P1"><text:span text:style-name="T2">command2</text:span></text:p>
        </draw:connector>
        <draw:connector draw:style-name="gr3" draw:text-style-name="P3" draw:layer="layout" draw:type="line" svg:x1="5.162cm" svg:y1="33.7cm" svg:x2="6.515cm" svg:y2="31.867cm" draw:start-shape="id140" draw:start-glue-point="0" svg:d="M5162 33700l1353-1833" svg:viewBox="0 0 1354 1834">
          <text:p text:style-name="P1"><text:span text:style-name="T2">sod00</text:span></text:p>
        </draw:connector>
        <draw:connector draw:style-name="gr3" draw:text-style-name="P3" draw:layer="layout" draw:type="line" svg:x1="7.462cm" svg:y1="33.7cm" svg:x2="8.853cm" svg:y2="31.9cm" draw:start-shape="id139" draw:start-glue-point="0" svg:d="M7462 33700l1391-1800" svg:viewBox="0 0 1392 1801">
          <text:p text:style-name="P1"><text:span text:style-name="T2">sod01</text:span></text:p>
        </draw:connector>
        <draw:connector draw:style-name="gr3" draw:text-style-name="P6" draw:layer="layout" draw:type="line" svg:x1="9.762cm" svg:y1="33.7cm" svg:x2="11.198cm" svg:y2="32.026cm" draw:start-shape="id138" draw:start-glue-point="0" svg:d="M9762 33700l1436-1674" svg:viewBox="0 0 1437 1675">
          <text:p text:style-name="P1"><text:span text:style-name="T3">sod02</text:span></text:p>
        </draw:connector>
        <draw:connector draw:style-name="gr3" draw:text-style-name="P6" draw:layer="layout" draw:type="line" svg:x1="12.062cm" svg:y1="33.7cm" svg:x2="13.4cm" svg:y2="31.967cm" draw:start-shape="id137" draw:start-glue-point="0" svg:d="M12062 33700l1338-1733" svg:viewBox="0 0 1339 1734">
          <text:p text:style-name="P1"><text:span text:style-name="T3">sod03</text:span></text:p>
        </draw:connector>
        <draw:connector draw:style-name="gr3" draw:text-style-name="P3" draw:layer="layout" draw:type="line" svg:x1="14.362cm" svg:y1="33.7cm" svg:x2="15.7cm" svg:y2="31.9cm" draw:start-shape="id136" draw:start-glue-point="0" svg:d="M14362 33700l1338-1800" svg:viewBox="0 0 1339 1801">
          <text:p text:style-name="P1"><text:span text:style-name="T2">sod04</text:span></text:p>
        </draw:connector>
        <draw:connector draw:style-name="gr3" draw:text-style-name="P3" draw:layer="layout" draw:type="line" svg:x1="16.662cm" svg:y1="33.7cm" svg:x2="18cm" svg:y2="31.867cm" draw:start-shape="id135" draw:start-glue-point="0" svg:d="M16662 33700l1338-1833" svg:viewBox="0 0 1339 1834">
          <text:p text:style-name="P1"><text:span text:style-name="T2">sod05</text:span></text:p>
        </draw:connector>
        <draw:connector draw:style-name="gr3" draw:text-style-name="P3" draw:layer="layout" draw:type="line" svg:x1="18.962cm" svg:y1="33.7cm" svg:x2="20.3cm" svg:y2="31.967cm" draw:start-shape="id134" draw:start-glue-point="0" svg:d="M18962 33700l1338-1733" svg:viewBox="0 0 1339 1734">
          <text:p text:style-name="P1"><text:span text:style-name="T2">sod06</text:span></text:p>
        </draw:connector>
        <draw:connector draw:style-name="gr3" draw:text-style-name="P3" draw:layer="layout" draw:type="line" svg:x1="21.262cm" svg:y1="33.7cm" svg:x2="22.553cm" svg:y2="31.9cm" draw:start-shape="id133" draw:start-glue-point="0" svg:d="M21262 33700l1291-1800" svg:viewBox="0 0 1292 1801">
          <text:p text:style-name="P1"><text:span text:style-name="T2">sod07</text:span></text:p>
        </draw:connector>
        <draw:connector draw:style-name="gr3" draw:text-style-name="P3" draw:layer="layout" draw:type="line" svg:x1="23.509cm" svg:y1="33.7cm" svg:x2="24.8cm" svg:y2="31.9cm" svg:d="M23509 33700l1291-1800" svg:viewBox="0 0 1292 1801">
          <text:p text:style-name="P1"><text:span text:style-name="T2">sod08</text:span></text:p>
        </draw:connector>
        <draw:connector draw:style-name="gr3" draw:text-style-name="P3" draw:layer="layout" draw:type="line" svg:x1="25.862cm" svg:y1="33.7cm" svg:x2="27.1cm" svg:y2="32cm" draw:start-shape="id131" draw:start-glue-point="0" svg:d="M25862 33700l1238-1700" svg:viewBox="0 0 1239 1701">
          <text:p text:style-name="P1"><text:span text:style-name="T2">sod09</text:span></text:p>
        </draw:connector>
        <draw:connector draw:style-name="gr3" draw:text-style-name="P3" draw:layer="layout" draw:type="line" svg:x1="28.162cm" svg:y1="33.7cm" svg:x2="29.4cm" svg:y2="31.9cm" draw:start-shape="id130" draw:start-glue-point="0" svg:d="M28162 33700l1238-1800" svg:viewBox="0 0 1239 1801">
          <text:p text:style-name="P1"><text:span text:style-name="T2">sod10</text:span></text:p>
        </draw:connector>
        <draw:connector draw:style-name="gr3" draw:text-style-name="P3" draw:layer="layout" draw:type="line" svg:x1="30.462cm" svg:y1="33.7cm" svg:x2="31.7cm" svg:y2="31.9cm" draw:start-shape="id129" draw:start-glue-point="0" svg:d="M30462 33700l1238-1800" svg:viewBox="0 0 1239 1801">
          <text:p text:style-name="P1"><text:span text:style-name="T2">sod11</text:span></text:p>
        </draw:connector>
        <draw:connector draw:style-name="gr3" draw:text-style-name="P3" draw:layer="layout" draw:type="line" svg:x1="32.762cm" svg:y1="33.7cm" svg:x2="34cm" svg:y2="31.9cm" draw:start-shape="id125" draw:start-glue-point="0" svg:d="M32762 33700l1238-1800" svg:viewBox="0 0 1239 1801">
          <text:p text:style-name="P1"><text:span text:style-name="T2">sod12</text:span></text:p>
        </draw:connector>
        <draw:connector draw:style-name="gr3" draw:text-style-name="P3" draw:layer="layout" draw:type="line" svg:x1="35.062cm" svg:y1="33.7cm" svg:x2="36.238cm" svg:y2="31.9cm" draw:start-shape="id126" draw:start-glue-point="0" svg:d="M35062 33700l1176-1800" svg:viewBox="0 0 1177 1801">
          <text:p text:style-name="P1"><text:span text:style-name="T2">sod13</text:span></text:p>
        </draw:connector>
        <draw:connector draw:style-name="gr3" draw:text-style-name="P3" draw:layer="layout" draw:type="line" svg:x1="37.362cm" svg:y1="33.7cm" svg:x2="38.638cm" svg:y2="31.9cm" draw:start-shape="id127" draw:start-glue-point="0" svg:d="M37362 33700l1276-1800" svg:viewBox="0 0 1277 1801">
          <text:p text:style-name="P1"><text:span text:style-name="T2">sod14</text:span></text:p>
        </draw:connector>
        <draw:connector draw:style-name="gr3" draw:text-style-name="P3" draw:layer="layout" draw:type="line" svg:x1="30.462cm" svg:y1="33.701cm" svg:x2="31.7cm" svg:y2="31.901cm" svg:d="M30462 33701l1238-1800" svg:viewBox="0 0 1239 1801">
          <text:p text:style-name="P1"><text:span text:style-name="T2">sod11</text:span></text:p>
        </draw:connector>
        <draw:connector draw:style-name="gr3" draw:text-style-name="P3" draw:layer="layout" draw:type="line" svg:x1="39.662cm" svg:y1="33.7cm" svg:x2="40.838cm" svg:y2="31.9cm" draw:start-shape="id128" draw:start-glue-point="0" svg:d="M39662 33700l1176-1800" svg:viewBox="0 0 1177 1801">
          <text:p text:style-name="P1"><text:span text:style-name="T2">sod15</text:span></text:p>
        </draw:connector>
        <draw:connector draw:style-name="gr3" draw:text-style-name="P3" draw:layer="layout" draw:type="line" svg:x1="4.3cm" svg:y1="8.5cm" svg:x2="5.1cm" svg:y2="6.491cm" draw:end-shape="id190" draw:end-glue-point="2" svg:d="M4300 8500l800-2009" svg:viewBox="0 0 801 2010">
          <text:p text:style-name="P1"><text:span text:style-name="T2">sod0_out/c</text:span></text:p>
        </draw:connector>
        <draw:connector draw:style-name="gr3" draw:text-style-name="P5" draw:layer="layout" draw:type="line" svg:x1="71.279cm" svg:y1="8.652cm" svg:x2="71.9cm" svg:y2="6.491cm" draw:end-shape="id219" draw:end-glue-point="2" svg:d="M71279 8652l621-2161" svg:viewBox="0 0 622 2162">
          <text:p text:style-name="P1"><text:span text:style-name="T2">com_busy/c</text:span></text:p>
        </draw:connector>
        <draw:connector draw:style-name="gr3" draw:text-style-name="P5" draw:layer="layout" draw:type="line" svg:x1="21.272cm" svg:y1="36.565cm" svg:x2="21.262cm" svg:y2="34.6cm" draw:end-shape="id133" draw:end-glue-point="2" svg:d="M21272 36565l-10-1965" svg:viewBox="0 0 11 1966">
          <text:p text:style-name="P1">DB07</text:p>
        </draw:connector>
        <draw:connector draw:style-name="gr3" draw:text-style-name="P5" draw:layer="layout" draw:type="line" svg:x1="14.41cm" svg:y1="36.565cm" svg:x2="14.362cm" svg:y2="34.6cm" draw:end-shape="id136" draw:end-glue-point="2" svg:d="M14410 36565l-48-1965" svg:viewBox="0 0 49 1966">
          <text:p text:style-name="P1">DB04</text:p>
        </draw:connector>
        <draw:connector draw:style-name="gr3" draw:text-style-name="P5" draw:layer="layout" draw:type="line" svg:x1="16.648cm" svg:y1="36.565cm" svg:x2="16.662cm" svg:y2="34.6cm" draw:end-shape="id135" draw:end-glue-point="2" svg:d="M16648 36565l14-1965" svg:viewBox="0 0 15 1966">
          <text:p text:style-name="P1">DB05</text:p>
        </draw:connector>
        <draw:connector draw:style-name="gr3" draw:text-style-name="P5" draw:layer="layout" draw:type="line" svg:x1="18.9cm" svg:y1="36.6cm" svg:x2="18.962cm" svg:y2="34.6cm" draw:end-shape="id134" svg:d="M18900 36600l62-2000" svg:viewBox="0 0 63 2001">
          <text:p text:style-name="P1">DB06</text:p>
        </draw:connector>
        <draw:connector draw:style-name="gr3" draw:text-style-name="P5" draw:layer="layout" draw:type="line" svg:x1="12.1cm" svg:y1="36.6cm" svg:x2="12.062cm" svg:y2="34.6cm" draw:end-shape="id137" draw:end-glue-point="2" svg:d="M12100 36600l-38-2000" svg:viewBox="0 0 39 2001">
          <text:p text:style-name="P1">DB03</text:p>
        </draw:connector>
        <draw:connector draw:style-name="gr3" draw:text-style-name="P5" draw:layer="layout" draw:type="line" svg:x1="7.438cm" svg:y1="36.6cm" svg:x2="7.462cm" svg:y2="34.6cm" draw:end-shape="id139" draw:end-glue-point="2" svg:d="M7438 36600l24-2000" svg:viewBox="0 0 25 2001">
          <text:p text:style-name="P1">DB01</text:p>
        </draw:connector>
        <draw:connector draw:style-name="gr3" draw:text-style-name="P5" draw:layer="layout" draw:type="line" svg:x1="9.776cm" svg:y1="36.6cm" svg:x2="9.762cm" svg:y2="34.6cm" draw:end-shape="id138" draw:end-glue-point="2" svg:d="M9776 36600l-14-2000" svg:viewBox="0 0 15 2001">
          <text:p text:style-name="P1">DB02</text:p>
        </draw:connector>
        <draw:connector draw:style-name="gr3" draw:text-style-name="P5" draw:layer="layout" draw:type="line" svg:x1="5.076cm" svg:y1="36.6cm" svg:x2="5.162cm" svg:y2="34.6cm" draw:end-shape="id140" draw:end-glue-point="2" svg:d="M5076 36600l86-2000" svg:viewBox="0 0 87 2001">
          <text:p text:style-name="P1">DB00</text:p>
        </draw:connector>
        <draw:connector draw:style-name="gr3" draw:text-style-name="P5" draw:layer="layout" draw:type="line" svg:x1="25.91cm" svg:y1="36.6cm" svg:x2="25.862cm" svg:y2="34.6cm" draw:end-shape="id131" draw:end-glue-point="2" svg:d="M25910 36600l-48-2000" svg:viewBox="0 0 49 2001">
          <text:p text:style-name="P1">DB09</text:p>
        </draw:connector>
        <draw:connector draw:style-name="gr3" draw:text-style-name="P5" draw:layer="layout" draw:type="line" svg:x1="39.8cm" svg:y1="36.6cm" svg:x2="39.662cm" svg:y2="34.6cm" draw:end-shape="id128" draw:end-glue-point="2" svg:d="M39800 36600l-138-2000" svg:viewBox="0 0 139 2001">
          <text:p text:style-name="P1">DB15</text:p>
        </draw:connector>
        <draw:connector draw:style-name="gr3" draw:text-style-name="P5" draw:layer="layout" draw:type="line" svg:x1="37.438cm" svg:y1="36.7cm" svg:x2="37.362cm" svg:y2="34.6cm" draw:end-shape="id127" draw:end-glue-point="2" svg:d="M37438 36700l-76-2100" svg:viewBox="0 0 77 2101">
          <text:p text:style-name="P1">DB14</text:p>
        </draw:connector>
        <draw:connector draw:style-name="gr3" draw:text-style-name="P5" draw:layer="layout" draw:type="line" svg:x1="35.1cm" svg:y1="36.7cm" svg:x2="35.062cm" svg:y2="34.6cm" draw:end-shape="id126" draw:end-glue-point="2" svg:d="M35100 36700l-38-2100" svg:viewBox="0 0 39 2101">
          <text:p text:style-name="P1">DB13</text:p>
        </draw:connector>
        <draw:connector draw:style-name="gr3" draw:text-style-name="P5" draw:layer="layout" draw:type="line" svg:x1="28.2cm" svg:y1="36.5cm" svg:x2="28.162cm" svg:y2="34.6cm" draw:end-shape="id130" draw:end-glue-point="2" svg:d="M28200 36500l-38-1900" svg:viewBox="0 0 39 1901">
          <text:p text:style-name="P1">DB10</text:p>
        </draw:connector>
        <draw:connector draw:style-name="gr3" draw:text-style-name="P5" draw:layer="layout" draw:type="line" svg:x1="23.6cm" svg:y1="36.565cm" svg:x2="23.562cm" svg:y2="34.6cm" draw:end-shape="id132" draw:end-glue-point="2" svg:d="M23600 36565l-38-1965" svg:viewBox="0 0 39 1966">
          <text:p text:style-name="P1">DB08</text:p>
        </draw:connector>
        <draw:connector draw:style-name="gr3" draw:text-style-name="P5" draw:layer="layout" draw:type="line" svg:x1="30.5cm" svg:y1="36.5cm" svg:x2="30.462cm" svg:y2="34.6cm" draw:end-shape="id129" draw:end-glue-point="2" svg:d="M30500 36500l-38-1900" svg:viewBox="0 0 39 1901">
          <text:p text:style-name="P1">DB11</text:p>
        </draw:connector>
        <draw:connector draw:style-name="gr3" draw:text-style-name="P5" draw:layer="layout" draw:type="line" svg:x1="32.8cm" svg:y1="36.5cm" svg:x2="32.762cm" svg:y2="34.6cm" draw:end-shape="id125" draw:end-glue-point="2" svg:d="M32800 36500l-38-1900" svg:viewBox="0 0 39 1901">
          <text:p text:style-name="P1">DB12</text:p>
        </draw:connector>
        <draw:connector draw:style-name="gr3" draw:text-style-name="P5" draw:layer="layout" draw:type="line" svg:x1="76.438cm" svg:y1="36.5cm" svg:x2="76.462cm" svg:y2="34.6cm" draw:end-shape="id156" draw:end-glue-point="2" svg:d="M76438 36500l24-1900" svg:viewBox="0 0 25 1901">
          <text:p text:style-name="P1">DB31</text:p>
        </draw:connector>
        <draw:connector draw:style-name="gr3" draw:text-style-name="P5" draw:layer="layout" draw:type="line" svg:x1="74.176cm" svg:y1="36.5cm" svg:x2="74.162cm" svg:y2="34.6cm" draw:end-shape="id155" draw:end-glue-point="2" svg:d="M74176 36500l-14-1900" svg:viewBox="0 0 15 1901">
          <text:p text:style-name="P1">DB30</text:p>
        </draw:connector>
        <draw:connector draw:style-name="gr3" draw:text-style-name="P5" draw:layer="layout" draw:type="line" svg:x1="65.014cm" svg:y1="36.5cm" svg:x2="64.962cm" svg:y2="34.6cm" draw:end-shape="id151" draw:end-glue-point="2" svg:d="M65014 36500l-52-1900" svg:viewBox="0 0 53 1901">
          <text:p text:style-name="P1">DB26</text:p>
        </draw:connector>
        <draw:connector draw:style-name="gr3" draw:text-style-name="P5" draw:layer="layout" draw:type="line" svg:x1="62.752cm" svg:y1="36.5cm" svg:x2="62.662cm" svg:y2="34.6cm" draw:end-shape="id150" draw:end-glue-point="2" svg:d="M62752 36500l-90-1900" svg:viewBox="0 0 91 1901">
          <text:p text:style-name="P1">DB25</text:p>
        </draw:connector>
        <draw:connector draw:style-name="gr3" draw:text-style-name="P5" draw:layer="layout" draw:type="line" svg:x1="71.914cm" svg:y1="36.5cm" svg:x2="71.862cm" svg:y2="34.6cm" draw:end-shape="id154" draw:end-glue-point="2" svg:d="M71914 36500l-52-1900" svg:viewBox="0 0 53 1901">
          <text:p text:style-name="P1">DB29</text:p>
        </draw:connector>
        <draw:connector draw:style-name="gr3" draw:text-style-name="P5" draw:layer="layout" draw:type="line" svg:x1="44.212cm" svg:y1="36.565cm" svg:x2="44.262cm" svg:y2="34.6cm" draw:end-shape="id142" draw:end-glue-point="2" svg:d="M44212 36565l50-1965" svg:viewBox="0 0 51 1966">
          <text:p text:style-name="P1">DB17</text:p>
        </draw:connector>
        <draw:connector draw:style-name="gr3" draw:text-style-name="P5" draw:layer="layout" draw:type="line" svg:x1="42.05cm" svg:y1="36.565cm" svg:x2="41.962cm" svg:y2="34.6cm" draw:end-shape="id141" draw:end-glue-point="2" svg:d="M42050 36565l-88-1965" svg:viewBox="0 0 89 1966">
          <text:p text:style-name="P1">DB16</text:p>
        </draw:connector>
        <draw:connector draw:style-name="gr3" draw:text-style-name="P5" draw:layer="layout" draw:type="line" svg:x1="46.6cm" svg:y1="36.6cm" svg:x2="46.562cm" svg:y2="34.6cm" draw:end-shape="id143" draw:end-glue-point="2" svg:d="M46600 36600l-38-2000" svg:viewBox="0 0 39 2001">
          <text:p text:style-name="P1">DB18</text:p>
        </draw:connector>
        <draw:connector draw:style-name="gr3" draw:text-style-name="P5" draw:layer="layout" draw:type="line" svg:x1="67.3cm" svg:y1="36.5cm" svg:x2="67.262cm" svg:y2="34.6cm" draw:end-shape="id152" draw:end-glue-point="2" svg:d="M67300 36500l-38-1900" svg:viewBox="0 0 39 1901">
          <text:p text:style-name="P1">DB27</text:p>
        </draw:connector>
        <draw:connector draw:style-name="gr3" draw:text-style-name="P5" draw:layer="layout" draw:type="line" svg:x1="69.6cm" svg:y1="36.5cm" svg:x2="69.562cm" svg:y2="34.6cm" draw:end-shape="id153" svg:d="M69600 36500l-38-1900" svg:viewBox="0 0 39 1901">
          <text:p text:style-name="P1">DB28</text:p>
        </draw:connector>
        <draw:connector draw:style-name="gr3" draw:text-style-name="P5" draw:layer="layout" draw:type="line" svg:x1="55.8cm" svg:y1="36.5cm" svg:x2="55.762cm" svg:y2="34.6cm" draw:end-shape="id147" draw:end-glue-point="2" svg:d="M55800 36500l-38-1900" svg:viewBox="0 0 39 1901">
          <text:p text:style-name="P1">DB22</text:p>
        </draw:connector>
        <draw:connector draw:style-name="gr3" draw:text-style-name="P5" draw:layer="layout" draw:type="line" svg:x1="48.9cm" svg:y1="36.6cm" svg:x2="48.862cm" svg:y2="34.6cm" draw:end-shape="id144" draw:end-glue-point="2" svg:d="M48900 36600l-38-2000" svg:viewBox="0 0 39 2001">
          <text:p text:style-name="P1">DB19</text:p>
        </draw:connector>
        <draw:connector draw:style-name="gr3" draw:text-style-name="P5" draw:layer="layout" draw:type="line" svg:x1="58.1cm" svg:y1="36.5cm" svg:x2="58.062cm" svg:y2="34.6cm" draw:end-shape="id148" draw:end-glue-point="2" svg:d="M58100 36500l-38-1900" svg:viewBox="0 0 39 1901">
          <text:p text:style-name="P1">DB23</text:p>
        </draw:connector>
        <draw:connector draw:style-name="gr3" draw:text-style-name="P5" draw:layer="layout" draw:type="line" svg:x1="60.4cm" svg:y1="36.5cm" svg:x2="60.362cm" svg:y2="34.6cm" draw:end-shape="id149" draw:end-glue-point="2" svg:d="M60400 36500l-38-1900" svg:viewBox="0 0 39 1901">
          <text:p text:style-name="P1">DB24</text:p>
        </draw:connector>
        <draw:connector draw:style-name="gr3" draw:text-style-name="P5" draw:layer="layout" draw:type="line" svg:x1="53.5cm" svg:y1="36.4cm" svg:x2="53.462cm" svg:y2="34.6cm" draw:end-shape="id146" draw:end-glue-point="2" svg:d="M53500 36400l-38-1800" svg:viewBox="0 0 39 1801">
          <text:p text:style-name="P1">DB21</text:p>
        </draw:connector>
        <draw:connector draw:style-name="gr3" draw:text-style-name="P5" draw:layer="layout" draw:type="line" svg:x1="51.238cm" svg:y1="36.6cm" svg:x2="51.162cm" svg:y2="34.6cm" draw:end-shape="id145" draw:end-glue-point="2" svg:d="M51238 36600l-76-2000" svg:viewBox="0 0 77 2001">
          <text:p text:style-name="P1">DB20</text:p>
        </draw:connector>
        <draw:connector draw:style-name="gr3" draw:text-style-name="P3" draw:layer="layout" draw:type="line" svg:x1="6.6cm" svg:y1="8.5cm" svg:x2="7.4cm" svg:y2="6.491cm" draw:end-shape="id192" draw:end-glue-point="2" svg:d="M6600 8500l800-2009" svg:viewBox="0 0 801 2010">
          <text:p text:style-name="P1"><text:span text:style-name="T2">sod1_out/c</text:span></text:p>
        </draw:connector>
        <draw:connector draw:style-name="gr3" draw:text-style-name="P3" draw:layer="layout" draw:type="line" svg:x1="8.9cm" svg:y1="8.5cm" svg:x2="9.7cm" svg:y2="6.491cm" draw:end-shape="id193" draw:end-glue-point="2" svg:d="M8900 8500l800-2009" svg:viewBox="0 0 801 2010">
          <text:p text:style-name="P1"><text:span text:style-name="T2">sod2_out/c</text:span></text:p>
        </draw:connector>
        <draw:connector draw:style-name="gr3" draw:text-style-name="P3" draw:layer="layout" draw:type="line" svg:x1="11.3cm" svg:y1="8.509cm" svg:x2="12cm" svg:y2="6.491cm" draw:end-shape="id194" draw:end-glue-point="2" svg:d="M11300 8509l700-2018" svg:viewBox="0 0 701 2019">
          <text:p text:style-name="P1"><text:span text:style-name="T2">sod3_out/c</text:span></text:p>
        </draw:connector>
        <draw:connector draw:style-name="gr3" draw:text-style-name="P3" draw:layer="layout" draw:type="line" svg:x1="13.6cm" svg:y1="8.5cm" svg:x2="14.3cm" svg:y2="6.491cm" draw:end-shape="id195" draw:end-glue-point="2" svg:d="M13600 8500l700-2009" svg:viewBox="0 0 701 2010">
          <text:p text:style-name="P1"><text:span text:style-name="T2">sod4_out/c</text:span></text:p>
        </draw:connector>
        <draw:connector draw:style-name="gr3" draw:text-style-name="P3" draw:layer="layout" draw:type="line" svg:x1="15.9cm" svg:y1="8.509cm" svg:x2="16.6cm" svg:y2="6.491cm" draw:end-shape="id191" draw:end-glue-point="2" svg:d="M15900 8509l700-2018" svg:viewBox="0 0 701 2019">
          <text:p text:style-name="P1"><text:span text:style-name="T2">sod5_out/c</text:span></text:p>
        </draw:connector>
        <draw:connector draw:style-name="gr3" draw:text-style-name="P3" draw:layer="layout" draw:type="line" svg:x1="18.2cm" svg:y1="8.518cm" svg:x2="18.9cm" svg:y2="6.491cm" draw:end-shape="id196" draw:end-glue-point="2" svg:d="M18200 8518l700-2027" svg:viewBox="0 0 701 2028">
          <text:p text:style-name="P1"><text:span text:style-name="T2">sod6_out/c</text:span></text:p>
        </draw:connector>
        <draw:connector draw:style-name="gr3" draw:text-style-name="P3" draw:layer="layout" draw:type="line" svg:x1="20.5cm" svg:y1="8.527cm" svg:x2="21.2cm" svg:y2="6.491cm" draw:end-shape="id197" draw:end-glue-point="2" svg:d="M20500 8527l700-2036" svg:viewBox="0 0 701 2037">
          <text:p text:style-name="P1"><text:span text:style-name="T2">sod7_out/c</text:span></text:p>
        </draw:connector>
        <draw:connector draw:style-name="gr3" draw:text-style-name="P3" draw:layer="layout" draw:type="line" svg:x1="22.8cm" svg:y1="8.536cm" svg:x2="23.5cm" svg:y2="6.491cm" draw:end-shape="id198" draw:end-glue-point="2" svg:d="M22800 8536l700-2045" svg:viewBox="0 0 701 2046">
          <text:p text:style-name="P1"><text:span text:style-name="T2">sod8_out/c</text:span></text:p>
        </draw:connector>
        <draw:connector draw:style-name="gr3" draw:text-style-name="P3" draw:layer="layout" draw:type="line" svg:x1="25.2cm" svg:y1="8.445cm" svg:x2="25.8cm" svg:y2="6.491cm" draw:end-shape="id199" draw:end-glue-point="2" svg:d="M25200 8445l600-1954" svg:viewBox="0 0 601 1955">
          <text:p text:style-name="P1"><text:span text:style-name="T2">sod9_out/c</text:span></text:p>
        </draw:connector>
        <draw:connector draw:style-name="gr3" draw:text-style-name="P3" draw:layer="layout" draw:type="line" svg:x1="27.5cm" svg:y1="8.454cm" svg:x2="28.1cm" svg:y2="6.491cm" draw:end-shape="id200" draw:end-glue-point="2" svg:d="M27500 8454l600-1963" svg:viewBox="0 0 601 1964">
          <text:p text:style-name="P1"><text:span text:style-name="T2">sod10_out/c</text:span></text:p>
        </draw:connector>
        <draw:connector draw:style-name="gr3" draw:text-style-name="P3" draw:layer="layout" draw:type="line" svg:x1="29.8cm" svg:y1="8.4cm" svg:x2="30.4cm" svg:y2="6.491cm" draw:end-shape="id201" draw:end-glue-point="2" svg:d="M29800 8400l600-1909" svg:viewBox="0 0 601 1910">
          <text:p text:style-name="P1"><text:span text:style-name="T2">sod11_out/c</text:span></text:p>
        </draw:connector>
        <draw:connector draw:style-name="gr3" draw:text-style-name="P3" draw:layer="layout" draw:type="line" svg:x1="32.1cm" svg:y1="8.4cm" svg:x2="32.7cm" svg:y2="6.491cm" draw:end-shape="id202" draw:end-glue-point="2" svg:d="M32100 8400l600-1909" svg:viewBox="0 0 601 1910">
          <text:p text:style-name="P1"><text:span text:style-name="T2">sod12_out/c</text:span></text:p>
        </draw:connector>
        <draw:connector draw:style-name="gr3" draw:text-style-name="P3" draw:layer="layout" draw:type="line" svg:x1="34.4cm" svg:y1="8.409cm" svg:x2="35cm" svg:y2="6.491cm" draw:end-shape="id203" draw:end-glue-point="2" svg:d="M34400 8409l600-1918" svg:viewBox="0 0 601 1919">
          <text:p text:style-name="P1"><text:span text:style-name="T2">sod13_out/c</text:span></text:p>
        </draw:connector>
        <draw:connector draw:style-name="gr3" draw:text-style-name="P3" draw:layer="layout" draw:type="line" svg:x1="36.7cm" svg:y1="8.4cm" svg:x2="37.3cm" svg:y2="6.491cm" draw:end-shape="id204" draw:end-glue-point="2" svg:d="M36700 8400l600-1909" svg:viewBox="0 0 601 1910">
          <text:p text:style-name="P1"><text:span text:style-name="T2">sod14_out/c</text:span></text:p>
        </draw:connector>
        <draw:connector draw:style-name="gr3" draw:text-style-name="P3" draw:layer="layout" draw:type="line" svg:x1="39cm" svg:y1="8.4cm" svg:x2="39.6cm" svg:y2="6.491cm" draw:end-shape="id205" draw:end-glue-point="2" svg:d="M39000 8400l600-1909" svg:viewBox="0 0 601 1910">
          <text:p text:style-name="P1"><text:span text:style-name="T2">sod15_out/c</text:span></text:p>
        </draw:connector>
        <draw:custom-shape draw:style-name="gr6" draw:text-style-name="P4" xml:id="id261" draw:id="id261" draw:layer="layout" svg:width="2.1cm" svg:height="0.9cm" svg:x="89.7cm" svg:y="4.6cm">
          <text:p text:style-name="P1"><text:span text:style-name="T1">DFFR(clk13,/res)</text:span></text:p>
          <text:p text:style-name="P1"><text:span text:style-name="T1">29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64" draw:id="id264" draw:layer="layout" svg:width="2.1cm" svg:height="0.9cm" svg:x="89.7cm" svg:y="8.6cm">
          <text:p text:style-name="P1"><text:span text:style-name="T1">DFFR(clk13,/res)</text:span></text:p>
          <text:p text:style-name="P1"><text:span text:style-name="T1">27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69" draw:id="id269" draw:layer="layout" svg:width="2.1cm" svg:height="0.9cm" svg:x="89.7cm" svg:y="10.6cm">
          <text:p text:style-name="P1"><text:span text:style-name="T1">DFFR(clk13,/res)</text:span></text:p>
          <text:p text:style-name="P1"><text:span text:style-name="T1">26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74" draw:id="id274" draw:layer="layout" svg:width="2.1cm" svg:height="0.9cm" svg:x="89.7cm" svg:y="12.6cm">
          <text:p text:style-name="P1"><text:span text:style-name="T1">DFFR(clk13,/res)</text:span></text:p>
          <text:p text:style-name="P1"><text:span text:style-name="T1">26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79" draw:id="id279" draw:layer="layout" svg:width="2.1cm" svg:height="0.9cm" svg:x="89.7cm" svg:y="14.7cm">
          <text:p text:style-name="P1"><text:span text:style-name="T1">DFFR(clk13,/res)</text:span></text:p>
          <text:p text:style-name="P1"><text:span text:style-name="T1">28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54" draw:id="id254" draw:layer="layout" svg:width="2.1cm" svg:height="0.9cm" svg:x="89.7cm" svg:y="6.6cm">
          <text:p text:style-name="P1"><text:span text:style-name="T1">DFFR(clk13,/res)</text:span></text:p>
          <text:p text:style-name="P1"><text:span text:style-name="T1">29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255" draw:id="id255" draw:layer="layout" svg:width="1cm" svg:height="0.9cm" svg:x="87.5cm" svg:y="6.6cm">
          <text:p text:style-name="P1"><text:span text:style-name="T1">XOR</text:span></text:p>
          <text:p text:style-name="P1"><text:span text:style-name="T1">2966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9.7cm" svg:y1="7.05cm" svg:x2="88.5cm" svg:y2="7.05cm" draw:start-shape="id254" draw:start-glue-point="3" draw:end-shape="id255" draw:end-glue-point="1" svg:d="M89700 7050h-1200" svg:viewBox="0 0 1201 1">
          <text:p/>
        </draw:connector>
        <draw:custom-shape draw:style-name="gr7" draw:text-style-name="P2" xml:id="id256" draw:id="id256" draw:layer="layout" svg:width="1cm" svg:height="0.9cm" svg:x="85.9cm" svg:y="4.6cm">
          <text:p text:style-name="P1"><text:span text:style-name="T1">AND</text:span></text:p>
          <text:p text:style-name="P1"><text:span text:style-name="T1">2865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9.7cm" svg:y1="7.05cm" svg:x2="86.9cm" svg:y2="5.05cm" draw:start-shape="id254" draw:start-glue-point="3" draw:end-shape="id256" svg:d="M89700 7050l-2800-2000" svg:viewBox="0 0 2801 2001">
          <text:p/>
        </draw:connector>
        <draw:custom-shape draw:style-name="gr7" draw:text-style-name="P2" xml:id="id257" draw:id="id257" draw:layer="layout" svg:width="1cm" svg:height="0.9cm" svg:x="92.8cm" svg:y="6.6cm">
          <text:p text:style-name="P1"><text:span text:style-name="T1">NOT</text:span></text:p>
          <text:p text:style-name="P1"><text:span text:style-name="T1">265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58" draw:id="id258" draw:layer="layout" svg:width="1cm" svg:height="0.9cm" svg:x="94.4cm" svg:y="6.6cm">
          <text:p text:style-name="P1"><text:span text:style-name="T1">NOT</text:span></text:p>
          <text:p text:style-name="P1"><text:span text:style-name="T1">2654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93.8cm" svg:y1="7.05cm" svg:x2="94.4cm" svg:y2="7.05cm" draw:start-shape="id257" draw:start-glue-point="1" draw:end-shape="id258" draw:end-glue-point="3" svg:d="M93800 7050h600" svg:viewBox="0 0 601 1">
          <text:p/>
        </draw:connector>
        <draw:connector draw:style-name="gr5" draw:text-style-name="P5" draw:layer="layout" draw:type="line" svg:x1="91.8cm" svg:y1="7.05cm" svg:x2="92.8cm" svg:y2="7.05cm" draw:start-shape="id254" draw:start-glue-point="1" draw:end-shape="id257" draw:end-glue-point="3" svg:d="M91800 7050h1000" svg:viewBox="0 0 1001 1">
          <text:p/>
        </draw:connector>
        <draw:connector draw:style-name="gr3" draw:text-style-name="P3" draw:layer="layout" draw:type="line" svg:x1="95.4cm" svg:y1="7.05cm" svg:x2="97.839cm" svg:y2="7.076cm" draw:start-shape="id258" draw:start-glue-point="1" svg:d="M95400 7050l2439 26" svg:viewBox="0 0 2440 27">
          <text:p text:style-name="P1"><text:span text:style-name="T2">unit03_oa1</text:span></text:p>
        </draw:connector>
        <draw:custom-shape draw:style-name="gr7" draw:text-style-name="P2" xml:id="id259" draw:id="id259" draw:layer="layout" svg:width="1cm" svg:height="0.9cm" svg:x="92.761cm" svg:y="4.6cm">
          <text:p text:style-name="P1"><text:span text:style-name="T1">NOT</text:span></text:p>
          <text:p text:style-name="P1"><text:span text:style-name="T1">265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60" draw:id="id260" draw:layer="layout" svg:width="1cm" svg:height="0.9cm" svg:x="94.361cm" svg:y="4.6cm">
          <text:p text:style-name="P1"><text:span text:style-name="T1">NOT</text:span></text:p>
          <text:p text:style-name="P1"><text:span text:style-name="T1">2653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93.761cm" svg:y1="5.05cm" svg:x2="94.361cm" svg:y2="5.05cm" draw:start-shape="id259" draw:start-glue-point="1" draw:end-shape="id260" draw:end-glue-point="3" svg:d="M93761 5050h600" svg:viewBox="0 0 601 1">
          <text:p/>
        </draw:connector>
        <draw:connector draw:style-name="gr5" draw:text-style-name="P5" draw:layer="layout" draw:type="line" svg:x1="91.8cm" svg:y1="5.05cm" svg:x2="92.761cm" svg:y2="5.05cm" draw:start-shape="id261" draw:start-glue-point="1" draw:end-shape="id259" draw:end-glue-point="3" svg:d="M91800 5050h961" svg:viewBox="0 0 962 1">
          <text:p/>
        </draw:connector>
        <draw:connector draw:style-name="gr3" draw:text-style-name="P3" draw:layer="layout" draw:type="line" svg:x1="95.361cm" svg:y1="5.05cm" svg:x2="97.8cm" svg:y2="5.076cm" draw:start-shape="id260" draw:start-glue-point="1" svg:d="M95361 5050l2439 26" svg:viewBox="0 0 2440 27">
          <text:p text:style-name="P1"><text:span text:style-name="T2">unit03_oa0</text:span></text:p>
        </draw:connector>
        <draw:connector draw:style-name="gr5" draw:text-style-name="P5" draw:layer="layout" draw:type="line" svg:x1="89.7cm" svg:y1="5.05cm" svg:x2="86.9cm" svg:y2="5.05cm" draw:start-shape="id261" draw:end-shape="id256" draw:end-glue-point="1" svg:d="M89700 5050h-2800" svg:viewBox="0 0 2801 1">
          <text:p/>
        </draw:connector>
        <draw:connector draw:style-name="gr5" draw:text-style-name="P5" draw:layer="layout" draw:type="line" svg:x1="89.7cm" svg:y1="5.05cm" svg:x2="88.5cm" svg:y2="7.05cm" draw:start-shape="id261" draw:start-glue-point="3" draw:end-shape="id255" svg:d="M89700 5050l-1200 2000" svg:viewBox="0 0 1201 2001">
          <text:p/>
        </draw:connector>
        <draw:custom-shape draw:style-name="gr7" draw:text-style-name="P2" xml:id="id262" draw:id="id262" draw:layer="layout" svg:width="1cm" svg:height="0.9cm" svg:x="92.761cm" svg:y="8.6cm">
          <text:p text:style-name="P1"><text:span text:style-name="T1">NOT</text:span></text:p>
          <text:p text:style-name="P1"><text:span text:style-name="T1">2657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63" draw:id="id263" draw:layer="layout" svg:width="1cm" svg:height="0.9cm" svg:x="94.361cm" svg:y="8.6cm">
          <text:p text:style-name="P1"><text:span text:style-name="T1">NOT</text:span></text:p>
          <text:p text:style-name="P1"><text:span text:style-name="T1">2656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93.761cm" svg:y1="9.05cm" svg:x2="94.361cm" svg:y2="9.05cm" draw:start-shape="id262" draw:start-glue-point="1" draw:end-shape="id263" draw:end-glue-point="3" svg:d="M93761 9050h600" svg:viewBox="0 0 601 1">
          <text:p/>
        </draw:connector>
        <draw:connector draw:style-name="gr5" draw:text-style-name="P5" draw:layer="layout" draw:type="line" svg:x1="91.8cm" svg:y1="9.05cm" svg:x2="92.761cm" svg:y2="9.05cm" draw:start-shape="id264" draw:end-shape="id262" draw:end-glue-point="3" svg:d="M91800 9050h961" svg:viewBox="0 0 962 1">
          <text:p/>
        </draw:connector>
        <draw:connector draw:style-name="gr3" draw:text-style-name="P3" draw:layer="layout" draw:type="line" svg:x1="95.361cm" svg:y1="9.05cm" svg:x2="97.8cm" svg:y2="9.076cm" draw:start-shape="id263" draw:start-glue-point="1" svg:d="M95361 9050l2439 26" svg:viewBox="0 0 2440 27">
          <text:p text:style-name="P1"><text:span text:style-name="T2">unit03_oa2</text:span></text:p>
        </draw:connector>
        <draw:custom-shape draw:style-name="gr7" draw:text-style-name="P2" xml:id="id265" draw:id="id265" draw:layer="layout" svg:width="1cm" svg:height="0.9cm" svg:x="87.5cm" svg:y="8.6cm">
          <text:p text:style-name="P1"><text:span text:style-name="T1">XOR</text:span></text:p>
          <text:p text:style-name="P1"><text:span text:style-name="T1">2863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9.7cm" svg:y1="9.05cm" svg:x2="88.5cm" svg:y2="9.05cm" draw:start-shape="id264" draw:start-glue-point="3" draw:end-shape="id265" svg:d="M89700 9050h-1200" svg:viewBox="0 0 1201 1">
          <text:p/>
        </draw:connector>
        <draw:custom-shape draw:style-name="gr7" draw:text-style-name="P2" xml:id="id266" draw:id="id266" draw:layer="layout" svg:width="1cm" svg:height="0.9cm" svg:x="85.9cm" svg:y="8.083cm">
          <text:p text:style-name="P1"><text:span text:style-name="T1">NAND</text:span></text:p>
          <text:p text:style-name="P1"><text:span text:style-name="T1">2864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9.7cm" svg:y1="9.05cm" svg:x2="86.9cm" svg:y2="8.533cm" draw:start-shape="id264" draw:start-glue-point="3" draw:end-shape="id266" draw:end-glue-point="1" svg:d="M89700 9050l-2800-517" svg:viewBox="0 0 2801 518">
          <text:p/>
        </draw:connector>
        <draw:custom-shape draw:style-name="gr7" draw:text-style-name="P2" xml:id="id267" draw:id="id267" draw:layer="layout" svg:width="1cm" svg:height="0.9cm" svg:x="92.761cm" svg:y="10.6cm">
          <text:p text:style-name="P1"><text:span text:style-name="T1">NOT</text:span></text:p>
          <text:p text:style-name="P1"><text:span text:style-name="T1">2659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68" draw:id="id268" draw:layer="layout" svg:width="1cm" svg:height="0.9cm" svg:x="94.361cm" svg:y="10.6cm">
          <text:p text:style-name="P1"><text:span text:style-name="T1">NOT</text:span></text:p>
          <text:p text:style-name="P1"><text:span text:style-name="T1">2658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93.761cm" svg:y1="11.05cm" svg:x2="94.361cm" svg:y2="11.05cm" draw:start-shape="id267" draw:start-glue-point="1" draw:end-shape="id268" draw:end-glue-point="3" svg:d="M93761 11050h600" svg:viewBox="0 0 601 1">
          <text:p/>
        </draw:connector>
        <draw:connector draw:style-name="gr5" draw:text-style-name="P5" draw:layer="layout" draw:type="line" svg:x1="91.8cm" svg:y1="11.05cm" svg:x2="92.761cm" svg:y2="11.05cm" draw:start-shape="id269" draw:end-shape="id267" draw:end-glue-point="3" svg:d="M91800 11050h961" svg:viewBox="0 0 962 1">
          <text:p/>
        </draw:connector>
        <draw:connector draw:style-name="gr3" draw:text-style-name="P3" draw:layer="layout" draw:type="line" svg:x1="95.361cm" svg:y1="11.05cm" svg:x2="97.8cm" svg:y2="11.076cm" draw:start-shape="id268" draw:start-glue-point="1" svg:d="M95361 11050l2439 26" svg:viewBox="0 0 2440 27">
          <text:p text:style-name="P1"><text:span text:style-name="T2">unit03_oa3</text:span></text:p>
        </draw:connector>
        <draw:custom-shape draw:style-name="gr7" draw:text-style-name="P2" xml:id="id270" draw:id="id270" draw:layer="layout" svg:width="1cm" svg:height="0.9cm" svg:x="87.5cm" svg:y="10.6cm">
          <text:p text:style-name="P1"><text:span text:style-name="T1">XOR</text:span></text:p>
          <text:p text:style-name="P1"><text:span text:style-name="T1">277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9.7cm" svg:y1="11.05cm" svg:x2="88.5cm" svg:y2="11.05cm" draw:start-shape="id269" draw:start-glue-point="3" draw:end-shape="id270" svg:d="M89700 11050h-1200" svg:viewBox="0 0 1201 1">
          <text:p/>
        </draw:connector>
        <draw:custom-shape draw:style-name="gr7" draw:text-style-name="P2" xml:id="id271" draw:id="id271" draw:layer="layout" svg:width="1cm" svg:height="0.9cm" svg:x="85.9cm" svg:y="11.2cm">
          <text:p text:style-name="P1"><text:span text:style-name="T1">NAND</text:span></text:p>
          <text:p text:style-name="P1"><text:span text:style-name="T1">2774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9.7cm" svg:y1="11.05cm" svg:x2="86.9cm" svg:y2="11.65cm" draw:start-shape="id269" draw:start-glue-point="3" draw:end-shape="id271" svg:d="M89700 11050l-2800 600" svg:viewBox="0 0 2801 601">
          <text:p/>
        </draw:connector>
        <draw:custom-shape draw:style-name="gr7" draw:text-style-name="P2" xml:id="id272" draw:id="id272" draw:layer="layout" svg:width="1cm" svg:height="0.9cm" svg:x="92.761cm" svg:y="12.6cm">
          <text:p text:style-name="P1"><text:span text:style-name="T1">NOT</text:span></text:p>
          <text:p text:style-name="P1"><text:span text:style-name="T1">266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73" draw:id="id273" draw:layer="layout" svg:width="1cm" svg:height="0.9cm" svg:x="94.361cm" svg:y="12.6cm">
          <text:p text:style-name="P1"><text:span text:style-name="T1">NOT</text:span></text:p>
          <text:p text:style-name="P1"><text:span text:style-name="T1">266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93.761cm" svg:y1="13.05cm" svg:x2="94.361cm" svg:y2="13.05cm" draw:start-shape="id272" draw:start-glue-point="1" draw:end-shape="id273" draw:end-glue-point="3" svg:d="M93761 13050h600" svg:viewBox="0 0 601 1">
          <text:p/>
        </draw:connector>
        <draw:connector draw:style-name="gr5" draw:text-style-name="P5" draw:layer="layout" draw:type="line" svg:x1="91.8cm" svg:y1="13.05cm" svg:x2="92.761cm" svg:y2="13.05cm" draw:start-shape="id274" draw:end-shape="id272" draw:end-glue-point="3" svg:d="M91800 13050h961" svg:viewBox="0 0 962 1">
          <text:p/>
        </draw:connector>
        <draw:connector draw:style-name="gr3" draw:text-style-name="P3" draw:layer="layout" draw:type="line" svg:x1="95.361cm" svg:y1="13.05cm" svg:x2="97.8cm" svg:y2="13.076cm" draw:start-shape="id273" draw:start-glue-point="1" svg:d="M95361 13050l2439 26" svg:viewBox="0 0 2440 27">
          <text:p text:style-name="P1"><text:span text:style-name="T2">unit03_oa4</text:span></text:p>
        </draw:connector>
        <draw:custom-shape draw:style-name="gr7" draw:text-style-name="P2" xml:id="id275" draw:id="id275" draw:layer="layout" svg:width="1cm" svg:height="0.9cm" svg:x="87.5cm" svg:y="12.7cm">
          <text:p text:style-name="P1"><text:span text:style-name="T1">XOR</text:span></text:p>
          <text:p text:style-name="P1"><text:span text:style-name="T1">2778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9.7cm" svg:y1="13.05cm" svg:x2="88.5cm" svg:y2="13.15cm" draw:start-shape="id274" draw:start-glue-point="3" draw:end-shape="id275" svg:d="M89700 13050l-1200 100" svg:viewBox="0 0 1201 101">
          <text:p/>
        </draw:connector>
        <draw:custom-shape draw:style-name="gr7" draw:text-style-name="P2" xml:id="id276" draw:id="id276" draw:layer="layout" svg:width="1cm" svg:height="0.9cm" svg:x="87.5cm" svg:y="13.7cm">
          <text:p text:style-name="P1"><text:span text:style-name="T1">NOR</text:span></text:p>
          <text:p text:style-name="P1"><text:span text:style-name="T1">2775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9.7cm" svg:y1="13.05cm" svg:x2="88.5cm" svg:y2="14.15cm" draw:start-shape="id274" draw:start-glue-point="3" draw:end-shape="id276" draw:end-glue-point="1" svg:d="M89700 13050l-1200 1100" svg:viewBox="0 0 1201 1101">
          <text:p/>
        </draw:connector>
        <draw:custom-shape draw:style-name="gr7" draw:text-style-name="P2" xml:id="id277" draw:id="id277" draw:layer="layout" svg:width="1cm" svg:height="0.9cm" svg:x="92.761cm" svg:y="14.7cm">
          <text:p text:style-name="P1"><text:span text:style-name="T1">NOT</text:span></text:p>
          <text:p text:style-name="P1"><text:span text:style-name="T1">277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78" draw:id="id278" draw:layer="layout" svg:width="1cm" svg:height="0.9cm" svg:x="94.361cm" svg:y="14.7cm">
          <text:p text:style-name="P1"><text:span text:style-name="T1">NOT</text:span></text:p>
          <text:p text:style-name="P1"><text:span text:style-name="T1">266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93.761cm" svg:y1="15.15cm" svg:x2="94.361cm" svg:y2="15.15cm" draw:start-shape="id277" draw:start-glue-point="1" draw:end-shape="id278" draw:end-glue-point="3" svg:d="M93761 15150h600" svg:viewBox="0 0 601 1">
          <text:p/>
        </draw:connector>
        <draw:connector draw:style-name="gr5" draw:text-style-name="P5" draw:layer="layout" draw:type="line" svg:x1="91.8cm" svg:y1="15.15cm" svg:x2="92.761cm" svg:y2="15.15cm" draw:start-shape="id279" draw:end-shape="id277" draw:end-glue-point="3" svg:d="M91800 15150h961" svg:viewBox="0 0 962 1">
          <text:p/>
        </draw:connector>
        <draw:connector draw:style-name="gr3" draw:text-style-name="P3" draw:layer="layout" draw:type="line" svg:x1="95.361cm" svg:y1="15.15cm" svg:x2="97.8cm" svg:y2="15.176cm" draw:start-shape="id278" draw:start-glue-point="1" svg:d="M95361 15150l2439 26" svg:viewBox="0 0 2440 27">
          <text:p text:style-name="P1"><text:span text:style-name="T2">unit03_oa5</text:span></text:p>
        </draw:connector>
        <draw:custom-shape draw:style-name="gr7" draw:text-style-name="P2" xml:id="id280" draw:id="id280" draw:layer="layout" svg:width="1cm" svg:height="0.9cm" svg:x="87.5cm" svg:y="14.7cm">
          <text:p text:style-name="P1"><text:span text:style-name="T1">XOR</text:span></text:p>
          <text:p text:style-name="P1"><text:span text:style-name="T1">2968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9.7cm" svg:y1="15.15cm" svg:x2="88.5cm" svg:y2="15.15cm" draw:start-shape="id279" draw:start-glue-point="3" draw:end-shape="id280" svg:d="M89700 15150h-1200" svg:viewBox="0 0 1201 1">
          <text:p/>
        </draw:connector>
        <draw:connector draw:style-name="gr5" draw:text-style-name="P5" draw:layer="layout" draw:type="line" svg:x1="89.7cm" svg:y1="15.15cm" svg:x2="88.5cm" svg:y2="14.15cm" draw:start-shape="id279" draw:start-glue-point="3" draw:end-shape="id276" draw:end-glue-point="1" svg:d="M89700 15150l-1200-1000" svg:viewBox="0 0 1201 1001">
          <text:p/>
        </draw:connector>
        <draw:custom-shape draw:style-name="gr7" draw:text-style-name="P2" xml:id="id281" draw:id="id281" draw:layer="layout" svg:width="1cm" svg:height="0.9cm" svg:x="85.9cm" svg:y="12.7cm">
          <text:p text:style-name="P1"><text:span text:style-name="T1">NOR</text:span></text:p>
          <text:p text:style-name="P1"><text:span text:style-name="T1">2777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9.7cm" svg:y1="15.15cm" svg:x2="86.4cm" svg:y2="13.6cm" draw:start-shape="id279" draw:start-glue-point="3" draw:end-shape="id281" draw:end-glue-point="2" svg:d="M89700 15150l-3300-1550" svg:viewBox="0 0 3301 1551">
          <text:p/>
        </draw:connector>
        <draw:connector draw:style-name="gr5" draw:text-style-name="P5" draw:layer="layout" draw:type="line" svg:x1="88.5cm" svg:y1="15.15cm" svg:x2="90.75cm" svg:y2="15.6cm" draw:start-shape="id280" draw:start-glue-point="1" draw:end-shape="id279" draw:end-glue-point="2" svg:d="M88500 15150l2250 450" svg:viewBox="0 0 2251 451">
          <text:p/>
        </draw:connector>
        <draw:connector draw:style-name="gr5" draw:text-style-name="P5" draw:layer="layout" draw:type="line" svg:x1="88.5cm" svg:y1="13.15cm" svg:x2="90.75cm" svg:y2="13.5cm" draw:start-shape="id275" draw:start-glue-point="1" draw:end-shape="id274" draw:end-glue-point="2" svg:d="M88500 13150l2250 350" svg:viewBox="0 0 2251 351">
          <text:p/>
        </draw:connector>
        <draw:connector draw:style-name="gr5" draw:text-style-name="P5" draw:layer="layout" draw:type="line" svg:x1="88.5cm" svg:y1="11.05cm" svg:x2="90.75cm" svg:y2="11.5cm" draw:start-shape="id270" draw:start-glue-point="1" draw:end-shape="id269" draw:end-glue-point="2" svg:d="M88500 11050l2250 450" svg:viewBox="0 0 2251 451">
          <text:p/>
        </draw:connector>
        <draw:connector draw:style-name="gr5" draw:text-style-name="P5" draw:layer="layout" draw:type="line" svg:x1="88.5cm" svg:y1="9.05cm" svg:x2="90.75cm" svg:y2="9.5cm" draw:start-shape="id265" draw:start-glue-point="1" draw:end-shape="id264" draw:end-glue-point="2" svg:d="M88500 9050l2250 450" svg:viewBox="0 0 2251 451">
          <text:p/>
        </draw:connector>
        <draw:connector draw:style-name="gr5" draw:text-style-name="P5" draw:layer="layout" draw:type="line" svg:x1="88.5cm" svg:y1="7.05cm" svg:x2="90.75cm" svg:y2="7.5cm" draw:start-shape="id255" draw:start-glue-point="1" draw:end-shape="id254" draw:end-glue-point="2" svg:d="M88500 7050l2250 450" svg:viewBox="0 0 2251 451">
          <text:p/>
        </draw:connector>
        <draw:connector draw:style-name="gr3" draw:text-style-name="P3" draw:layer="layout" draw:type="line" svg:x1="85.9cm" svg:y1="8.533cm" svg:x2="83.722cm" svg:y2="8.552cm" draw:start-shape="id266" draw:start-glue-point="3" svg:d="M85900 8533l-2178 19" svg:viewBox="0 0 2179 20">
          <text:p text:style-name="P1"><text:span text:style-name="T2">/out_res_8</text:span></text:p>
        </draw:connector>
        <draw:connector draw:style-name="gr5" draw:text-style-name="P5" draw:layer="layout" draw:type="line" svg:x1="86.4cm" svg:y1="5.5cm" svg:x2="86.4cm" svg:y2="8.083cm" draw:start-shape="id256" draw:start-glue-point="2" draw:end-shape="id266" svg:d="M86400 5500v2583" svg:viewBox="0 0 1 2584">
          <text:p/>
        </draw:connector>
        <draw:connector draw:style-name="gr5" draw:text-style-name="P5" draw:layer="layout" draw:type="line" svg:x1="86.4cm" svg:y1="5.5cm" svg:x2="87.5cm" svg:y2="9.05cm" draw:start-shape="id256" draw:start-glue-point="2" draw:end-shape="id265" draw:end-glue-point="3" svg:d="M86400 5500l1100 3550" svg:viewBox="0 0 1101 3551">
          <text:p/>
        </draw:connector>
        <draw:custom-shape draw:style-name="gr7" draw:text-style-name="P2" xml:id="id282" draw:id="id282" draw:layer="layout" svg:width="1cm" svg:height="0.9cm" svg:x="85.9cm" svg:y="9.6cm">
          <text:p text:style-name="P1"><text:span text:style-name="T1">NOT</text:span></text:p>
          <text:p text:style-name="P1"><text:span text:style-name="T1">2867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6.4cm" svg:y1="8.983cm" svg:x2="86.4cm" svg:y2="9.6cm" draw:start-shape="id266" draw:start-glue-point="2" draw:end-shape="id282" draw:end-glue-point="0" svg:d="M86400 8983v617" svg:viewBox="0 0 1 618">
          <text:p/>
        </draw:connector>
        <draw:connector draw:style-name="gr5" draw:text-style-name="P5" draw:layer="layout" draw:type="line" svg:x1="86.4cm" svg:y1="10.5cm" svg:x2="87.5cm" svg:y2="11.05cm" draw:start-shape="id282" draw:start-glue-point="2" draw:end-shape="id270" svg:d="M86400 10500l1100 550" svg:viewBox="0 0 1101 551">
          <text:p/>
        </draw:connector>
        <draw:connector draw:style-name="gr5" draw:text-style-name="P5" draw:layer="layout" draw:type="line" svg:x1="86.4cm" svg:y1="10.5cm" svg:x2="86.4cm" svg:y2="11.2cm" draw:start-shape="id282" draw:start-glue-point="2" draw:end-shape="id271" draw:end-glue-point="0" svg:d="M86400 10500v700" svg:viewBox="0 0 1 701">
          <text:p/>
        </draw:connector>
        <draw:custom-shape draw:style-name="gr7" draw:text-style-name="P2" xml:id="id283" draw:id="id283" draw:layer="layout" svg:width="1cm" svg:height="0.9cm" svg:x="85.8cm" svg:y="14.7cm">
          <text:p text:style-name="P1"><text:span text:style-name="T1">NOR</text:span></text:p>
          <text:p text:style-name="P1"><text:span text:style-name="T1">2776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6.4cm" svg:y1="12.1cm" svg:x2="86.3cm" svg:y2="14.7cm" draw:start-shape="id271" draw:start-glue-point="2" draw:end-shape="id283" svg:d="M86400 12100l-100 2600" svg:viewBox="0 0 101 2601">
          <text:p/>
        </draw:connector>
        <draw:connector draw:style-name="gr5" draw:text-style-name="P5" draw:layer="layout" draw:type="line" svg:x1="86.4cm" svg:y1="12.1cm" svg:x2="86.4cm" svg:y2="12.7cm" draw:start-shape="id271" draw:start-glue-point="2" draw:end-shape="id281" svg:d="M86400 12100v600" svg:viewBox="0 0 1 601">
          <text:p/>
        </draw:connector>
        <draw:connector draw:style-name="gr5" draw:text-style-name="P5" draw:layer="layout" draw:type="line" svg:x1="87.5cm" svg:y1="14.15cm" svg:x2="86.8cm" svg:y2="15.15cm" draw:start-shape="id276" draw:end-shape="id283" draw:end-glue-point="1" svg:d="M87500 14150l-700 1000" svg:viewBox="0 0 701 1001">
          <text:p/>
        </draw:connector>
        <draw:connector draw:style-name="gr5" draw:text-style-name="P5" draw:layer="layout" draw:type="line" svg:x1="86.8cm" svg:y1="15.15cm" svg:x2="87.5cm" svg:y2="15.15cm" draw:start-shape="id283" draw:start-glue-point="1" draw:end-shape="id280" draw:end-glue-point="3" svg:d="M86800 15150h700" svg:viewBox="0 0 701 1">
          <text:p/>
        </draw:connector>
        <draw:connector draw:style-name="gr5" draw:text-style-name="P5" draw:layer="layout" draw:type="line" svg:x1="86.9cm" svg:y1="13.15cm" svg:x2="87.5cm" svg:y2="13.15cm" draw:start-shape="id281" draw:start-glue-point="1" draw:end-shape="id275" svg:d="M86900 13150h600" svg:viewBox="0 0 601 1">
          <text:p/>
        </draw:connector>
        <draw:custom-shape draw:style-name="gr7" draw:text-style-name="P2" xml:id="id284" draw:id="id284" draw:layer="layout" svg:width="1cm" svg:height="0.9cm" svg:x="88.2cm" svg:y="3.3cm">
          <text:p text:style-name="P1"><text:span text:style-name="T1">NOT</text:span></text:p>
          <text:p text:style-name="P1"><text:span text:style-name="T1">2965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90.75cm" svg:y1="4.6cm" svg:x2="89.2cm" svg:y2="3.75cm" draw:start-shape="id261" draw:start-glue-point="0" draw:end-shape="id284" draw:end-glue-point="1" svg:d="M90750 4600l-1550-850" svg:viewBox="0 0 1551 851">
          <text:p/>
        </draw:connector>
        <draw:connector draw:style-name="gr5" draw:text-style-name="P5" draw:layer="layout" draw:type="line" svg:x1="88.7cm" svg:y1="4.2cm" svg:x2="89.7cm" svg:y2="5.05cm" draw:start-shape="id284" draw:start-glue-point="2" draw:end-shape="id261" draw:end-glue-point="3" svg:d="M88700 4200l1000 850" svg:viewBox="0 0 1001 851">
          <text:p/>
        </draw:connector>
        <draw:connector draw:style-name="gr3" draw:text-style-name="P5" draw:layer="layout" draw:type="line" svg:x1="5.1cm" svg:y1="3.391cm" svg:x2="5.186cm" svg:y2="1.4cm" draw:start-shape="id222" svg:d="M5100 3391l86-1991" svg:viewBox="0 0 87 1992">
          <text:p text:style-name="P1">DB00</text:p>
        </draw:connector>
        <draw:connector draw:style-name="gr3" draw:text-style-name="P5" draw:layer="layout" draw:type="line" svg:x1="7.4cm" svg:y1="3.391cm" svg:x2="7.5cm" svg:y2="1.409cm" draw:start-shape="id223" svg:d="M7400 3391l100-1982" svg:viewBox="0 0 101 1983">
          <text:p text:style-name="P1">DB01</text:p>
        </draw:connector>
        <draw:connector draw:style-name="gr3" draw:text-style-name="P5" draw:layer="layout" draw:type="line" svg:x1="9.7cm" svg:y1="3.391cm" svg:x2="9.8cm" svg:y2="1.5cm" draw:start-shape="id224" draw:start-glue-point="0" svg:d="M9700 3391l100-1891" svg:viewBox="0 0 101 1892">
          <text:p text:style-name="P1">DB02</text:p>
        </draw:connector>
        <draw:connector draw:style-name="gr3" draw:text-style-name="P5" draw:layer="layout" draw:type="line" svg:x1="12cm" svg:y1="3.391cm" svg:x2="12.1cm" svg:y2="1.5cm" draw:start-shape="id225" svg:d="M12000 3391l100-1891" svg:viewBox="0 0 101 1892">
          <text:p text:style-name="P1">DB03</text:p>
        </draw:connector>
        <draw:connector draw:style-name="gr3" draw:text-style-name="P5" draw:layer="layout" draw:type="line" svg:x1="14.3cm" svg:y1="3.391cm" svg:x2="14.332cm" svg:y2="1.433cm" draw:start-shape="id226" draw:start-glue-point="0" svg:d="M14300 3391l32-1958" svg:viewBox="0 0 33 1959">
          <text:p text:style-name="P1">DB04</text:p>
        </draw:connector>
        <draw:connector draw:style-name="gr3" draw:text-style-name="P5" draw:layer="layout" draw:type="line" svg:x1="16.6cm" svg:y1="3.391cm" svg:x2="16.6cm" svg:y2="1.5cm" draw:start-shape="id227" draw:start-glue-point="0" svg:d="M16600 3391v-1891" svg:viewBox="0 0 1 1892">
          <text:p text:style-name="P1">DB05</text:p>
        </draw:connector>
        <draw:connector draw:style-name="gr3" draw:text-style-name="P5" draw:layer="layout" draw:type="line" svg:x1="18.9cm" svg:y1="3.391cm" svg:x2="18.9cm" svg:y2="1.5cm" draw:start-shape="id228" draw:start-glue-point="0" svg:d="M18900 3391v-1891" svg:viewBox="0 0 1 1892">
          <text:p text:style-name="P1">DB06</text:p>
        </draw:connector>
        <draw:connector draw:style-name="gr3" draw:text-style-name="P5" draw:layer="layout" draw:type="line" svg:x1="21.2cm" svg:y1="3.391cm" svg:x2="21.2cm" svg:y2="1.5cm" draw:start-shape="id229" draw:start-glue-point="0" svg:d="M21200 3391v-1891" svg:viewBox="0 0 1 1892">
          <text:p text:style-name="P1">DB07</text:p>
        </draw:connector>
        <draw:connector draw:style-name="gr3" draw:text-style-name="P5" draw:layer="layout" draw:type="line" svg:x1="23.5cm" svg:y1="3.391cm" svg:x2="23.5cm" svg:y2="1.5cm" draw:start-shape="id230" draw:start-glue-point="0" svg:d="M23500 3391v-1891" svg:viewBox="0 0 1 1892">
          <text:p text:style-name="P1">DB08</text:p>
        </draw:connector>
        <draw:connector draw:style-name="gr3" draw:text-style-name="P5" draw:layer="layout" draw:type="line" svg:x1="25.8cm" svg:y1="3.391cm" svg:x2="25.8cm" svg:y2="1.5cm" draw:start-shape="id231" draw:start-glue-point="0" svg:d="M25800 3391v-1891" svg:viewBox="0 0 1 1892">
          <text:p text:style-name="P1">DB09</text:p>
        </draw:connector>
        <draw:connector draw:style-name="gr3" draw:text-style-name="P5" draw:layer="layout" draw:type="line" svg:x1="28.1cm" svg:y1="3.391cm" svg:x2="28.1cm" svg:y2="1.5cm" draw:start-shape="id232" draw:start-glue-point="0" svg:d="M28100 3391v-1891" svg:viewBox="0 0 1 1892">
          <text:p text:style-name="P1">DB10</text:p>
        </draw:connector>
        <draw:connector draw:style-name="gr3" draw:text-style-name="P5" draw:layer="layout" draw:type="line" svg:x1="30.4cm" svg:y1="3.391cm" svg:x2="30.4cm" svg:y2="1.5cm" draw:start-shape="id233" draw:start-glue-point="0" svg:d="M30400 3391v-1891" svg:viewBox="0 0 1 1892">
          <text:p text:style-name="P1">DB11</text:p>
        </draw:connector>
        <draw:connector draw:style-name="gr3" draw:text-style-name="P5" draw:layer="layout" draw:type="line" svg:x1="32.7cm" svg:y1="3.391cm" svg:x2="32.7cm" svg:y2="1.5cm" draw:start-shape="id234" draw:start-glue-point="0" svg:d="M32700 3391v-1891" svg:viewBox="0 0 1 1892">
          <text:p text:style-name="P1">DB12</text:p>
        </draw:connector>
        <draw:connector draw:style-name="gr3" draw:text-style-name="P5" draw:layer="layout" draw:type="line" svg:x1="35cm" svg:y1="3.391cm" svg:x2="35cm" svg:y2="1.5cm" draw:start-shape="id235" draw:start-glue-point="0" svg:d="M35000 3391v-1891" svg:viewBox="0 0 1 1892">
          <text:p text:style-name="P1">DB13</text:p>
        </draw:connector>
        <draw:connector draw:style-name="gr3" draw:text-style-name="P5" draw:layer="layout" draw:type="line" svg:x1="37.3cm" svg:y1="3.391cm" svg:x2="37.3cm" svg:y2="1.5cm" draw:start-shape="id236" draw:start-glue-point="0" svg:d="M37300 3391v-1891" svg:viewBox="0 0 1 1892">
          <text:p text:style-name="P1">DB14</text:p>
        </draw:connector>
        <draw:connector draw:style-name="gr3" draw:text-style-name="P5" draw:layer="layout" draw:type="line" svg:x1="39.6cm" svg:y1="3.391cm" svg:x2="39.6cm" svg:y2="1.5cm" draw:start-shape="id238" svg:d="M39600 3391v-1891" svg:viewBox="0 0 1 1892">
          <text:p text:style-name="P1">DB15</text:p>
        </draw:connector>
        <draw:connector draw:style-name="gr3" draw:text-style-name="P5" draw:layer="layout" draw:type="line" svg:x1="41.9cm" svg:y1="3.391cm" svg:x2="41.9cm" svg:y2="1.5cm" draw:start-shape="id237" svg:d="M41900 3391v-1891" svg:viewBox="0 0 1 1892">
          <text:p text:style-name="P1">DB16</text:p>
        </draw:connector>
        <draw:connector draw:style-name="gr3" draw:text-style-name="P5" draw:layer="layout" draw:type="line" svg:x1="44.2cm" svg:y1="3.391cm" svg:x2="44.2cm" svg:y2="1.5cm" draw:start-shape="id239" svg:d="M44200 3391v-1891" svg:viewBox="0 0 1 1892">
          <text:p text:style-name="P1">DB17</text:p>
        </draw:connector>
        <draw:connector draw:style-name="gr3" draw:text-style-name="P5" draw:layer="layout" draw:type="line" svg:x1="46.5cm" svg:y1="3.391cm" svg:x2="46.5cm" svg:y2="1.509cm" draw:start-shape="id240" draw:start-glue-point="0" svg:d="M46500 3391v-1882" svg:viewBox="0 0 1 1883">
          <text:p text:style-name="P1">DB18</text:p>
        </draw:connector>
        <draw:connector draw:style-name="gr3" draw:text-style-name="P5" draw:layer="layout" draw:type="line" svg:x1="48.8cm" svg:y1="3.391cm" svg:x2="48.8cm" svg:y2="1.5cm" draw:start-shape="id241" svg:d="M48800 3391v-1891" svg:viewBox="0 0 1 1892">
          <text:p text:style-name="P1">DB19</text:p>
        </draw:connector>
        <draw:connector draw:style-name="gr3" draw:text-style-name="P5" draw:layer="layout" draw:type="line" svg:x1="51.2cm" svg:y1="3.391cm" svg:x2="51.2cm" svg:y2="1.5cm" draw:start-shape="id242" svg:d="M51200 3391v-1891" svg:viewBox="0 0 1 1892">
          <text:p text:style-name="P1">DB20</text:p>
        </draw:connector>
        <draw:connector draw:style-name="gr3" draw:text-style-name="P5" draw:layer="layout" draw:type="line" svg:x1="53.5cm" svg:y1="3.391cm" svg:x2="53.5cm" svg:y2="1.5cm" draw:start-shape="id243" draw:start-glue-point="0" svg:d="M53500 3391v-1891" svg:viewBox="0 0 1 1892">
          <text:p text:style-name="P1">DB21</text:p>
        </draw:connector>
        <draw:connector draw:style-name="gr3" draw:text-style-name="P5" draw:layer="layout" draw:type="line" svg:x1="55.8cm" svg:y1="3.391cm" svg:x2="55.8cm" svg:y2="1.5cm" draw:start-shape="id244" draw:start-glue-point="0" svg:d="M55800 3391v-1891" svg:viewBox="0 0 1 1892">
          <text:p text:style-name="P1">DB22</text:p>
        </draw:connector>
        <draw:connector draw:style-name="gr3" draw:text-style-name="P5" draw:layer="layout" draw:type="line" svg:x1="58.1cm" svg:y1="3.391cm" svg:x2="58.1cm" svg:y2="1.5cm" draw:start-shape="id245" draw:start-glue-point="0" svg:d="M58100 3391v-1891" svg:viewBox="0 0 1 1892">
          <text:p text:style-name="P1">DB23</text:p>
        </draw:connector>
        <draw:connector draw:style-name="gr3" draw:text-style-name="P5" draw:layer="layout" draw:type="line" svg:x1="60.4cm" svg:y1="3.391cm" svg:x2="60.4cm" svg:y2="1.5cm" draw:start-shape="id246" svg:d="M60400 3391v-1891" svg:viewBox="0 0 1 1892">
          <text:p text:style-name="P1">DB24</text:p>
        </draw:connector>
        <draw:connector draw:style-name="gr3" draw:text-style-name="P5" draw:layer="layout" draw:type="line" svg:x1="62.7cm" svg:y1="3.391cm" svg:x2="62.7cm" svg:y2="1.5cm" draw:start-shape="id247" draw:start-glue-point="0" svg:d="M62700 3391v-1891" svg:viewBox="0 0 1 1892">
          <text:p text:style-name="P1">DB25</text:p>
        </draw:connector>
        <draw:connector draw:style-name="gr3" draw:text-style-name="P5" draw:layer="layout" draw:type="line" svg:x1="65cm" svg:y1="3.391cm" svg:x2="65cm" svg:y2="1.5cm" draw:start-shape="id248" draw:start-glue-point="0" svg:d="M65000 3391v-1891" svg:viewBox="0 0 1 1892">
          <text:p text:style-name="P1">DB26</text:p>
        </draw:connector>
        <draw:connector draw:style-name="gr3" draw:text-style-name="P5" draw:layer="layout" draw:type="line" svg:x1="67.3cm" svg:y1="3.391cm" svg:x2="67.3cm" svg:y2="1.5cm" draw:start-shape="id249" svg:d="M67300 3391v-1891" svg:viewBox="0 0 1 1892">
          <text:p text:style-name="P1">DB27</text:p>
        </draw:connector>
        <draw:connector draw:style-name="gr3" draw:text-style-name="P5" draw:layer="layout" draw:type="line" svg:x1="69.6cm" svg:y1="3.391cm" svg:x2="69.6cm" svg:y2="1.5cm" draw:start-shape="id250" svg:d="M69600 3391v-1891" svg:viewBox="0 0 1 1892">
          <text:p text:style-name="P1">DB28</text:p>
        </draw:connector>
        <draw:connector draw:style-name="gr3" draw:text-style-name="P5" draw:layer="layout" draw:type="line" svg:x1="71.9cm" svg:y1="3.391cm" svg:x2="71.9cm" svg:y2="1.5cm" draw:start-shape="id251" svg:d="M71900 3391v-1891" svg:viewBox="0 0 1 1892">
          <text:p text:style-name="P1">DB29</text:p>
        </draw:connector>
        <draw:connector draw:style-name="gr3" draw:text-style-name="P5" draw:layer="layout" draw:type="line" svg:x1="74.2cm" svg:y1="3.391cm" svg:x2="74.2cm" svg:y2="1.5cm" draw:start-shape="id252" svg:d="M74200 3391v-1891" svg:viewBox="0 0 1 1892">
          <text:p text:style-name="P1">DB30</text:p>
        </draw:connector>
        <draw:connector draw:style-name="gr3" draw:text-style-name="P5" draw:layer="layout" draw:type="line" svg:x1="76.5cm" svg:y1="3.391cm" svg:x2="76.5cm" svg:y2="1.5cm" draw:start-shape="id253" svg:d="M76500 3391v-1891" svg:viewBox="0 0 1 1892">
          <text:p text:style-name="P1">DB31</text:p>
        </draw:connector>
        <draw:connector draw:style-name="gr3" draw:text-style-name="P3" draw:layer="layout" draw:type="line" svg:x1="73.146cm" svg:y1="5.406cm" svg:x2="74.2cm" svg:y2="4.291cm" draw:end-shape="id252" draw:end-glue-point="2" svg:d="M73146 5406l1054-1115" svg:viewBox="0 0 1055 1116">
          <text:p text:style-name="P1"><text:span text:style-name="T2">out_tri_en</text:span></text:p>
        </draw:connector>
        <draw:connector draw:style-name="gr3" draw:text-style-name="P3" draw:layer="layout" draw:type="line" svg:x1="70.846cm" svg:y1="5.4cm" svg:x2="71.9cm" svg:y2="4.291cm" draw:end-shape="id251" draw:end-glue-point="2" svg:d="M70846 5400l1054-1109" svg:viewBox="0 0 1055 1110">
          <text:p text:style-name="P1"><text:span text:style-name="T2">out_tri_en</text:span></text:p>
        </draw:connector>
        <draw:connector draw:style-name="gr3" draw:text-style-name="P3" draw:layer="layout" draw:type="line" svg:x1="68.6cm" svg:y1="5.406cm" svg:x2="69.654cm" svg:y2="4.3cm" svg:d="M68600 5406l1054-1106" svg:viewBox="0 0 1055 1107">
          <text:p text:style-name="P1"><text:span text:style-name="T2">out_tri_en</text:span></text:p>
        </draw:connector>
        <draw:connector draw:style-name="gr3" draw:text-style-name="P3" draw:layer="layout" draw:type="line" svg:x1="66.246cm" svg:y1="5.4cm" svg:x2="67.3cm" svg:y2="4.291cm" draw:end-shape="id249" draw:end-glue-point="2" svg:d="M66246 5400l1054-1109" svg:viewBox="0 0 1055 1110">
          <text:p text:style-name="P1"><text:span text:style-name="T2">out_tri_en</text:span></text:p>
        </draw:connector>
        <draw:connector draw:style-name="gr3" draw:text-style-name="P3" draw:layer="layout" draw:type="line" svg:x1="63.946cm" svg:y1="5.409cm" svg:x2="65cm" svg:y2="4.291cm" draw:end-shape="id248" draw:end-glue-point="2" svg:d="M63946 5409l1054-1118" svg:viewBox="0 0 1055 1119">
          <text:p text:style-name="P1"><text:span text:style-name="T2">out_tri_en</text:span></text:p>
        </draw:connector>
        <draw:connector draw:style-name="gr3" draw:text-style-name="P3" draw:layer="layout" draw:type="line" svg:x1="61.646cm" svg:y1="5.409cm" svg:x2="62.7cm" svg:y2="4.291cm" draw:end-shape="id247" draw:end-glue-point="2" svg:d="M61646 5409l1054-1118" svg:viewBox="0 0 1055 1119">
          <text:p text:style-name="P1"><text:span text:style-name="T2">out_tri_en</text:span></text:p>
        </draw:connector>
        <draw:connector draw:style-name="gr3" draw:text-style-name="P3" draw:layer="layout" draw:type="line" svg:x1="59.4cm" svg:y1="5.4cm" svg:x2="60.4cm" svg:y2="4.291cm" draw:end-shape="id246" draw:end-glue-point="2" svg:d="M59400 5400l1000-1109" svg:viewBox="0 0 1001 1110">
          <text:p text:style-name="P1"><text:span text:style-name="T2">out_tri_en</text:span></text:p>
        </draw:connector>
        <draw:connector draw:style-name="gr3" draw:text-style-name="P3" draw:layer="layout" draw:type="line" svg:x1="57.046cm" svg:y1="5.409cm" svg:x2="58.1cm" svg:y2="4.291cm" draw:end-shape="id245" draw:end-glue-point="2" svg:d="M57046 5409l1054-1118" svg:viewBox="0 0 1055 1119">
          <text:p text:style-name="P1"><text:span text:style-name="T2">out_tri_en</text:span></text:p>
        </draw:connector>
        <draw:connector draw:style-name="gr3" draw:text-style-name="P3" draw:layer="layout" draw:type="line" svg:x1="54.7cm" svg:y1="5.409cm" svg:x2="55.8cm" svg:y2="4.291cm" draw:end-shape="id244" draw:end-glue-point="2" svg:d="M54700 5409l1100-1118" svg:viewBox="0 0 1101 1119">
          <text:p text:style-name="P1"><text:span text:style-name="T2">out_tri_en</text:span></text:p>
        </draw:connector>
        <draw:connector draw:style-name="gr3" draw:text-style-name="P3" draw:layer="layout" draw:type="line" svg:x1="52.446cm" svg:y1="5.4cm" svg:x2="53.5cm" svg:y2="4.291cm" draw:end-shape="id243" draw:end-glue-point="2" svg:d="M52446 5400l1054-1109" svg:viewBox="0 0 1055 1110">
          <text:p text:style-name="P1"><text:span text:style-name="T2">out_tri_en</text:span></text:p>
        </draw:connector>
        <draw:connector draw:style-name="gr3" draw:text-style-name="P3" draw:layer="layout" draw:type="line" svg:x1="50.2cm" svg:y1="5.409cm" svg:x2="51.2cm" svg:y2="4.291cm" draw:end-shape="id242" draw:end-glue-point="2" svg:d="M50200 5409l1000-1118" svg:viewBox="0 0 1001 1119">
          <text:p text:style-name="P1"><text:span text:style-name="T2">out_tri_en</text:span></text:p>
        </draw:connector>
        <draw:connector draw:style-name="gr3" draw:text-style-name="P3" draw:layer="layout" draw:type="line" svg:x1="47.746cm" svg:y1="5.4cm" svg:x2="48.8cm" svg:y2="4.291cm" draw:end-shape="id241" draw:end-glue-point="2" svg:d="M47746 5400l1054-1109" svg:viewBox="0 0 1055 1110">
          <text:p text:style-name="P1"><text:span text:style-name="T2">out_tri_en</text:span></text:p>
        </draw:connector>
        <draw:connector draw:style-name="gr3" draw:text-style-name="P3" draw:layer="layout" draw:type="line" svg:x1="45.5cm" svg:y1="5.409cm" svg:x2="46.5cm" svg:y2="4.291cm" draw:end-shape="id240" draw:end-glue-point="2" svg:d="M45500 5409l1000-1118" svg:viewBox="0 0 1001 1119">
          <text:p text:style-name="P1"><text:span text:style-name="T2">out_tri_en</text:span></text:p>
        </draw:connector>
        <draw:connector draw:style-name="gr3" draw:text-style-name="P3" draw:layer="layout" draw:type="line" svg:x1="43.146cm" svg:y1="5.409cm" svg:x2="44.2cm" svg:y2="4.291cm" draw:end-shape="id239" draw:end-glue-point="2" svg:d="M43146 5409l1054-1118" svg:viewBox="0 0 1055 1119">
          <text:p text:style-name="P1"><text:span text:style-name="T2">out_tri_en</text:span></text:p>
        </draw:connector>
        <draw:connector draw:style-name="gr3" draw:text-style-name="P3" draw:layer="layout" draw:type="line" svg:x1="40.846cm" svg:y1="5.4cm" svg:x2="41.9cm" svg:y2="4.291cm" draw:end-shape="id237" draw:end-glue-point="2" svg:d="M40846 5400l1054-1109" svg:viewBox="0 0 1055 1110">
          <text:p text:style-name="P1"><text:span text:style-name="T2">out_tri_en</text:span></text:p>
        </draw:connector>
        <draw:connector draw:style-name="gr3" draw:text-style-name="P3" draw:layer="layout" draw:type="line" svg:x1="38.546cm" svg:y1="5.409cm" svg:x2="39.6cm" svg:y2="4.291cm" draw:end-shape="id238" draw:end-glue-point="2" svg:d="M38546 5409l1054-1118" svg:viewBox="0 0 1055 1119">
          <text:p text:style-name="P1"><text:span text:style-name="T2">out_tri_en</text:span></text:p>
        </draw:connector>
        <draw:connector draw:style-name="gr3" draw:text-style-name="P3" draw:layer="layout" draw:type="line" svg:x1="36.246cm" svg:y1="5.409cm" svg:x2="37.3cm" svg:y2="4.291cm" draw:end-shape="id236" draw:end-glue-point="2" svg:d="M36246 5409l1054-1118" svg:viewBox="0 0 1055 1119">
          <text:p text:style-name="P1"><text:span text:style-name="T2">out_tri_en</text:span></text:p>
        </draw:connector>
        <draw:connector draw:style-name="gr3" draw:text-style-name="P3" draw:layer="layout" draw:type="line" svg:x1="33.946cm" svg:y1="5.4cm" svg:x2="35cm" svg:y2="4.291cm" draw:end-shape="id235" draw:end-glue-point="2" svg:d="M33946 5400l1054-1109" svg:viewBox="0 0 1055 1110">
          <text:p text:style-name="P1"><text:span text:style-name="T2">out_tri_en</text:span></text:p>
        </draw:connector>
        <draw:connector draw:style-name="gr3" draw:text-style-name="P3" draw:layer="layout" draw:type="line" svg:x1="31.646cm" svg:y1="5.4cm" svg:x2="32.7cm" svg:y2="4.291cm" draw:end-shape="id234" draw:end-glue-point="2" svg:d="M31646 5400l1054-1109" svg:viewBox="0 0 1055 1110">
          <text:p text:style-name="P1"><text:span text:style-name="T2">out_tri_en</text:span></text:p>
        </draw:connector>
        <draw:connector draw:style-name="gr3" draw:text-style-name="P3" draw:layer="layout" draw:type="line" svg:x1="29.3cm" svg:y1="5.4cm" svg:x2="30.4cm" svg:y2="4.291cm" draw:end-shape="id233" draw:end-glue-point="2" svg:d="M29300 5400l1100-1109" svg:viewBox="0 0 1101 1110">
          <text:p text:style-name="P1"><text:span text:style-name="T2">out_tri_en</text:span></text:p>
        </draw:connector>
        <draw:connector draw:style-name="gr3" draw:text-style-name="P3" draw:layer="layout" draw:type="line" svg:x1="27.046cm" svg:y1="5.4cm" svg:x2="28.1cm" svg:y2="4.291cm" draw:end-shape="id232" draw:end-glue-point="2" svg:d="M27046 5400l1054-1109" svg:viewBox="0 0 1055 1110">
          <text:p text:style-name="P1"><text:span text:style-name="T2">out_tri_en</text:span></text:p>
        </draw:connector>
        <draw:connector draw:style-name="gr3" draw:text-style-name="P3" draw:layer="layout" draw:type="line" svg:x1="24.746cm" svg:y1="5.418cm" svg:x2="25.8cm" svg:y2="4.291cm" draw:end-shape="id231" draw:end-glue-point="2" svg:d="M24746 5418l1054-1127" svg:viewBox="0 0 1055 1128">
          <text:p text:style-name="P1"><text:span text:style-name="T2">out_tri_en</text:span></text:p>
        </draw:connector>
        <draw:connector draw:style-name="gr3" draw:text-style-name="P3" draw:layer="layout" draw:type="line" svg:x1="22.5cm" svg:y1="5.427cm" svg:x2="23.5cm" svg:y2="4.291cm" draw:end-shape="id230" draw:end-glue-point="2" svg:d="M22500 5427l1000-1136" svg:viewBox="0 0 1001 1137">
          <text:p text:style-name="P1"><text:span text:style-name="T2">out_tri_en</text:span></text:p>
        </draw:connector>
        <draw:connector draw:style-name="gr3" draw:text-style-name="P3" draw:layer="layout" draw:type="line" svg:x1="20.2cm" svg:y1="5.4cm" svg:x2="21.2cm" svg:y2="4.291cm" draw:end-shape="id229" draw:end-glue-point="2" svg:d="M20200 5400l1000-1109" svg:viewBox="0 0 1001 1110">
          <text:p text:style-name="P1"><text:span text:style-name="T2">out_tri_en</text:span></text:p>
        </draw:connector>
        <draw:connector draw:style-name="gr3" draw:text-style-name="P3" draw:layer="layout" draw:type="line" svg:x1="17.846cm" svg:y1="5.5cm" svg:x2="18.9cm" svg:y2="4.291cm" draw:end-shape="id228" draw:end-glue-point="2" svg:d="M17846 5500l1054-1209" svg:viewBox="0 0 1055 1210">
          <text:p text:style-name="P1"><text:span text:style-name="T2">out_tri_en</text:span></text:p>
        </draw:connector>
        <draw:connector draw:style-name="gr3" draw:text-style-name="P3" draw:layer="layout" draw:type="line" svg:x1="15.6cm" svg:y1="5.4cm" svg:x2="16.6cm" svg:y2="4.291cm" draw:end-shape="id227" draw:end-glue-point="2" svg:d="M15600 5400l1000-1109" svg:viewBox="0 0 1001 1110">
          <text:p text:style-name="P1"><text:span text:style-name="T2">out_tri_en</text:span></text:p>
        </draw:connector>
        <draw:connector draw:style-name="gr3" draw:text-style-name="P3" draw:layer="layout" draw:type="line" svg:x1="13.246cm" svg:y1="5.4cm" svg:x2="14.3cm" svg:y2="4.291cm" draw:end-shape="id226" draw:end-glue-point="2" svg:d="M13246 5400l1054-1109" svg:viewBox="0 0 1055 1110">
          <text:p text:style-name="P1"><text:span text:style-name="T2">out_tri_en</text:span></text:p>
        </draw:connector>
        <draw:connector draw:style-name="gr3" draw:text-style-name="P3" draw:layer="layout" draw:type="line" svg:x1="10.946cm" svg:y1="5.427cm" svg:x2="12cm" svg:y2="4.291cm" draw:end-shape="id225" draw:end-glue-point="2" svg:d="M10946 5427l1054-1136" svg:viewBox="0 0 1055 1137">
          <text:p text:style-name="P1"><text:span text:style-name="T2">out_tri_en</text:span></text:p>
        </draw:connector>
        <draw:connector draw:style-name="gr3" draw:text-style-name="P3" draw:layer="layout" draw:type="line" svg:x1="8.7cm" svg:y1="5.4cm" svg:x2="9.7cm" svg:y2="4.291cm" draw:end-shape="id224" draw:end-glue-point="2" svg:d="M8700 5400l1000-1109" svg:viewBox="0 0 1001 1110">
          <text:p text:style-name="P1"><text:span text:style-name="T2">out_tri_en</text:span></text:p>
        </draw:connector>
        <draw:connector draw:style-name="gr3" draw:text-style-name="P3" draw:layer="layout" draw:type="line" svg:x1="6.346cm" svg:y1="5.427cm" svg:x2="7.4cm" svg:y2="4.291cm" draw:end-shape="id223" draw:end-glue-point="2" svg:d="M6346 5427l1054-1136" svg:viewBox="0 0 1055 1137">
          <text:p text:style-name="P1"><text:span text:style-name="T2">out_tri_en</text:span></text:p>
        </draw:connector>
        <draw:connector draw:style-name="gr3" draw:text-style-name="P3" draw:layer="layout" draw:type="line" svg:x1="4.046cm" svg:y1="5.436cm" svg:x2="5.1cm" svg:y2="4.291cm" draw:end-shape="id222" draw:end-glue-point="2" svg:d="M4046 5436l1054-1145" svg:viewBox="0 0 1055 1146">
          <text:p text:style-name="P1"><text:span text:style-name="T2">out_tri_en</text:span></text:p>
        </draw:connector>
        <draw:connector draw:style-name="gr3" draw:text-style-name="P5" draw:layer="layout" draw:type="line" svg:x1="72.868cm" svg:y1="7.7cm" svg:x2="74.2cm" svg:y2="6.491cm" draw:end-shape="id220" draw:end-glue-point="2" svg:d="M72868 7700l1332-1209" svg:viewBox="0 0 1333 1210">
          <text:p text:style-name="P1"><text:span text:style-name="T2">sel_1F801824/a</text:span></text:p>
        </draw:connector>
        <draw:connector draw:style-name="gr3" draw:text-style-name="P5" draw:layer="layout" draw:type="line" svg:x1="70.6cm" svg:y1="7.695cm" svg:x2="71.9cm" svg:y2="6.491cm" draw:end-shape="id219" draw:end-glue-point="2" svg:d="M70600 7695l1300-1204" svg:viewBox="0 0 1301 1205">
          <text:p text:style-name="P1"><text:span text:style-name="T2">sel_1F801824/a</text:span></text:p>
        </draw:connector>
        <draw:connector draw:style-name="gr3" draw:text-style-name="P5" draw:layer="layout" draw:type="line" svg:x1="68.3cm" svg:y1="7.7cm" svg:x2="69.6cm" svg:y2="6.491cm" draw:end-shape="id218" draw:end-glue-point="2" svg:d="M68300 7700l1300-1209" svg:viewBox="0 0 1301 1210">
          <text:p text:style-name="P1"><text:span text:style-name="T2">sel_1F801824/a</text:span></text:p>
        </draw:connector>
        <draw:connector draw:style-name="gr3" draw:text-style-name="P5" draw:layer="layout" draw:type="line" svg:x1="66cm" svg:y1="7.695cm" svg:x2="67.3cm" svg:y2="6.491cm" draw:end-shape="id217" draw:end-glue-point="2" svg:d="M66000 7695l1300-1204" svg:viewBox="0 0 1301 1205">
          <text:p text:style-name="P1"><text:span text:style-name="T2">sel_1F801824/a</text:span></text:p>
        </draw:connector>
        <draw:connector draw:style-name="gr3" draw:text-style-name="P5" draw:layer="layout" draw:type="line" svg:x1="63.7cm" svg:y1="7.704cm" svg:x2="65cm" svg:y2="6.491cm" draw:end-shape="id216" draw:end-glue-point="2" svg:d="M63700 7704l1300-1213" svg:viewBox="0 0 1301 1214">
          <text:p text:style-name="P1"><text:span text:style-name="T2">sel_1F801824/a</text:span></text:p>
        </draw:connector>
        <draw:connector draw:style-name="gr3" draw:text-style-name="P5" draw:layer="layout" draw:type="line" svg:x1="61.4cm" svg:y1="7.704cm" svg:x2="62.7cm" svg:y2="6.491cm" draw:end-shape="id215" draw:end-glue-point="2" svg:d="M61400 7704l1300-1213" svg:viewBox="0 0 1301 1214">
          <text:p text:style-name="P1"><text:span text:style-name="T2">sel_1F801824/a</text:span></text:p>
        </draw:connector>
        <draw:connector draw:style-name="gr3" draw:text-style-name="P5" draw:layer="layout" draw:type="line" svg:x1="59.1cm" svg:y1="7.7cm" svg:x2="60.4cm" svg:y2="6.491cm" draw:end-shape="id214" draw:end-glue-point="2" svg:d="M59100 7700l1300-1209" svg:viewBox="0 0 1301 1210">
          <text:p text:style-name="P1"><text:span text:style-name="T2">sel_1F801824/a</text:span></text:p>
        </draw:connector>
        <draw:connector draw:style-name="gr3" draw:text-style-name="P5" draw:layer="layout" draw:type="line" svg:x1="56.8cm" svg:y1="7.704cm" svg:x2="58.1cm" svg:y2="6.491cm" draw:end-shape="id213" draw:end-glue-point="2" svg:d="M56800 7704l1300-1213" svg:viewBox="0 0 1301 1214">
          <text:p text:style-name="P1"><text:span text:style-name="T2">sel_1F801824/a</text:span></text:p>
        </draw:connector>
        <draw:connector draw:style-name="gr3" draw:text-style-name="P5" draw:layer="layout" draw:type="line" svg:x1="54.5cm" svg:y1="7.7cm" svg:x2="55.8cm" svg:y2="6.5cm" draw:end-shape="id212" draw:end-glue-point="2" svg:d="M54500 7700l1300-1200" svg:viewBox="0 0 1301 1201">
          <text:p text:style-name="P1"><text:span text:style-name="T2">sel_1F801824/a</text:span></text:p>
        </draw:connector>
        <draw:connector draw:style-name="gr3" draw:text-style-name="P5" draw:layer="layout" draw:type="line" svg:x1="52.2cm" svg:y1="7.7cm" svg:x2="53.5cm" svg:y2="6.491cm" draw:end-shape="id211" draw:end-glue-point="2" svg:d="M52200 7700l1300-1209" svg:viewBox="0 0 1301 1210">
          <text:p text:style-name="P1"><text:span text:style-name="T2">sel_1F801824/a</text:span></text:p>
        </draw:connector>
        <draw:connector draw:style-name="gr3" draw:text-style-name="P5" draw:layer="layout" draw:type="line" svg:x1="49.9cm" svg:y1="7.704cm" svg:x2="51.2cm" svg:y2="6.491cm" draw:end-shape="id210" draw:end-glue-point="2" svg:d="M49900 7704l1300-1213" svg:viewBox="0 0 1301 1214">
          <text:p text:style-name="P1"><text:span text:style-name="T2">sel_1F801824/a</text:span></text:p>
        </draw:connector>
        <draw:connector draw:style-name="gr3" draw:text-style-name="P5" draw:layer="layout" draw:type="line" svg:x1="47.5cm" svg:y1="7.713cm" svg:x2="48.8cm" svg:y2="6.491cm" draw:end-shape="id209" draw:end-glue-point="2" svg:d="M47500 7713l1300-1222" svg:viewBox="0 0 1301 1223">
          <text:p text:style-name="P1"><text:span text:style-name="T2">sel_1F801824/a</text:span></text:p>
        </draw:connector>
        <draw:connector draw:style-name="gr3" draw:text-style-name="P5" draw:layer="layout" draw:type="line" svg:x1="45.2cm" svg:y1="7.7cm" svg:x2="46.5cm" svg:y2="6.491cm" draw:end-shape="id208" draw:end-glue-point="2" svg:d="M45200 7700l1300-1209" svg:viewBox="0 0 1301 1210">
          <text:p text:style-name="P1"><text:span text:style-name="T2">sel_1F801824/a</text:span></text:p>
        </draw:connector>
        <draw:connector draw:style-name="gr3" draw:text-style-name="P5" draw:layer="layout" draw:type="line" svg:x1="42.9cm" svg:y1="7.7cm" svg:x2="44.2cm" svg:y2="6.491cm" draw:end-shape="id207" draw:end-glue-point="2" svg:d="M42900 7700l1300-1209" svg:viewBox="0 0 1301 1210">
          <text:p text:style-name="P1"><text:span text:style-name="T2">sel_1F801824/a</text:span></text:p>
        </draw:connector>
        <draw:connector draw:style-name="gr3" draw:text-style-name="P5" draw:layer="layout" draw:type="line" svg:x1="40.6cm" svg:y1="7.7cm" svg:x2="41.9cm" svg:y2="6.491cm" draw:end-shape="id206" draw:end-glue-point="2" svg:d="M40600 7700l1300-1209" svg:viewBox="0 0 1301 1210">
          <text:p text:style-name="P1"><text:span text:style-name="T2">sel_1F801824/a</text:span></text:p>
        </draw:connector>
        <draw:connector draw:style-name="gr3" draw:text-style-name="P5" draw:layer="layout" draw:type="line" svg:x1="38.3cm" svg:y1="7.7cm" svg:x2="39.6cm" svg:y2="6.491cm" draw:end-shape="id205" draw:end-glue-point="2" svg:d="M38300 7700l1300-1209" svg:viewBox="0 0 1301 1210">
          <text:p text:style-name="P1"><text:span text:style-name="T2">sel_1F801824/a</text:span></text:p>
        </draw:connector>
        <draw:connector draw:style-name="gr3" draw:text-style-name="P5" draw:layer="layout" draw:type="line" svg:x1="36cm" svg:y1="7.709cm" svg:x2="37.3cm" svg:y2="6.491cm" draw:end-shape="id204" draw:end-glue-point="2" svg:d="M36000 7709l1300-1218" svg:viewBox="0 0 1301 1219">
          <text:p text:style-name="P1"><text:span text:style-name="T2">sel_1F801824/a</text:span></text:p>
        </draw:connector>
        <draw:connector draw:style-name="gr3" draw:text-style-name="P5" draw:layer="layout" draw:type="line" svg:x1="33.7cm" svg:y1="7.709cm" svg:x2="35cm" svg:y2="6.491cm" draw:end-shape="id203" draw:end-glue-point="2" svg:d="M33700 7709l1300-1218" svg:viewBox="0 0 1301 1219">
          <text:p text:style-name="P1"><text:span text:style-name="T2">sel_1F801824/a</text:span></text:p>
        </draw:connector>
        <draw:connector draw:style-name="gr3" draw:text-style-name="P5" draw:layer="layout" draw:type="line" svg:x1="31.4cm" svg:y1="7.709cm" svg:x2="32.7cm" svg:y2="6.491cm" draw:end-shape="id202" draw:end-glue-point="2" svg:d="M31400 7709l1300-1218" svg:viewBox="0 0 1301 1219">
          <text:p text:style-name="P1"><text:span text:style-name="T2">sel_1F801824/a</text:span></text:p>
        </draw:connector>
        <draw:connector draw:style-name="gr3" draw:text-style-name="P5" draw:layer="layout" draw:type="line" svg:x1="29.1cm" svg:y1="7.7cm" svg:x2="30.4cm" svg:y2="6.491cm" draw:end-shape="id201" draw:end-glue-point="2" svg:d="M29100 7700l1300-1209" svg:viewBox="0 0 1301 1210">
          <text:p text:style-name="P1"><text:span text:style-name="T2">sel_1F801824/a</text:span></text:p>
        </draw:connector>
        <draw:connector draw:style-name="gr3" draw:text-style-name="P5" draw:layer="layout" draw:type="line" svg:x1="26.8cm" svg:y1="7.71cm" svg:x2="28.1cm" svg:y2="6.491cm" draw:end-shape="id200" draw:end-glue-point="2" svg:d="M26800 7710l1300-1219" svg:viewBox="0 0 1301 1220">
          <text:p text:style-name="P1"><text:span text:style-name="T2">sel_1F801824/a</text:span></text:p>
        </draw:connector>
        <draw:connector draw:style-name="gr3" draw:text-style-name="P5" draw:layer="layout" draw:type="line" svg:x1="24.5cm" svg:y1="7.7cm" svg:x2="25.8cm" svg:y2="6.491cm" draw:end-shape="id199" draw:end-glue-point="2" svg:d="M24500 7700l1300-1209" svg:viewBox="0 0 1301 1210">
          <text:p text:style-name="P1"><text:span text:style-name="T2">sel_1F801824/a</text:span></text:p>
        </draw:connector>
        <draw:connector draw:style-name="gr3" draw:text-style-name="P5" draw:layer="layout" draw:type="line" svg:x1="22.2cm" svg:y1="7.718cm" svg:x2="23.5cm" svg:y2="6.491cm" draw:end-shape="id198" draw:end-glue-point="2" svg:d="M22200 7718l1300-1227" svg:viewBox="0 0 1301 1228">
          <text:p text:style-name="P1"><text:span text:style-name="T2">sel_1F801824/a</text:span></text:p>
        </draw:connector>
        <draw:connector draw:style-name="gr3" draw:text-style-name="P5" draw:layer="layout" draw:type="line" svg:x1="19.9cm" svg:y1="7.718cm" svg:x2="21.2cm" svg:y2="6.491cm" draw:end-shape="id197" draw:end-glue-point="2" svg:d="M19900 7718l1300-1227" svg:viewBox="0 0 1301 1228">
          <text:p text:style-name="P1"><text:span text:style-name="T2">sel_1F801824/a</text:span></text:p>
        </draw:connector>
        <draw:connector draw:style-name="gr3" draw:text-style-name="P5" draw:layer="layout" draw:type="line" svg:x1="17.6cm" svg:y1="7.7cm" svg:x2="18.9cm" svg:y2="6.491cm" draw:end-shape="id196" draw:end-glue-point="2" svg:d="M17600 7700l1300-1209" svg:viewBox="0 0 1301 1210">
          <text:p text:style-name="P1"><text:span text:style-name="T2">sel_1F801824/a</text:span></text:p>
        </draw:connector>
        <draw:connector draw:style-name="gr3" draw:text-style-name="P5" draw:layer="layout" draw:type="line" svg:x1="15.3cm" svg:y1="7.718cm" svg:x2="16.6cm" svg:y2="6.491cm" draw:end-shape="id191" draw:end-glue-point="2" svg:d="M15300 7718l1300-1227" svg:viewBox="0 0 1301 1228">
          <text:p text:style-name="P1"><text:span text:style-name="T2">sel_1F801824/a</text:span></text:p>
        </draw:connector>
        <draw:connector draw:style-name="gr3" draw:text-style-name="P5" draw:layer="layout" draw:type="line" svg:x1="13cm" svg:y1="7.7cm" svg:x2="14.3cm" svg:y2="6.491cm" draw:end-shape="id195" draw:end-glue-point="2" svg:d="M13000 7700l1300-1209" svg:viewBox="0 0 1301 1210">
          <text:p text:style-name="P1"><text:span text:style-name="T2">sel_1F801824/a</text:span></text:p>
        </draw:connector>
        <draw:connector draw:style-name="gr3" draw:text-style-name="P5" draw:layer="layout" draw:type="line" svg:x1="10.7cm" svg:y1="7.7cm" svg:x2="12cm" svg:y2="6.491cm" draw:end-shape="id194" draw:end-glue-point="2" svg:d="M10700 7700l1300-1209" svg:viewBox="0 0 1301 1210">
          <text:p text:style-name="P1"><text:span text:style-name="T2">sel_1F801824/a</text:span></text:p>
        </draw:connector>
        <draw:connector draw:style-name="gr3" draw:text-style-name="P5" draw:layer="layout" draw:type="line" svg:x1="8.4cm" svg:y1="7.609cm" svg:x2="9.7cm" svg:y2="6.491cm" draw:end-shape="id193" draw:end-glue-point="2" svg:d="M8400 7609l1300-1118" svg:viewBox="0 0 1301 1119">
          <text:p text:style-name="P1"><text:span text:style-name="T2">sel_1F801824/a</text:span></text:p>
        </draw:connector>
        <draw:connector draw:style-name="gr3" draw:text-style-name="P5" draw:layer="layout" draw:type="line" svg:x1="6.1cm" svg:y1="7.709cm" svg:x2="7.4cm" svg:y2="6.491cm" draw:end-shape="id192" draw:end-glue-point="2" svg:d="M6100 7709l1300-1218" svg:viewBox="0 0 1301 1219">
          <text:p text:style-name="P1"><text:span text:style-name="T2">sel_1F801824/a</text:span></text:p>
        </draw:connector>
        <draw:connector draw:style-name="gr3" draw:text-style-name="P5" draw:layer="layout" draw:type="line" svg:x1="3.8cm" svg:y1="7.7cm" svg:x2="5.1cm" svg:y2="6.491cm" draw:end-shape="id190" draw:end-glue-point="2" svg:d="M3800 7700l1300-1209" svg:viewBox="0 0 1301 1210">
          <text:p text:style-name="P1"><text:span text:style-name="T2">sel_1F801824/a</text:span></text:p>
        </draw:connector>
        <draw:connector draw:style-name="gr3" draw:text-style-name="P3" draw:layer="layout" draw:type="line" svg:x1="66.6cm" svg:y1="8.7cm" svg:x2="67.3cm" svg:y2="6.491cm" draw:end-shape="id217" draw:end-glue-point="2" svg:d="M66600 8700l700-2209" svg:viewBox="0 0 701 2210">
          <text:p text:style-name="P1"><text:span text:style-name="T2">dor/c</text:span></text:p>
        </draw:connector>
        <draw:connector draw:style-name="gr3" draw:text-style-name="P3" draw:layer="layout" draw:type="line" svg:x1="75.8cm" svg:y1="8.738cm" svg:x2="76.5cm" svg:y2="6.491cm" draw:end-shape="id221" draw:end-glue-point="2" svg:d="M75800 8738l700-2247" svg:viewBox="0 0 701 2248">
          <text:p text:style-name="P1"><text:span text:style-name="T2">dofe/c</text:span></text:p>
        </draw:connector>
        <draw:connector draw:style-name="gr3" draw:text-style-name="P3" draw:layer="layout" draw:type="line" svg:x1="41.3cm" svg:y1="8.409cm" svg:x2="41.9cm" svg:y2="6.491cm" draw:end-shape="id206" draw:end-glue-point="2" svg:d="M41300 8409l600-1918" svg:viewBox="0 0 601 1919">
          <text:p text:style-name="P1"><text:span text:style-name="T2">curb0/c</text:span></text:p>
        </draw:connector>
        <draw:connector draw:style-name="gr3" draw:text-style-name="P3" draw:layer="layout" draw:type="line" svg:x1="43.6cm" svg:y1="8.418cm" svg:x2="44.2cm" svg:y2="6.491cm" draw:end-shape="id207" draw:end-glue-point="2" svg:d="M43600 8418l600-1927" svg:viewBox="0 0 601 1928">
          <text:p text:style-name="P1"><text:span text:style-name="T2">curb1/c</text:span></text:p>
        </draw:connector>
        <draw:connector draw:style-name="gr3" draw:text-style-name="P3" draw:layer="layout" draw:type="line" svg:x1="45.9cm" svg:y1="8.5cm" svg:x2="46.5cm" svg:y2="6.491cm" draw:end-shape="id208" draw:end-glue-point="2" svg:d="M45900 8500l600-2009" svg:viewBox="0 0 601 2010">
          <text:p text:style-name="P1"><text:span text:style-name="T2">curb2/c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6-01-18T15:45:37.288000000</dc:date>
    <meta:editing-duration>P20DT10H54M48S</meta:editing-duration>
    <meta:editing-cycles>2422</meta:editing-cycles>
    <meta:generator>LibreOffice/4.4.3.2$Windows_x86 LibreOffice_project/88805f81e9fe61362df02b9941de8e38a9b5fd16</meta:generator>
    <meta:document-statistic meta:object-count="791"/>
  </office:meta>
</office:document-meta>
</file>